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Segoe UI1" svg:font-family="'Segoe UI'"/>
    <style:font-face style:name="Arial3" svg:font-family="Arial" style:font-family-generic="swiss"/>
    <style:font-face style:name="Lucida Sans1" svg:font-family="'Lucida Sans'" style:font-family-generic="swiss"/>
    <style:font-face style:name="Segoe UI2" svg:font-family="'Segoe U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Heading_20_2" style:list-style-name="WWNum1"/>
    <style:style style:name="P2" style:family="paragraph" style:parent-style-name="Heading_20_2" style:list-style-name="WWNum1">
      <style:text-properties officeooo:paragraph-rsid="001933ad"/>
    </style:style>
    <style:style style:name="P3" style:family="paragraph" style:parent-style-name="Standard" style:list-style-name="WWNum1"/>
    <style:style style:name="P4" style:family="paragraph" style:parent-style-name="Standard" style:list-style-name="WWNum2"/>
    <style:style style:name="P5" style:family="paragraph" style:parent-style-name="Heading_20_1" style:list-style-name="WWNum1"/>
    <style:style style:name="P6" style:family="paragraph" style:parent-style-name="Text_20_body">
      <style:text-properties style:font-name="Times New Roman"/>
    </style:style>
    <style:style style:name="P7" style:family="paragraph" style:parent-style-name="Text_20_body" style:list-style-name="WWNum4"/>
    <style:style style:name="P8" style:family="paragraph" style:parent-style-name="Text_20_body" style:list-style-name="WWNum5"/>
    <style:style style:name="P9" style:family="paragraph" style:parent-style-name="Text_20_body" style:list-style-name="WWNum1"/>
    <style:style style:name="P10" style:family="paragraph" style:parent-style-name="Text_20_body" style:list-style-name="WWNum1">
      <style:text-properties officeooo:paragraph-rsid="001cf900"/>
    </style:style>
    <style:style style:name="P11" style:family="paragraph" style:parent-style-name="Text_20_body" style:list-style-name="WWNum1">
      <style:text-properties officeooo:paragraph-rsid="001e53f5"/>
    </style:style>
    <style:style style:name="P12" style:family="paragraph" style:parent-style-name="Text_20_body">
      <style:text-properties fo:color="#000000" style:font-name="Times New Roman"/>
    </style:style>
    <style:style style:name="P13" style:family="paragraph" style:parent-style-name="Text_20_body">
      <style:text-properties officeooo:paragraph-rsid="001cf900"/>
    </style:style>
    <style:style style:name="P14" style:family="paragraph" style:parent-style-name="Text_20_body">
      <style:text-properties officeooo:paragraph-rsid="001e53f5"/>
    </style:style>
    <style:style style:name="P15" style:family="paragraph" style:parent-style-name="Text_20_body">
      <style:text-properties style:font-name="Times New Roman"/>
    </style:style>
    <style:style style:name="P16" style:family="paragraph" style:parent-style-name="Text_20_body" style:list-style-name="WWNum1">
      <style:text-properties style:font-name="Times New Roman"/>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fo:font-variant="normal" fo:text-transform="none" fo:color="#000000" style:font-name="Times New Roman" fo:font-size="12pt" fo:letter-spacing="normal" fo:font-style="normal" fo:font-weight="normal" officeooo:rsid="001857ee" officeooo:paragraph-rsid="00208df1" style:font-size-asian="12pt" style:font-size-complex="12pt"/>
    </style:style>
    <style:style style:name="P19" style:family="paragraph" style:parent-style-name="Text_20_body">
      <style:text-properties officeooo:paragraph-rsid="00208df1"/>
    </style:style>
    <style:style style:name="P20" style:family="paragraph" style:parent-style-name="Heading_20_3" style:list-style-name="WWNum1"/>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Table_20_Contents" style:list-style-name="WWNum1"/>
    <style:style style:name="P23" style:family="paragraph" style:parent-style-name="Table_20_Contents">
      <style:paragraph-properties fo:keep-with-next="always"/>
    </style:style>
    <style:style style:name="P24" style:family="paragraph" style:parent-style-name="Table_20_Contents" style:list-style-name="WWNum1">
      <style:paragraph-properties fo:keep-with-next="alway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Heading_20_1" style:list-style-name="WWNum1"/>
    <style:style style:name="P28" style:family="paragraph" style:parent-style-name="Heading_20_1" style:list-style-name="WWNum1">
      <style:text-properties officeooo:paragraph-rsid="001933ad"/>
    </style:style>
    <style:style style:name="P29" style:family="paragraph" style:parent-style-name="Heading_20_2" style:list-style-name="WWNum1"/>
    <style:style style:name="P30" style:family="paragraph" style:parent-style-name="Heading_20_2" style:list-style-name="WWNum1">
      <style:text-properties officeooo:paragraph-rsid="001933ad"/>
    </style:style>
    <style:style style:name="P31" style:family="paragraph" style:parent-style-name="Header">
      <style:paragraph-properties fo:text-align="end" style:justify-single-word="false"/>
    </style:style>
    <style:style style:name="P32" style:family="paragraph" style:parent-style-name="Standard" style:list-style-name="WWNum2"/>
    <style:style style:name="P33" style:family="paragraph" style:parent-style-name="Standard" style:list-style-name="WWNum3"/>
    <style:style style:name="P34" style:family="paragraph" style:parent-style-name="Standard" style:list-style-name="WWNum1"/>
    <style:style style:name="P35" style:family="paragraph" style:parent-style-name="Standard">
      <style:text-properties style:font-name="Times New Roman"/>
    </style:style>
    <style:style style:name="P36"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text-line-through-style="solid" style:text-line-through-type="single"/>
    </style:style>
    <style:style style:name="T3" style:family="text">
      <style:text-properties officeooo:rsid="001933a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style:font-name="Arial1" fo:font-size="11pt" style:font-size-asian="11pt" style:font-name-complex="Arial3" style:font-size-complex="11pt"/>
    </style:style>
    <style:style style:name="T7" style:family="text">
      <style:text-properties fo:color="#252525" style:font-name="Arial1" fo:font-size="11pt" fo:background-color="#ffffff" loext:char-shading-value="0" style:font-size-asian="11pt" style:font-name-complex="Arial3" style:font-size-complex="11pt"/>
    </style:style>
    <style:style style:name="T8" style:family="text">
      <style:text-properties fo:color="#252525" fo:font-size="11pt" fo:background-color="#ffffff" loext:char-shading-value="0" style:font-size-asian="11pt" style:font-name-complex="Arial3" style:font-size-complex="11pt"/>
    </style:style>
    <style:style style:name="T9" style:family="text">
      <style:text-properties fo:color="#252525" fo:background-color="#ffffff" loext:char-shading-value="0" style:font-name-complex="Arial3"/>
    </style:style>
    <style:style style:name="T10" style:family="text">
      <style:text-properties fo:color="#252525" style:font-name="Times New Roman" fo:font-size="12pt" fo:background-color="#ffffff" loext:char-shading-value="0" style:font-size-asian="12pt" style:font-name-complex="Arial3" style:font-size-complex="12pt"/>
    </style:style>
    <style:style style:name="T11" style:family="text">
      <style:text-properties fo:font-style="italic" style:font-style-asian="italic" style:font-style-complex="italic"/>
    </style:style>
    <style:style style:name="T12" style:family="text">
      <style:text-properties style:text-line-through-style="solid" style:text-line-through-type="single"/>
    </style:style>
    <style:style style:name="T13" style:family="text">
      <style:text-properties fo:color="#333333" style:font-name="Times New Roman"/>
    </style:style>
    <style:style style:name="T14" style:family="text">
      <style:text-properties style:font-name="Times New Roman"/>
    </style:style>
    <style:style style:name="T15" style:family="text">
      <style:text-properties fo:font-weight="bold" style:font-weight-asian="bold" style:font-weight-complex="bold"/>
    </style:style>
    <style:style style:name="T16" style:family="text">
      <style:text-properties style:font-name="Segoe UI"/>
    </style:style>
    <style:style style:name="T17" style:family="text">
      <style:text-properties fo:color="#000000"/>
    </style:style>
    <style:style style:name="T18" style:family="text">
      <style:text-properties fo:color="#000000" style:font-name="Times New Roman"/>
    </style:style>
    <style:style style:name="T19" style:family="text">
      <style:text-properties fo:color="#000000" style:font-name="Times New Roman" fo:font-size="12pt" fo:font-weight="normal" style:font-size-asian="12pt" style:font-weight-asian="normal" style:font-size-complex="12pt"/>
    </style:style>
    <style:style style:name="T20" style:family="text">
      <style:text-properties fo:color="#000000" fo:font-size="12pt" fo:font-weight="normal" style:font-size-asian="12pt" style:font-weight-asian="normal" style:font-size-complex="12pt"/>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color="#000000" fo:font-style="italic" style:font-style-asian="italic" style:font-style-complex="italic"/>
    </style:style>
    <style:style style:name="T2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color="#000000" style:font-name="Times New Roman" fo:font-size="12pt" fo:font-weight="normal" style:font-size-asian="12pt" style:font-weight-asian="normal" style:font-size-complex="12pt"/>
    </style:style>
    <style:style style:name="T26"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7" style:family="text">
      <style:text-properties fo:color="#660066" style:font-name="Times New Roman" fo:font-size="12pt" fo:font-weight="normal" style:font-size-asian="12pt" style:font-weight-asian="normal" style:font-size-complex="12pt"/>
    </style:style>
    <style:style style:name="T28" style:family="text">
      <style:text-properties officeooo:rsid="001933ad"/>
    </style:style>
    <style:style style:name="T29" style:family="text">
      <style:text-properties officeooo:rsid="001b2df0"/>
    </style:style>
    <style:style style:name="T30" style:family="text">
      <style:text-properties officeooo:rsid="001cf900"/>
    </style:style>
    <style:style style:name="T31" style:family="text">
      <style:text-properties style:text-position="sub 58%" officeooo:rsid="001cf900"/>
    </style:style>
    <style:style style:name="T32" style:family="text">
      <style:text-properties style:font-name="Segoe UI1" officeooo:rsid="001cf900" style:font-name-asian="SimSun" style:font-name-complex="Mangal"/>
    </style:style>
    <style:style style:name="T33" style:family="text">
      <style:text-properties style:font-name="Segoe UI1" officeooo:rsid="001e53f5" style:font-name-asian="SimSun" style:font-name-complex="Mangal"/>
    </style:style>
    <style:style style:name="T34" style:family="text">
      <style:text-properties style:font-name="Times" officeooo:rsid="001cf900" style:font-name-asian="SimSun" style:font-name-complex="Mangal"/>
    </style:style>
    <style:style style:name="T35" style:family="text">
      <style:text-properties style:font-name="Times" officeooo:rsid="001e53f5" style:font-name-asian="SimSun" style:font-name-complex="Mangal"/>
    </style:style>
    <style:style style:name="T3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officeooo:rsid="001857ee" style:font-size-asian="12pt" style:font-size-complex="12pt"/>
    </style:style>
    <style:style style:name="T39" style:family="text">
      <style:text-properties fo:font-variant="normal" fo:text-transform="none" fo:color="#000000" style:font-name="Times New Roman" fo:font-size="12pt" fo:letter-spacing="normal" fo:font-style="normal" fo:font-weight="normal" officeooo:rsid="00208df1" style:font-size-asian="12pt" style:font-size-complex="12pt"/>
    </style:style>
    <style:style style:name="T40" style:family="text">
      <style:text-properties style:font-name="Times New Roman" fo:font-size="12pt" style:font-size-asian="12pt" style:font-name-complex="Arial3" style:font-size-complex="12pt"/>
    </style:style>
    <style:style style:name="T41" style:family="text">
      <style:text-properties officeooo:rsid="001e53f5"/>
    </style:style>
    <style:style style:name="T42" style:family="text">
      <style:text-properties fo:font-size="11pt" style:font-size-asian="11pt" style:font-name-complex="Arial3" style:font-size-complex="11pt"/>
    </style:style>
    <style:style style:name="T43" style:family="text">
      <style:text-properties style:font-name-complex="Arial3"/>
    </style:style>
    <style:style style:name="T44" style:family="text">
      <style:text-properties officeooo:rsid="001d601a"/>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9753136" text:id="ct39753136">
          <text:insertion>
            <office:change-info>
              <dc:creator>Marshall</dc:creator>
              <dc:date>2016-02-10T12:31:00</dc:date>
            </office:change-info>
          </text:insertion>
        </text:changed-region>
        <text:changed-region xml:id="ct39752096" text:id="ct39752096">
          <text:insertion>
            <office:change-info>
              <dc:creator>Marshall</dc:creator>
              <dc:date>2016-02-10T12:34:00</dc:date>
            </office:change-info>
          </text:insertion>
        </text:changed-region>
        <text:changed-region xml:id="ct39750640" text:id="ct39750640">
          <text:insertion>
            <office:change-info>
              <dc:creator>Marshall</dc:creator>
              <dc:date>2016-02-10T12:31:00</dc:date>
            </office:change-info>
          </text:insertion>
        </text:changed-region>
        <text:changed-region xml:id="ct39752512" text:id="ct39752512">
          <text:insertion>
            <office:change-info>
              <dc:creator>Marshall</dc:creator>
              <dc:date>2016-02-10T12:35:00</dc:date>
            </office:change-info>
          </text:insertion>
        </text:changed-region>
        <text:changed-region xml:id="ct39751472" text:id="ct39751472">
          <text:insertion>
            <office:change-info>
              <dc:creator>Marshall</dc:creator>
              <dc:date>2016-02-10T12:31:00</dc:date>
            </office:change-info>
          </text:insertion>
        </text:changed-region>
        <text:changed-region xml:id="ct39752824" text:id="ct39752824">
          <text:deletion>
            <office:change-info>
              <dc:creator>Unknown Author</dc:creator>
              <dc:date>2016-02-03T17:19:00</dc:date>
            </office:change-info>
            <text:p text:style-name="Text_20_body">(</text:p>
          </text:deletion>
        </text:changed-region>
        <text:changed-region xml:id="ct39750328" text:id="ct39750328">
          <text:insertion>
            <office:change-info>
              <dc:creator>Unknown Author</dc:creator>
              <dc:date>2016-02-03T17:19:00</dc:date>
            </office:change-info>
          </text:insertion>
        </text:changed-region>
        <text:changed-region xml:id="ct39751576" text:id="ct39751576">
          <text:deletion>
            <office:change-info>
              <dc:creator>Unknown Author</dc:creator>
              <dc:date>2016-02-03T17:19:00</dc:date>
            </office:change-info>
            <text:p text:style-name="Text_20_body">, </text:p>
          </text:deletion>
        </text:changed-region>
        <text:changed-region xml:id="ct39751680" text:id="ct39751680">
          <text:insertion>
            <office:change-info>
              <dc:creator>Unknown Author</dc:creator>
              <dc:date>2016-02-03T17:19:00</dc:date>
            </office:change-info>
          </text:insertion>
        </text:changed-region>
        <text:changed-region xml:id="ct39750536" text:id="ct39750536">
          <text:deletion>
            <office:change-info>
              <dc:creator>Unknown Author</dc:creator>
              <dc:date>2016-02-03T17:19:00</dc:date>
            </office:change-info>
            <text:p text:style-name="Text_20_body">) </text:p>
          </text:deletion>
        </text:changed-region>
        <text:changed-region xml:id="ct39752720" text:id="ct39752720">
          <text:insertion>
            <office:change-info>
              <dc:creator>Unknown Author</dc:creator>
              <dc:date>2016-02-03T17:19:00</dc:date>
            </office:change-info>
          </text:insertion>
        </text:changed-region>
        <text:changed-region xml:id="ct39752304" text:id="ct39752304">
          <text:insertion>
            <office:change-info>
              <dc:creator>Lea</dc:creator>
              <dc:date>2016-01-29T21:43:00</dc:date>
            </office:change-info>
          </text:insertion>
        </text:changed-region>
        <text:changed-region xml:id="ct39752408" text:id="ct39752408">
          <text:deletion>
            <office:change-info>
              <dc:creator>Lea</dc:creator>
              <dc:date>2016-01-29T21:43:00</dc:date>
            </office:change-info>
            <text:p text:style-name="Text_20_body">l</text:p>
          </text:deletion>
        </text:changed-region>
        <text:changed-region xml:id="ct39751784" text:id="ct39751784">
          <text:insertion>
            <office:change-info>
              <dc:creator>Marshall</dc:creator>
              <dc:date>2016-02-10T12:30:00</dc:date>
            </office:change-info>
          </text:insertion>
        </text:changed-region>
        <text:changed-region xml:id="ct39754280" text:id="ct39754280">
          <text:insertion>
            <office:change-info>
              <dc:creator>Marshall</dc:creator>
              <dc:date>2016-02-10T12:33:00</dc:date>
            </office:change-info>
          </text:insertion>
        </text:changed-region>
        <text:changed-region xml:id="ct39754904" text:id="ct39754904">
          <text:deletion>
            <office:change-info>
              <dc:creator>Marshall</dc:creator>
              <dc:date>2016-02-10T12:32:00</dc:date>
            </office:change-info>
            <text:p text:style-name="Text_20_body">be provide </text:p>
          </text:deletion>
        </text:changed-region>
        <text:changed-region xml:id="ct394519312" text:id="ct394519312">
          <text:insertion>
            <office:change-info>
              <dc:creator>Unknown Author</dc:creator>
              <dc:date>2016-02-11T14:22:00</dc:date>
            </office:change-info>
          </text:insertion>
        </text:changed-region>
        <text:changed-region xml:id="ct39754800" text:id="ct39754800">
          <text:insertion>
            <office:change-info>
              <dc:creator>Marshall</dc:creator>
              <dc:date>2016-02-10T13:10:00</dc:date>
            </office:change-info>
          </text:insertion>
        </text:changed-region>
        <text:changed-region xml:id="ct39755632" text:id="ct39755632">
          <text:insertion>
            <office:change-info>
              <dc:creator>Marshall</dc:creator>
              <dc:date>2016-02-10T13:20:00</dc:date>
            </office:change-info>
          </text:insertion>
        </text:changed-region>
        <text:changed-region xml:id="ct39755424" text:id="ct39755424">
          <text:insertion>
            <office:change-info>
              <dc:creator>Marshall</dc:creator>
              <dc:date>2016-02-10T13:21:00</dc:date>
            </office:change-info>
          </text:insertion>
        </text:changed-region>
        <text:changed-region xml:id="ct39754176" text:id="ct39754176">
          <text:insertion>
            <office:change-info>
              <dc:creator>Marshall</dc:creator>
              <dc:date>2016-02-10T13:10:00</dc:date>
            </office:change-info>
          </text:insertion>
        </text:changed-region>
        <text:changed-region xml:id="ct39756464" text:id="ct39756464">
          <text:insertion>
            <office:change-info>
              <dc:creator>Marshall</dc:creator>
              <dc:date>2016-02-10T13:21:00</dc:date>
            </office:change-info>
          </text:insertion>
        </text:changed-region>
        <text:changed-region xml:id="ct39755112" text:id="ct39755112">
          <text:insertion>
            <office:change-info>
              <dc:creator>Marshall</dc:creator>
              <dc:date>2016-02-10T13:22:00</dc:date>
            </office:change-info>
          </text:insertion>
        </text:changed-region>
        <text:changed-region xml:id="ct39754696" text:id="ct39754696">
          <text:insertion>
            <office:change-info>
              <dc:creator>Marshall</dc:creator>
              <dc:date>2016-02-10T13:10:00</dc:date>
            </office:change-info>
          </text:insertion>
        </text:changed-region>
        <text:changed-region xml:id="ct39753552" text:id="ct39753552">
          <text:insertion>
            <office:change-info>
              <dc:creator>Marshall</dc:creator>
              <dc:date>2016-02-10T13:24:00</dc:date>
            </office:change-info>
          </text:insertion>
        </text:changed-region>
        <text:changed-region xml:id="ct39756360" text:id="ct39756360">
          <text:insertion>
            <office:change-info>
              <dc:creator>Marshall</dc:creator>
              <dc:date>2016-02-10T13:10:00</dc:date>
            </office:change-info>
          </text:insertion>
        </text:changed-region>
        <text:changed-region xml:id="ct39753448" text:id="ct39753448">
          <text:insertion>
            <office:change-info>
              <dc:creator>Marshall</dc:creator>
              <dc:date>2016-02-10T13:23:00</dc:date>
            </office:change-info>
          </text:insertion>
        </text:changed-region>
        <text:changed-region xml:id="ct39755944" text:id="ct39755944">
          <text:insertion>
            <office:change-info>
              <dc:creator>Marshall</dc:creator>
              <dc:date>2016-02-10T13:10:00</dc:date>
            </office:change-info>
          </text:insertion>
        </text:changed-region>
        <text:changed-region xml:id="ct39756048" text:id="ct39756048">
          <text:insertion>
            <office:change-info>
              <dc:creator>Marshall</dc:creator>
              <dc:date>2016-02-10T13:23:00</dc:date>
            </office:change-info>
          </text:insertion>
        </text:changed-region>
        <text:changed-region xml:id="ct39756256" text:id="ct39756256">
          <text:insertion>
            <office:change-info>
              <dc:creator>Marshall</dc:creator>
              <dc:date>2016-02-10T13:50:00</dc:date>
            </office:change-info>
          </text:insertion>
        </text:changed-region>
        <text:changed-region xml:id="ct39756152" text:id="ct39756152">
          <text:insertion>
            <office:change-info>
              <dc:creator>Marshall</dc:creator>
              <dc:date>2016-02-10T13:51:00</dc:date>
            </office:change-info>
          </text:insertion>
        </text:changed-region>
        <text:changed-region xml:id="ct39753656" text:id="ct39753656">
          <text:insertion>
            <office:change-info>
              <dc:creator>Marshall</dc:creator>
              <dc:date>2016-02-10T13:23:00</dc:date>
            </office:change-info>
          </text:insertion>
        </text:changed-region>
        <text:changed-region xml:id="ct39755320" text:id="ct39755320">
          <text:insertion>
            <office:change-info>
              <dc:creator>Marshall</dc:creator>
              <dc:date>2016-02-10T13:53:00</dc:date>
            </office:change-info>
          </text:insertion>
        </text:changed-region>
        <text:changed-region xml:id="ct39754384" text:id="ct39754384">
          <text:insertion>
            <office:change-info>
              <dc:creator>Marshall</dc:creator>
              <dc:date>2016-02-10T13:23:00</dc:date>
            </office:change-info>
          </text:insertion>
        </text:changed-region>
        <text:changed-region xml:id="ct39753760" text:id="ct39753760">
          <text:insertion>
            <office:change-info>
              <dc:creator>Marshall</dc:creator>
              <dc:date>2016-02-10T13:24:00</dc:date>
            </office:change-info>
          </text:insertion>
        </text:changed-region>
        <text:changed-region xml:id="ct39756568" text:id="ct39756568">
          <text:insertion>
            <office:change-info>
              <dc:creator>Marshall</dc:creator>
              <dc:date>2016-02-10T13:23:00</dc:date>
            </office:change-info>
          </text:insertion>
        </text:changed-region>
        <text:changed-region xml:id="ct39755008" text:id="ct39755008">
          <text:insertion>
            <office:change-info>
              <dc:creator>Marshall</dc:creator>
              <dc:date>2016-02-10T13:51:00</dc:date>
            </office:change-info>
          </text:insertion>
        </text:changed-region>
        <text:changed-region xml:id="ct39753344" text:id="ct39753344">
          <text:insertion>
            <office:change-info>
              <dc:creator>Marshall</dc:creator>
              <dc:date>2016-02-10T13:52:00</dc:date>
            </office:change-info>
          </text:insertion>
        </text:changed-region>
        <text:changed-region xml:id="ct39753864" text:id="ct39753864">
          <text:insertion>
            <office:change-info>
              <dc:creator>Marshall</dc:creator>
              <dc:date>2016-02-10T13:24:00</dc:date>
            </office:change-info>
          </text:insertion>
        </text:changed-region>
        <text:changed-region xml:id="ct39755736" text:id="ct39755736">
          <text:insertion>
            <office:change-info>
              <dc:creator>Marshall</dc:creator>
              <dc:date>2016-02-10T13:10:00</dc:date>
            </office:change-info>
          </text:insertion>
        </text:changed-region>
        <text:changed-region xml:id="ct39753968" text:id="ct39753968">
          <text:insertion>
            <office:change-info>
              <dc:creator>Marshall</dc:creator>
              <dc:date>2016-02-10T12:33:00</dc:date>
            </office:change-info>
          </text:insertion>
        </text:changed-region>
        <text:changed-region xml:id="ct39754072" text:id="ct39754072">
          <text:insertion>
            <office:change-info>
              <dc:creator>Marshall</dc:creator>
              <dc:date>2016-02-10T12:35:00</dc:date>
            </office:change-info>
          </text:insertion>
        </text:changed-region>
        <text:changed-region xml:id="ct39754488" text:id="ct39754488">
          <text:deletion>
            <office:change-info>
              <dc:creator>Marshall</dc:creator>
              <dc:date>2016-02-10T12:35:00</dc:date>
            </office:change-info>
            <text:p text:style-name="Text_20_body">l</text:p>
          </text:deletion>
        </text:changed-region>
        <text:changed-region xml:id="ct39754592" text:id="ct39754592">
          <text:deletion>
            <office:change-info>
              <dc:creator>Marshall</dc:creator>
              <dc:date>2016-02-10T12:34:00</dc:date>
            </office:change-info>
            <text:p text:style-name="Text_20_body">. <text:s text:c="2"/></text:p>
            <text:p text:style-name="Text_20_body"/>
          </text:deletion>
        </text:changed-region>
        <text:changed-region xml:id="ct39755216" text:id="ct39755216">
          <text:deletion>
            <office:change-info>
              <dc:creator>Unknown Author</dc:creator>
              <dc:date>2016-01-31T13:26:00</dc:date>
            </office:change-info>
            <text:p text:style-name="Text_20_body">possible,</text:p>
          </text:deletion>
        </text:changed-region>
        <text:changed-region xml:id="ct39755528" text:id="ct39755528">
          <text:insertion>
            <office:change-info>
              <dc:creator>Unknown Author</dc:creator>
              <dc:date>2016-01-31T13:26:00</dc:date>
            </office:change-info>
          </text:insertion>
        </text:changed-region>
        <text:changed-region xml:id="ct39755840" text:id="ct39755840">
          <text:deletion>
            <office:change-info>
              <dc:creator>Unknown Author</dc:creator>
              <dc:date>2016-01-31T13:26:00</dc:date>
            </office:change-info>
            <text:p text:style-name="Text_20_body"><text:s/></text:p>
          </text:deletion>
        </text:changed-region>
        <text:changed-region xml:id="ct39759792" text:id="ct39759792">
          <text:deletion>
            <office:change-info>
              <dc:creator>Lea</dc:creator>
              <dc:date>2016-01-29T21:44:00</dc:date>
            </office:change-info>
            <text:p text:style-name="Text_20_body">this </text:p>
          </text:deletion>
        </text:changed-region>
        <text:changed-region xml:id="ct39759272" text:id="ct39759272">
          <text:deletion>
            <office:change-info>
              <dc:creator>Unknown Author</dc:creator>
              <dc:date>2016-01-31T13:26:00</dc:date>
            </office:change-info>
            <text:p text:style-name="Text_20_body">wouldit </text:p>
          </text:deletion>
        </text:changed-region>
        <text:changed-region xml:id="ct39756880" text:id="ct39756880">
          <text:format-change>
            <office:change-info>
              <dc:date>0000-00-00</dc:date>
            </office:change-info>
          </text:format-change>
        </text:changed-region>
        <text:changed-region xml:id="ct39759064" text:id="ct39759064">
          <text:deletion>
            <office:change-info>
              <dc:creator>Unknown Author</dc:creator>
              <dc:date>2016-01-31T12:05:00</dc:date>
            </office:change-info>
            <text:p text:style-name="Text_20_body"><text:span text:style-name="T1">-</text:span></text:p>
          </text:deletion>
        </text:changed-region>
        <text:changed-region xml:id="ct39759896" text:id="ct39759896">
          <text:insertion>
            <office:change-info>
              <dc:creator>Unknown Author</dc:creator>
              <dc:date>2016-01-31T12:05:00</dc:date>
            </office:change-info>
          </text:insertion>
        </text:changed-region>
        <text:changed-region xml:id="ct39758440" text:id="ct39758440">
          <text:format-change>
            <office:change-info>
              <dc:date>0000-00-00</dc:date>
            </office:change-info>
          </text:format-change>
        </text:changed-region>
        <text:changed-region xml:id="ct39757192" text:id="ct39757192">
          <text:deletion>
            <office:change-info>
              <dc:creator>Unknown Author</dc:creator>
              <dc:date>2016-01-31T13:27:00</dc:date>
            </office:change-info>
            <text:p text:style-name="Text_20_body">if</text:p>
          </text:deletion>
        </text:changed-region>
        <text:changed-region xml:id="ct39757296" text:id="ct39757296">
          <text:insertion>
            <office:change-info>
              <dc:creator>Unknown Author</dc:creator>
              <dc:date>2016-01-31T13:27:00</dc:date>
            </office:change-info>
          </text:insertion>
        </text:changed-region>
        <text:changed-region xml:id="ct39756672" text:id="ct39756672">
          <text:format-change>
            <office:change-info>
              <dc:date>0000-00-00</dc:date>
            </office:change-info>
          </text:format-change>
        </text:changed-region>
        <text:changed-region xml:id="ct39756984" text:id="ct39756984">
          <text:deletion>
            <office:change-info>
              <dc:creator>Unknown Author</dc:creator>
              <dc:date>2016-01-31T12:05:00</dc:date>
            </office:change-info>
            <text:p text:style-name="Text_20_body"><text:span text:style-name="T1">-</text:span></text:p>
          </text:deletion>
        </text:changed-region>
        <text:changed-region xml:id="ct39757400" text:id="ct39757400">
          <text:insertion>
            <office:change-info>
              <dc:creator>Unknown Author</dc:creator>
              <dc:date>2016-01-31T12:05:00</dc:date>
            </office:change-info>
          </text:insertion>
        </text:changed-region>
        <text:changed-region xml:id="ct39757088" text:id="ct39757088">
          <text:format-change>
            <office:change-info>
              <dc:date>0000-00-00</dc:date>
            </office:change-info>
          </text:format-change>
        </text:changed-region>
        <text:changed-region xml:id="ct39756776" text:id="ct39756776">
          <text:deletion>
            <office:change-info>
              <dc:creator>Unknown Author</dc:creator>
              <dc:date>2016-01-31T13:28:00</dc:date>
            </office:change-info>
            <text:p text:style-name="Text_20_body"><text:s/>the</text:p>
          </text:deletion>
        </text:changed-region>
        <text:changed-region xml:id="ct39759480" text:id="ct39759480">
          <text:insertion>
            <office:change-info>
              <dc:creator>Marshall</dc:creator>
              <dc:date>2016-02-10T12:36:00</dc:date>
            </office:change-info>
          </text:insertion>
        </text:changed-region>
        <text:changed-region xml:id="ct39759688" text:id="ct39759688">
          <text:deletion>
            <office:change-info>
              <dc:creator>Unknown Author</dc:creator>
              <dc:date>2016-01-31T13:28:00</dc:date>
            </office:change-info>
            <text:p text:style-name="Text_20_body">y</text:p>
          </text:deletion>
        </text:changed-region>
        <text:changed-region xml:id="ct39758128" text:id="ct39758128">
          <text:insertion>
            <office:change-info>
              <dc:creator>Unknown Author</dc:creator>
              <dc:date>2016-01-31T13:28:00</dc:date>
            </office:change-info>
          </text:insertion>
        </text:changed-region>
        <text:changed-region xml:id="ct39757504" text:id="ct39757504">
          <text:insertion>
            <office:change-info>
              <dc:creator>Marshall</dc:creator>
              <dc:date>2016-02-10T12:36:00</dc:date>
            </office:change-info>
          </text:insertion>
        </text:changed-region>
        <text:changed-region xml:id="ct39758648" text:id="ct39758648">
          <text:insertion>
            <office:change-info>
              <dc:creator>Unknown Author</dc:creator>
              <dc:date>2016-01-31T13:28:00</dc:date>
            </office:change-info>
          </text:insertion>
        </text:changed-region>
        <text:changed-region xml:id="ct39759584" text:id="ct39759584">
          <text:deletion>
            <office:change-info>
              <dc:creator>Unknown Author</dc:creator>
              <dc:date>2016-01-31T13:29:00</dc:date>
            </office:change-info>
            <text:p text:style-name="Text_20_body">provides an alternative approach to find those s</text:p>
          </text:deletion>
        </text:changed-region>
        <text:changed-region xml:id="ct39757608" text:id="ct39757608">
          <text:insertion>
            <office:change-info>
              <dc:creator>Unknown Author</dc:creator>
              <dc:date>2016-01-31T13:29:00</dc:date>
            </office:change-info>
          </text:insertion>
        </text:changed-region>
        <text:changed-region xml:id="ct39759168" text:id="ct39759168">
          <text:deletion>
            <office:change-info>
              <dc:creator>Unknown Author</dc:creator>
              <dc:date>2016-01-31T13:29:00</dc:date>
            </office:change-info>
            <text:p text:style-name="Text_20_body"><text:s/>will</text:p>
          </text:deletion>
        </text:changed-region>
        <text:changed-region xml:id="ct39758024" text:id="ct39758024">
          <text:insertion>
            <office:change-info>
              <dc:creator>Unknown Author</dc:creator>
              <dc:date>2016-02-03T17:18:00</dc:date>
            </office:change-info>
          </text:insertion>
        </text:changed-region>
        <text:changed-region xml:id="ct39757712" text:id="ct39757712">
          <text:deletion>
            <office:change-info>
              <dc:creator>Unknown Author</dc:creator>
              <dc:date>2016-02-03T17:18:00</dc:date>
            </office:change-info>
            <text:p text:style-name="Text_20_body"><text:s/>(Cf. Esvelt et al.).</text:p>
          </text:deletion>
        </text:changed-region>
        <text:changed-region xml:id="ct39757920" text:id="ct39757920">
          <text:insertion>
            <office:change-info>
              <dc:creator>Unknown Author</dc:creator>
              <dc:date>2016-02-03T17:18:00</dc:date>
            </office:change-info>
          </text:insertion>
        </text:changed-region>
        <text:changed-region xml:id="ct39758960" text:id="ct39758960">
          <text:insertion>
            <office:change-info>
              <dc:creator>Lea</dc:creator>
              <dc:date>2016-01-29T21:45:00</dc:date>
            </office:change-info>
          </text:insertion>
        </text:changed-region>
        <text:changed-region xml:id="ct39757816" text:id="ct39757816">
          <text:deletion>
            <office:change-info>
              <dc:creator>Lea</dc:creator>
              <dc:date>2016-01-29T21:44:00</dc:date>
            </office:change-info>
            <text:p text:style-name="Text_20_body">'</text:p>
          </text:deletion>
        </text:changed-region>
        <text:changed-region xml:id="ct39758232" text:id="ct39758232">
          <text:deletion>
            <office:change-info>
              <dc:creator>Lea</dc:creator>
              <dc:date>2016-01-29T22:23:00</dc:date>
            </office:change-info>
            <text:p text:style-name="Text_20_body">P</text:p>
          </text:deletion>
        </text:changed-region>
        <text:changed-region xml:id="ct39758544" text:id="ct39758544">
          <text:insertion>
            <office:change-info>
              <dc:creator>Lea</dc:creator>
              <dc:date>2016-01-29T21:45:00</dc:date>
            </office:change-info>
          </text:insertion>
        </text:changed-region>
        <text:changed-region xml:id="ct39758336" text:id="ct39758336">
          <text:deletion>
            <office:change-info>
              <dc:creator>Lea</dc:creator>
              <dc:date>2016-01-29T21:45:00</dc:date>
            </office:change-info>
            <text:p text:style-name="Text_20_body">'</text:p>
          </text:deletion>
        </text:changed-region>
        <text:changed-region xml:id="ct39758752" text:id="ct39758752">
          <text:deletion>
            <office:change-info>
              <dc:creator>Unknown Author</dc:creator>
              <dc:date>2016-02-03T17:20:00</dc:date>
            </office:change-info>
            <text:p text:style-name="Text_20_body"><text:s/>(phage)</text:p>
          </text:deletion>
        </text:changed-region>
        <text:changed-region xml:id="ct39758856" text:id="ct39758856">
          <text:deletion>
            <office:change-info>
              <dc:creator>Unknown Author</dc:creator>
              <dc:date>2016-01-31T13:29:00</dc:date>
            </office:change-info>
            <text:p text:style-name="Text_20_body">which is </text:p>
          </text:deletion>
        </text:changed-region>
        <text:changed-region xml:id="ct39759376" text:id="ct39759376">
          <text:insertion>
            <office:change-info>
              <dc:creator>Unknown Author</dc:creator>
              <dc:date>2016-02-03T17:20:00</dc:date>
            </office:change-info>
          </text:insertion>
        </text:changed-region>
        <text:changed-region xml:id="ct39761456" text:id="ct39761456">
          <text:insertion>
            <office:change-info>
              <dc:creator>Marshall</dc:creator>
              <dc:date>2016-02-10T12:37:00</dc:date>
            </office:change-info>
          </text:insertion>
        </text:changed-region>
        <text:changed-region xml:id="ct39761768" text:id="ct39761768">
          <text:insertion>
            <office:change-info>
              <dc:creator>Unknown Author</dc:creator>
              <dc:date>2016-02-03T17:20:00</dc:date>
            </office:change-info>
          </text:insertion>
        </text:changed-region>
        <text:changed-region xml:id="ct39761040" text:id="ct39761040">
          <text:deletion>
            <office:change-info>
              <dc:creator>Unknown Author</dc:creator>
              <dc:date>2016-02-08T15:37:00</dc:date>
            </office:change-info>
            <text:p text:style-name="Text_20_body">.</text:p>
          </text:deletion>
        </text:changed-region>
        <text:changed-region xml:id="ct39760520" text:id="ct39760520">
          <text:insertion>
            <office:change-info>
              <dc:creator>Unknown Author</dc:creator>
              <dc:date>2016-02-08T15:37:00</dc:date>
            </office:change-info>
          </text:insertion>
        </text:changed-region>
        <text:changed-region xml:id="ct39761872" text:id="ct39761872">
          <text:insertion>
            <office:change-info>
              <dc:creator>Unknown Author</dc:creator>
              <dc:date>2016-01-31T13:29:00</dc:date>
            </office:change-info>
          </text:insertion>
        </text:changed-region>
        <text:changed-region xml:id="ct39761560" text:id="ct39761560">
          <text:deletion>
            <office:change-info>
              <dc:creator>Unknown Author</dc:creator>
              <dc:date>2016-01-31T13:29:00</dc:date>
            </office:change-info>
            <text:p text:style-name="Text_20_body">, and</text:p>
          </text:deletion>
        </text:changed-region>
        <text:changed-region xml:id="ct39760104" text:id="ct39760104">
          <text:deletion>
            <office:change-info>
              <dc:creator>Unknown Author</dc:creator>
              <dc:date>2016-01-31T13:30:00</dc:date>
            </office:change-info>
            <text:p text:style-name="Text_20_body"><text:s/>reliable</text:p>
          </text:deletion>
        </text:changed-region>
        <text:changed-region xml:id="ct39761976" text:id="ct39761976">
          <text:insertion>
            <office:change-info>
              <dc:creator>Unknown Author</dc:creator>
              <dc:date>2016-01-31T13:30:00</dc:date>
            </office:change-info>
          </text:insertion>
        </text:changed-region>
        <text:changed-region xml:id="ct39760000" text:id="ct39760000">
          <text:insertion>
            <office:change-info>
              <dc:creator>Marshall</dc:creator>
              <dc:date>2016-02-10T13:29:00</dc:date>
            </office:change-info>
          </text:insertion>
        </text:changed-region>
        <text:changed-region xml:id="ct39762080" text:id="ct39762080">
          <text:insertion>
            <office:change-info>
              <dc:creator>Marshall</dc:creator>
              <dc:date>2016-02-10T13:30:00</dc:date>
            </office:change-info>
          </text:insertion>
        </text:changed-region>
        <text:changed-region xml:id="ct39760936" text:id="ct39760936">
          <text:insertion>
            <office:change-info>
              <dc:creator>Marshall</dc:creator>
              <dc:date>2016-02-10T13:31:00</dc:date>
            </office:change-info>
          </text:insertion>
        </text:changed-region>
        <text:changed-region xml:id="ct39760208" text:id="ct39760208">
          <text:insertion>
            <office:change-info>
              <dc:creator>Marshall</dc:creator>
              <dc:date>2016-02-10T13:30:00</dc:date>
            </office:change-info>
          </text:insertion>
        </text:changed-region>
        <text:changed-region xml:id="ct39760624" text:id="ct39760624">
          <text:insertion>
            <office:change-info>
              <dc:creator>Marshall</dc:creator>
              <dc:date>2016-02-10T13:31:00</dc:date>
            </office:change-info>
          </text:insertion>
        </text:changed-region>
        <text:changed-region xml:id="ct39760728" text:id="ct39760728">
          <text:insertion>
            <office:change-info>
              <dc:creator>Marshall</dc:creator>
              <dc:date>2016-02-10T13:30:00</dc:date>
            </office:change-info>
          </text:insertion>
        </text:changed-region>
        <text:changed-region xml:id="ct39761248" text:id="ct39761248">
          <text:insertion>
            <office:change-info>
              <dc:creator>Marshall</dc:creator>
              <dc:date>2016-02-10T13:31:00</dc:date>
            </office:change-info>
          </text:insertion>
        </text:changed-region>
        <text:changed-region xml:id="ct39760832" text:id="ct39760832">
          <text:format-change>
            <office:change-info>
              <dc:date>0000-00-00</dc:date>
            </office:change-info>
          </text:format-change>
        </text:changed-region>
        <text:changed-region xml:id="ct39761352" text:id="ct39761352">
          <text:insertion>
            <office:change-info>
              <dc:creator>Unknown Author</dc:creator>
              <dc:date>2016-01-31T13:30:00</dc:date>
            </office:change-info>
          </text:insertion>
        </text:changed-region>
        <text:changed-region xml:id="ct39760312" text:id="ct39760312">
          <text:format-change>
            <office:change-info>
              <dc:date>0000-00-00</dc:date>
            </office:change-info>
          </text:format-change>
        </text:changed-region>
        <text:changed-region xml:id="ct39760416" text:id="ct39760416">
          <text:deletion>
            <office:change-info>
              <dc:creator>Unknown Author</dc:creator>
              <dc:date>2016-01-31T13:30:00</dc:date>
            </office:change-info>
            <text:p text:style-name="Text_20_body"><text:span text:style-name="T2">generally is more difficult and may take </text:span></text:p>
          </text:deletion>
        </text:changed-region>
        <text:changed-region xml:id="ct39761664" text:id="ct39761664">
          <text:insertion>
            <office:change-info>
              <dc:creator>Unknown Author</dc:creator>
              <dc:date>2016-01-31T13:31:00</dc:date>
            </office:change-info>
          </text:insertion>
        </text:changed-region>
        <text:changed-region xml:id="ct39700304" text:id="ct39700304">
          <text:format-change>
            <office:change-info>
              <dc:date>0000-00-00</dc:date>
            </office:change-info>
          </text:format-change>
        </text:changed-region>
        <text:changed-region xml:id="ct39701760" text:id="ct39701760">
          <text:insertion>
            <office:change-info>
              <dc:creator>Unknown Author</dc:creator>
              <dc:date>2016-01-31T13:31:00</dc:date>
            </office:change-info>
          </text:insertion>
        </text:changed-region>
        <text:changed-region xml:id="ct39701864" text:id="ct39701864">
          <text:deletion>
            <office:change-info>
              <dc:creator>Unknown Author</dc:creator>
              <dc:date>2016-01-31T13:31:00</dc:date>
            </office:change-info>
            <text:p text:style-name="Text_20_body"><text:span text:style-name="T2">experiment</text:span></text:p>
          </text:deletion>
        </text:changed-region>
        <text:changed-region xml:id="ct39701968" text:id="ct39701968">
          <text:format-change>
            <office:change-info>
              <dc:date>0000-00-00</dc:date>
            </office:change-info>
          </text:format-change>
        </text:changed-region>
        <text:changed-region xml:id="ct39701344" text:id="ct39701344">
          <text:insertion>
            <office:change-info>
              <dc:creator>Unknown Author</dc:creator>
              <dc:date>2016-02-08T15:27:00</dc:date>
            </office:change-info>
          </text:insertion>
        </text:changed-region>
        <text:changed-region xml:id="ct39702488" text:id="ct39702488">
          <text:format-change>
            <office:change-info>
              <dc:date>0000-00-00</dc:date>
            </office:change-info>
          </text:format-change>
        </text:changed-region>
        <text:changed-region xml:id="ct39701552" text:id="ct39701552">
          <text:deletion>
            <office:change-info>
              <dc:creator>Anyone</dc:creator>
              <dc:date>2016-01-30T13:24:00</dc:date>
            </office:change-info>
            <text:p text:style-name="Text_20_body">CellStat</text:p>
          </text:deletion>
        </text:changed-region>
        <text:changed-region xml:id="ct39702384" text:id="ct39702384">
          <text:deletion>
            <office:change-info>
              <dc:creator>Unknown Author</dc:creator>
              <dc:date>2016-01-31T12:06:00</dc:date>
            </office:change-info>
            <text:p text:style-name="Text_20_body">C</text:p>
          </text:deletion>
        </text:changed-region>
        <text:changed-region xml:id="ct39702072" text:id="ct39702072">
          <text:insertion>
            <office:change-info>
              <dc:creator>Unknown Author</dc:creator>
              <dc:date>2016-01-31T12:06:00</dc:date>
            </office:change-info>
          </text:insertion>
        </text:changed-region>
        <text:changed-region xml:id="ct39703320" text:id="ct39703320">
          <text:insertion>
            <office:change-info>
              <dc:creator>Anyone</dc:creator>
              <dc:date>2016-01-30T13:24:00</dc:date>
            </office:change-info>
          </text:insertion>
        </text:changed-region>
        <text:changed-region xml:id="ct39701032" text:id="ct39701032">
          <text:insertion>
            <office:change-info>
              <dc:creator>Unknown Author</dc:creator>
              <dc:date>2016-02-08T15:24:00</dc:date>
            </office:change-info>
          </text:insertion>
        </text:changed-region>
        <text:changed-region xml:id="ct39701656" text:id="ct39701656">
          <text:insertion>
            <office:change-info>
              <dc:creator>Lea</dc:creator>
              <dc:date>2016-01-29T21:46:00</dc:date>
            </office:change-info>
          </text:insertion>
        </text:changed-region>
        <text:changed-region xml:id="ct39701448" text:id="ct39701448">
          <text:deletion>
            <office:change-info>
              <dc:creator>Lea</dc:creator>
              <dc:date>2016-01-29T21:46:00</dc:date>
            </office:change-info>
            <text:p text:style-name="Text_20_body">ve</text:p>
          </text:deletion>
        </text:changed-region>
        <text:changed-region xml:id="ct39702696" text:id="ct39702696">
          <text:deletion>
            <office:change-info>
              <dc:creator>Anyone</dc:creator>
              <dc:date>2016-01-30T13:25:00</dc:date>
            </office:change-info>
            <text:p text:style-name="Text_20_body">lagoon</text:p>
          </text:deletion>
        </text:changed-region>
        <text:changed-region xml:id="ct39702280" text:id="ct39702280">
          <text:insertion>
            <office:change-info>
              <dc:creator>Anyone</dc:creator>
              <dc:date>2016-01-30T13:25:00</dc:date>
            </office:change-info>
          </text:insertion>
        </text:changed-region>
        <text:changed-region xml:id="ct39700200" text:id="ct39700200">
          <text:deletion>
            <office:change-info>
              <dc:creator>Unknown Author</dc:creator>
              <dc:date>2016-01-31T13:32:00</dc:date>
            </office:change-info>
            <text:p text:style-name="Text_20_body"><text:s/>the Bluetooth</text:p>
          </text:deletion>
        </text:changed-region>
        <text:changed-region xml:id="ct39700408" text:id="ct39700408">
          <text:deletion>
            <office:change-info>
              <dc:creator>Anyone</dc:creator>
              <dc:date>2016-01-30T13:24:00</dc:date>
            </office:change-info>
            <text:p text:style-name="Text_20_body">CellStat</text:p>
          </text:deletion>
        </text:changed-region>
        <text:changed-region xml:id="ct39702800" text:id="ct39702800">
          <text:deletion>
            <office:change-info>
              <dc:creator>Unknown Author</dc:creator>
              <dc:date>2016-01-31T12:06:00</dc:date>
            </office:change-info>
            <text:p text:style-name="Text_20_body">C</text:p>
          </text:deletion>
        </text:changed-region>
        <text:changed-region xml:id="ct39701136" text:id="ct39701136">
          <text:insertion>
            <office:change-info>
              <dc:creator>Unknown Author</dc:creator>
              <dc:date>2016-01-31T12:06:00</dc:date>
            </office:change-info>
          </text:insertion>
        </text:changed-region>
        <text:changed-region xml:id="ct39702904" text:id="ct39702904">
          <text:insertion>
            <office:change-info>
              <dc:creator>Anyone</dc:creator>
              <dc:date>2016-01-30T13:24:00</dc:date>
            </office:change-info>
          </text:insertion>
        </text:changed-region>
        <text:changed-region xml:id="ct39703008" text:id="ct39703008">
          <text:deletion>
            <office:change-info>
              <dc:creator>Unknown Author</dc:creator>
              <dc:date>2016-01-31T12:06:00</dc:date>
            </office:change-info>
            <text:p text:style-name="Text_20_body"><text:s/></text:p>
          </text:deletion>
        </text:changed-region>
        <text:changed-region xml:id="ct39703112" text:id="ct39703112">
          <text:deletion>
            <office:change-info>
              <dc:creator>Anyone</dc:creator>
              <dc:date>2016-01-30T13:25:00</dc:date>
            </office:change-info>
            <text:p text:style-name="Text_20_body">Lagoons</text:p>
          </text:deletion>
        </text:changed-region>
        <text:changed-region xml:id="ct39700616" text:id="ct39700616">
          <text:deletion>
            <office:change-info>
              <dc:creator>Unknown Author</dc:creator>
              <dc:date>2016-01-31T12:06:00</dc:date>
            </office:change-info>
            <text:p text:style-name="Text_20_body">L</text:p>
          </text:deletion>
        </text:changed-region>
        <text:changed-region xml:id="ct39703216" text:id="ct39703216">
          <text:insertion>
            <office:change-info>
              <dc:creator>Unknown Author</dc:creator>
              <dc:date>2016-01-31T12:06:00</dc:date>
            </office:change-info>
          </text:insertion>
        </text:changed-region>
        <text:changed-region xml:id="ct39700096" text:id="ct39700096">
          <text:insertion>
            <office:change-info>
              <dc:creator>Anyone</dc:creator>
              <dc:date>2016-01-30T13:25:00</dc:date>
            </office:change-info>
          </text:insertion>
        </text:changed-region>
        <text:changed-region xml:id="ct39700512" text:id="ct39700512">
          <text:insertion>
            <office:change-info>
              <dc:creator>Lea</dc:creator>
              <dc:date>2016-01-29T21:47:00</dc:date>
            </office:change-info>
          </text:insertion>
        </text:changed-region>
        <text:changed-region xml:id="ct39700720" text:id="ct39700720">
          <text:deletion>
            <office:change-info>
              <dc:creator>Lea</dc:creator>
              <dc:date>2016-01-29T21:47:00</dc:date>
            </office:change-info>
            <text:p text:style-name="Text_20_body">, </text:p>
          </text:deletion>
        </text:changed-region>
        <text:changed-region xml:id="ct39700824" text:id="ct39700824">
          <text:insertion>
            <office:change-info>
              <dc:creator>Lea</dc:creator>
              <dc:date>2016-01-29T22:24:00</dc:date>
            </office:change-info>
          </text:insertion>
        </text:changed-region>
        <text:changed-region xml:id="ct39704880" text:id="ct39704880">
          <text:insertion>
            <office:change-info>
              <dc:creator>Anyone</dc:creator>
              <dc:date>2016-01-30T13:25:00</dc:date>
            </office:change-info>
          </text:insertion>
        </text:changed-region>
        <text:changed-region xml:id="ct39704984" text:id="ct39704984">
          <text:insertion>
            <office:change-info>
              <dc:creator>Marshall</dc:creator>
              <dc:date>2016-02-10T12:41:00</dc:date>
            </office:change-info>
          </text:insertion>
        </text:changed-region>
        <text:changed-region xml:id="ct39705088" text:id="ct39705088">
          <text:insertion>
            <office:change-info>
              <dc:creator>Marshall</dc:creator>
              <dc:date>2016-02-10T12:43:00</dc:date>
            </office:change-info>
          </text:insertion>
        </text:changed-region>
        <text:changed-region xml:id="ct39703424" text:id="ct39703424">
          <text:insertion>
            <office:change-info>
              <dc:creator>Marshall</dc:creator>
              <dc:date>2016-02-10T12:46:00</dc:date>
            </office:change-info>
          </text:insertion>
        </text:changed-region>
        <text:changed-region xml:id="ct39705608" text:id="ct39705608">
          <text:insertion>
            <office:change-info>
              <dc:creator>Marshall</dc:creator>
              <dc:date>2016-02-10T12:43:00</dc:date>
            </office:change-info>
          </text:insertion>
        </text:changed-region>
        <text:changed-region xml:id="ct39703528" text:id="ct39703528">
          <text:insertion>
            <office:change-info>
              <dc:creator>Marshall</dc:creator>
              <dc:date>2016-02-10T12:44:00</dc:date>
            </office:change-info>
          </text:insertion>
        </text:changed-region>
        <text:changed-region xml:id="ct39706440" text:id="ct39706440">
          <text:insertion>
            <office:change-info>
              <dc:creator>Marshall</dc:creator>
              <dc:date>2016-02-10T12:45:00</dc:date>
            </office:change-info>
          </text:insertion>
        </text:changed-region>
        <text:changed-region xml:id="ct39705712" text:id="ct39705712">
          <text:insertion>
            <office:change-info>
              <dc:creator>Marshall</dc:creator>
              <dc:date>2016-02-10T12:46:00</dc:date>
            </office:change-info>
          </text:insertion>
        </text:changed-region>
        <text:changed-region xml:id="ct39705920" text:id="ct39705920">
          <text:insertion>
            <office:change-info>
              <dc:creator>Marshall</dc:creator>
              <dc:date>2016-02-10T12:45:00</dc:date>
            </office:change-info>
          </text:insertion>
        </text:changed-region>
        <text:changed-region xml:id="ct39703632" text:id="ct39703632">
          <text:insertion>
            <office:change-info>
              <dc:creator>Marshall</dc:creator>
              <dc:date>2016-02-10T12:43:00</dc:date>
            </office:change-info>
          </text:insertion>
        </text:changed-region>
        <text:changed-region xml:id="ct39705192" text:id="ct39705192">
          <text:insertion>
            <office:change-info>
              <dc:creator>Marshall</dc:creator>
              <dc:date>2016-02-10T12:45:00</dc:date>
            </office:change-info>
          </text:insertion>
        </text:changed-region>
        <text:changed-region xml:id="ct39706024" text:id="ct39706024">
          <text:insertion>
            <office:change-info>
              <dc:creator>Marshall</dc:creator>
              <dc:date>2016-02-10T12:47:00</dc:date>
            </office:change-info>
          </text:insertion>
        </text:changed-region>
        <text:changed-region xml:id="ct39705296" text:id="ct39705296">
          <text:insertion>
            <office:change-info>
              <dc:creator>Marshall</dc:creator>
              <dc:date>2016-02-10T12:48:00</dc:date>
            </office:change-info>
          </text:insertion>
        </text:changed-region>
        <text:changed-region xml:id="ct39704568" text:id="ct39704568">
          <text:format-change>
            <office:change-info>
              <dc:date>0000-00-00</dc:date>
            </office:change-info>
          </text:format-change>
        </text:changed-region>
        <text:changed-region xml:id="ct39703736" text:id="ct39703736">
          <text:insertion>
            <office:change-info>
              <dc:creator>Lea</dc:creator>
              <dc:date>2016-01-29T21:48:00</dc:date>
            </office:change-info>
          </text:insertion>
        </text:changed-region>
        <text:changed-region xml:id="ct39706544" text:id="ct39706544">
          <text:format-change>
            <office:change-info>
              <dc:date>0000-00-00</dc:date>
            </office:change-info>
          </text:format-change>
        </text:changed-region>
        <text:changed-region xml:id="ct39705816" text:id="ct39705816">
          <text:deletion>
            <office:change-info>
              <dc:creator>Anyone</dc:creator>
              <dc:date>2016-01-30T13:27:00</dc:date>
            </office:change-info>
            <text:p text:style-name="Text_20_body"><text:span text:style-name="T2"><text:s/>to</text:span></text:p>
          </text:deletion>
        </text:changed-region>
        <text:changed-region xml:id="ct39703840" text:id="ct39703840">
          <text:format-change>
            <office:change-info>
              <dc:date>0000-00-00</dc:date>
            </office:change-info>
          </text:format-change>
        </text:changed-region>
        <text:changed-region xml:id="ct39706128" text:id="ct39706128">
          <text:insertion>
            <office:change-info>
              <dc:creator>Anyone</dc:creator>
              <dc:date>2016-01-30T13:27:00</dc:date>
            </office:change-info>
          </text:insertion>
        </text:changed-region>
        <text:changed-region xml:id="ct39706232" text:id="ct39706232">
          <text:deletion>
            <office:change-info>
              <dc:creator>Anyone</dc:creator>
              <dc:date>2016-01-30T13:27:00</dc:date>
            </office:change-info>
            <text:p text:style-name="Text_20_body">where previous constraints may have allowed for only a few.</text:p>
          </text:deletion>
        </text:changed-region>
        <text:changed-region xml:id="ct39705504" text:id="ct39705504">
          <text:deletion>
            <office:change-info>
              <dc:creator>Anyone</dc:creator>
              <dc:date>2016-01-30T13:28:00</dc:date>
            </office:change-info>
            <text:p text:style-name="Text_20_body">Molecular </text:p>
          </text:deletion>
        </text:changed-region>
        <text:changed-region xml:id="ct39703944" text:id="ct39703944">
          <text:insertion>
            <office:change-info>
              <dc:creator>Anyone</dc:creator>
              <dc:date>2016-01-30T13:28:00</dc:date>
            </office:change-info>
          </text:insertion>
        </text:changed-region>
        <text:changed-region xml:id="ct39704048" text:id="ct39704048">
          <text:deletion>
            <office:change-info>
              <dc:creator>Anyone</dc:creator>
              <dc:date>2016-01-30T13:28:00</dc:date>
            </office:change-info>
            <text:p text:style-name="Text_20_body">Biology</text:p>
          </text:deletion>
        </text:changed-region>
        <text:changed-region xml:id="ct39704152" text:id="ct39704152">
          <text:insertion>
            <office:change-info>
              <dc:creator>Anyone</dc:creator>
              <dc:date>2016-01-30T13:28:00</dc:date>
            </office:change-info>
          </text:insertion>
        </text:changed-region>
        <text:changed-region xml:id="ct39704256" text:id="ct39704256">
          <text:deletion>
            <office:change-info>
              <dc:creator>Anyone</dc:creator>
              <dc:date>2016-01-30T13:28:00</dc:date>
            </office:change-info>
            <text:p text:style-name="Text_20_body"><text:s/>as</text:p>
          </text:deletion>
        </text:changed-region>
        <text:changed-region xml:id="ct39704360" text:id="ct39704360">
          <text:insertion>
            <office:change-info>
              <dc:creator>Marshall</dc:creator>
              <dc:date>2016-02-10T12:51:00</dc:date>
            </office:change-info>
          </text:insertion>
        </text:changed-region>
        <text:changed-region xml:id="ct39704464" text:id="ct39704464">
          <text:deletion>
            <office:change-info>
              <dc:creator>Marshall</dc:creator>
              <dc:date>2016-02-10T12:50:00</dc:date>
            </office:change-info>
            <text:p text:style-name="Text_20_body">enhance binding for protease</text:p>
          </text:deletion>
        </text:changed-region>
        <text:changed-region xml:id="ct39704672" text:id="ct39704672">
          <text:insertion>
            <office:change-info>
              <dc:creator>Marshall</dc:creator>
              <dc:date>2016-02-10T12:50:00</dc:date>
            </office:change-info>
          </text:insertion>
        </text:changed-region>
        <text:changed-region xml:id="ct39704776" text:id="ct39704776">
          <text:insertion>
            <office:change-info>
              <dc:creator>Marshall</dc:creator>
              <dc:date>2016-02-10T12:52:00</dc:date>
            </office:change-info>
          </text:insertion>
        </text:changed-region>
        <text:changed-region xml:id="ct39708520" text:id="ct39708520">
          <text:insertion>
            <office:change-info>
              <dc:creator>Marshall</dc:creator>
              <dc:date>2016-02-10T12:50:00</dc:date>
            </office:change-info>
          </text:insertion>
        </text:changed-region>
        <text:changed-region xml:id="ct39707064" text:id="ct39707064">
          <text:insertion>
            <office:change-info>
              <dc:creator>Unknown Author</dc:creator>
              <dc:date>2016-01-31T12:30:00</dc:date>
            </office:change-info>
          </text:insertion>
        </text:changed-region>
        <text:changed-region xml:id="ct39709768" text:id="ct39709768">
          <text:insertion>
            <office:change-info>
              <dc:creator>Unknown Author</dc:creator>
              <dc:date>2016-01-31T12:30:00</dc:date>
            </office:change-info>
          </text:insertion>
        </text:changed-region>
        <text:changed-region xml:id="ct39705400" text:id="ct39705400">
          <text:insertion>
            <office:change-info>
              <dc:creator>Unknown Author</dc:creator>
              <dc:date>2016-01-31T12:30:00</dc:date>
            </office:change-info>
          </text:insertion>
        </text:changed-region>
        <text:changed-region xml:id="ct39706336" text:id="ct39706336">
          <text:deletion>
            <office:change-info>
              <dc:creator>Marshall</dc:creator>
              <dc:date>2016-02-10T13:54:00</dc:date>
            </office:change-info>
            <text:p text:style-name="Text_20_body"><text:s/></text:p>
          </text:deletion>
          <text:insertion>
            <office:change-info office:chg-author="Unknown Author" office:chg-date-time="2016-01-31T12:30:00"/>
          </text:insertion>
        </text:changed-region>
        <text:changed-region xml:id="ct39706648" text:id="ct39706648">
          <text:insertion>
            <office:change-info>
              <dc:creator>Unknown Author</dc:creator>
              <dc:date>2016-01-31T12:30:00</dc:date>
            </office:change-info>
          </text:insertion>
        </text:changed-region>
        <text:changed-region xml:id="ct39708936" text:id="ct39708936">
          <text:insertion>
            <office:change-info>
              <dc:creator>Unknown Author</dc:creator>
              <dc:date>2016-01-31T12:31:00</dc:date>
            </office:change-info>
          </text:insertion>
        </text:changed-region>
        <text:changed-region xml:id="ct39709040" text:id="ct39709040">
          <text:insertion>
            <office:change-info>
              <dc:creator>Unknown Author</dc:creator>
              <dc:date>2016-01-31T12:31:00</dc:date>
            </office:change-info>
          </text:insertion>
        </text:changed-region>
        <text:changed-region xml:id="ct39707168" text:id="ct39707168">
          <text:insertion>
            <office:change-info>
              <dc:creator>Unknown Author</dc:creator>
              <dc:date>2016-01-31T12:31:00</dc:date>
            </office:change-info>
          </text:insertion>
        </text:changed-region>
        <text:changed-region xml:id="ct39707896" text:id="ct39707896">
          <text:insertion>
            <office:change-info>
              <dc:creator>Unknown Author</dc:creator>
              <dc:date>2016-01-31T12:31:00</dc:date>
            </office:change-info>
          </text:insertion>
        </text:changed-region>
        <text:changed-region xml:id="ct39708624" text:id="ct39708624">
          <text:insertion>
            <office:change-info>
              <dc:creator>Unknown Author</dc:creator>
              <dc:date>2016-01-31T12:31:00</dc:date>
            </office:change-info>
          </text:insertion>
        </text:changed-region>
        <text:changed-region xml:id="ct39707272" text:id="ct39707272">
          <text:insertion>
            <office:change-info>
              <dc:creator>Unknown Author</dc:creator>
              <dc:date>2016-01-31T12:31:00</dc:date>
            </office:change-info>
          </text:insertion>
        </text:changed-region>
        <text:changed-region xml:id="ct39707480" text:id="ct39707480">
          <text:insertion>
            <office:change-info>
              <dc:creator>Unknown Author</dc:creator>
              <dc:date>2016-01-31T12:31:00</dc:date>
            </office:change-info>
          </text:insertion>
        </text:changed-region>
        <text:changed-region xml:id="ct39708104" text:id="ct39708104">
          <text:insertion>
            <office:change-info>
              <dc:creator>Unknown Author</dc:creator>
              <dc:date>2016-01-31T12:31:00</dc:date>
            </office:change-info>
          </text:insertion>
        </text:changed-region>
        <text:changed-region xml:id="ct39707376" text:id="ct39707376">
          <text:insertion>
            <office:change-info>
              <dc:creator>Unknown Author</dc:creator>
              <dc:date>2016-01-31T12:31:00</dc:date>
            </office:change-info>
          </text:insertion>
        </text:changed-region>
        <text:changed-region xml:id="ct39711744" text:id="ct39711744">
          <text:insertion>
            <office:change-info>
              <dc:creator>Unknown Author</dc:creator>
              <dc:date>2016-01-31T12:31:00</dc:date>
            </office:change-info>
          </text:insertion>
        </text:changed-region>
        <text:changed-region xml:id="ct39711120" text:id="ct39711120">
          <text:insertion>
            <office:change-info>
              <dc:creator>Marshall</dc:creator>
              <dc:date>2016-02-10T13:50:00</dc:date>
            </office:change-info>
          </text:insertion>
        </text:changed-region>
        <text:changed-region xml:id="ct39712784" text:id="ct39712784">
          <text:insertion>
            <office:change-info>
              <dc:creator>Unknown Author</dc:creator>
              <dc:date>2016-01-31T12:31:00</dc:date>
            </office:change-info>
          </text:insertion>
        </text:changed-region>
        <text:changed-region xml:id="ct39711224" text:id="ct39711224">
          <text:insertion>
            <office:change-info>
              <dc:creator>Unknown Author</dc:creator>
              <dc:date>2016-01-31T12:31:00</dc:date>
            </office:change-info>
          </text:insertion>
        </text:changed-region>
        <text:changed-region xml:id="ct39710288" text:id="ct39710288">
          <text:insertion>
            <office:change-info>
              <dc:creator>Marshall</dc:creator>
              <dc:date>2016-02-10T12:54:00</dc:date>
            </office:change-info>
          </text:insertion>
        </text:changed-region>
        <text:changed-region xml:id="ct39712680" text:id="ct39712680">
          <text:insertion>
            <office:change-info>
              <dc:creator>Unknown Author</dc:creator>
              <dc:date>2016-01-31T12:31:00</dc:date>
            </office:change-info>
          </text:insertion>
        </text:changed-region>
        <text:changed-region xml:id="ct39710080" text:id="ct39710080">
          <text:insertion>
            <office:change-info>
              <dc:creator>Marshall</dc:creator>
              <dc:date>2016-02-10T12:53:00</dc:date>
            </office:change-info>
          </text:insertion>
        </text:changed-region>
        <text:changed-region xml:id="ct39711848" text:id="ct39711848">
          <text:insertion>
            <office:change-info>
              <dc:creator>Marshall</dc:creator>
              <dc:date>2016-02-10T12:54:00</dc:date>
            </office:change-info>
          </text:insertion>
        </text:changed-region>
        <text:changed-region xml:id="ct39711016" text:id="ct39711016">
          <text:insertion>
            <office:change-info>
              <dc:creator>Marshall</dc:creator>
              <dc:date>2016-02-10T12:53:00</dc:date>
            </office:change-info>
          </text:insertion>
        </text:changed-region>
        <text:changed-region xml:id="ct39712160" text:id="ct39712160">
          <text:insertion>
            <office:change-info>
              <dc:creator>Unknown Author</dc:creator>
              <dc:date>2016-01-31T12:31:00</dc:date>
            </office:change-info>
          </text:insertion>
        </text:changed-region>
        <text:changed-region xml:id="ct39711952" text:id="ct39711952">
          <text:insertion>
            <office:change-info>
              <dc:creator>Marshall</dc:creator>
              <dc:date>2016-02-10T12:55:00</dc:date>
            </office:change-info>
          </text:insertion>
        </text:changed-region>
        <text:changed-region xml:id="ct39712888" text:id="ct39712888">
          <text:insertion>
            <office:change-info>
              <dc:creator>Unknown Author</dc:creator>
              <dc:date>2016-01-31T12:31:00</dc:date>
            </office:change-info>
          </text:insertion>
        </text:changed-region>
        <text:changed-region xml:id="ct39712992" text:id="ct39712992">
          <text:insertion>
            <office:change-info>
              <dc:creator>Unknown Author</dc:creator>
              <dc:date>2016-01-31T12:31:00</dc:date>
            </office:change-info>
          </text:insertion>
        </text:changed-region>
        <text:changed-region xml:id="ct39710392" text:id="ct39710392">
          <text:insertion>
            <office:change-info>
              <dc:creator>Unknown Author</dc:creator>
              <dc:date>2016-01-31T12:31:00</dc:date>
            </office:change-info>
          </text:insertion>
        </text:changed-region>
        <text:changed-region xml:id="ct39712472" text:id="ct39712472">
          <text:insertion>
            <office:change-info>
              <dc:creator>Lea</dc:creator>
              <dc:date>2016-01-29T21:49:00</dc:date>
            </office:change-info>
          </text:insertion>
        </text:changed-region>
        <text:changed-region xml:id="ct39710808" text:id="ct39710808">
          <text:deletion>
            <office:change-info>
              <dc:creator>Lea</dc:creator>
              <dc:date>2016-01-29T21:49:00</dc:date>
            </office:change-info>
            <text:h text:style-name="Heading_20_3" text:outline-level="3">g</text:h>
          </text:deletion>
        </text:changed-region>
        <text:changed-region xml:id="ct39711328" text:id="ct39711328">
          <text:insertion>
            <office:change-info>
              <dc:creator>Lea</dc:creator>
              <dc:date>2016-01-29T21:49:00</dc:date>
            </office:change-info>
          </text:insertion>
        </text:changed-region>
        <text:changed-region xml:id="ct39713200" text:id="ct39713200">
          <text:deletion>
            <office:change-info>
              <dc:creator>Lea</dc:creator>
              <dc:date>2016-01-29T21:49:00</dc:date>
            </office:change-info>
            <text:h text:style-name="Heading_20_3" text:outline-level="3">n</text:h>
          </text:deletion>
        </text:changed-region>
        <text:changed-region xml:id="ct39712264" text:id="ct39712264">
          <text:insertion>
            <office:change-info>
              <dc:creator>Lea</dc:creator>
              <dc:date>2016-01-29T21:49:00</dc:date>
            </office:change-info>
          </text:insertion>
        </text:changed-region>
        <text:changed-region xml:id="ct39712056" text:id="ct39712056">
          <text:deletion>
            <office:change-info>
              <dc:creator>Lea</dc:creator>
              <dc:date>2016-01-29T21:49:00</dc:date>
            </office:change-info>
            <text:h text:style-name="Heading_20_3" text:outline-level="3">g</text:h>
          </text:deletion>
        </text:changed-region>
        <text:changed-region xml:id="ct39711640" text:id="ct39711640">
          <text:insertion>
            <office:change-info>
              <dc:creator>Lea</dc:creator>
              <dc:date>2016-01-29T21:49:00</dc:date>
            </office:change-info>
          </text:insertion>
        </text:changed-region>
        <text:changed-region xml:id="ct39710184" text:id="ct39710184">
          <text:deletion>
            <office:change-info>
              <dc:creator>Lea</dc:creator>
              <dc:date>2016-01-29T21:49:00</dc:date>
            </office:change-info>
            <text:h text:style-name="Heading_20_3" text:outline-level="3">d</text:h>
          </text:deletion>
        </text:changed-region>
        <text:changed-region xml:id="ct39713304" text:id="ct39713304">
          <text:insertion>
            <office:change-info>
              <dc:creator>Lea</dc:creator>
              <dc:date>2016-01-29T21:49:00</dc:date>
            </office:change-info>
          </text:insertion>
        </text:changed-region>
        <text:changed-region xml:id="ct39710496" text:id="ct39710496">
          <text:deletion>
            <office:change-info>
              <dc:creator>Lea</dc:creator>
              <dc:date>2016-01-29T21:49:00</dc:date>
            </office:change-info>
            <text:h text:style-name="Heading_20_3" text:outline-level="3">i</text:h>
          </text:deletion>
        </text:changed-region>
        <text:changed-region xml:id="ct39710600" text:id="ct39710600">
          <text:insertion>
            <office:change-info>
              <dc:creator>Lea</dc:creator>
              <dc:date>2016-01-29T21:49:00</dc:date>
            </office:change-info>
          </text:insertion>
        </text:changed-region>
        <text:changed-region xml:id="ct39711432" text:id="ct39711432">
          <text:deletion>
            <office:change-info>
              <dc:creator>Lea</dc:creator>
              <dc:date>2016-01-29T21:49:00</dc:date>
            </office:change-info>
            <text:h text:style-name="Heading_20_3" text:outline-level="3">e</text:h>
          </text:deletion>
        </text:changed-region>
        <text:changed-region xml:id="ct39712368" text:id="ct39712368">
          <text:insertion>
            <office:change-info>
              <dc:creator>Lea</dc:creator>
              <dc:date>2016-01-29T21:50:00</dc:date>
            </office:change-info>
          </text:insertion>
        </text:changed-region>
        <text:changed-region xml:id="ct39712576" text:id="ct39712576">
          <text:deletion>
            <office:change-info>
              <dc:creator>Lea</dc:creator>
              <dc:date>2016-01-29T21:50:00</dc:date>
            </office:change-info>
            <text:h text:style-name="Heading_20_3" text:outline-level="3">m</text:h>
          </text:deletion>
        </text:changed-region>
        <text:changed-region xml:id="ct39710704" text:id="ct39710704">
          <text:deletion>
            <office:change-info>
              <dc:creator>Lea</dc:creator>
              <dc:date>2016-01-29T21:50:00</dc:date>
            </office:change-info>
            <text:p text:style-name="Text_20_body">00.</text:p>
          </text:deletion>
        </text:changed-region>
        <text:changed-region xml:id="ct39711536" text:id="ct39711536">
          <text:insertion>
            <office:change-info>
              <dc:creator>Marshall</dc:creator>
              <dc:date>2016-02-10T13:33:00</dc:date>
            </office:change-info>
          </text:insertion>
        </text:changed-region>
        <text:changed-region xml:id="ct39713096" text:id="ct39713096">
          <text:deletion>
            <office:change-info>
              <dc:creator>Anyone</dc:creator>
              <dc:date>2016-01-30T13:24:00</dc:date>
            </office:change-info>
            <text:p text:style-name="Text_20_body">CellStat</text:p>
          </text:deletion>
        </text:changed-region>
        <text:changed-region xml:id="ct39710912" text:id="ct39710912">
          <text:deletion>
            <office:change-info>
              <dc:creator>Unknown Author</dc:creator>
              <dc:date>2016-01-31T13:04:00</dc:date>
            </office:change-info>
            <text:p text:style-name="Text_20_body">C</text:p>
          </text:deletion>
        </text:changed-region>
        <text:changed-region xml:id="ct39715696" text:id="ct39715696">
          <text:insertion>
            <office:change-info>
              <dc:creator>Unknown Author</dc:creator>
              <dc:date>2016-01-31T13:04:00</dc:date>
            </office:change-info>
          </text:insertion>
        </text:changed-region>
        <text:changed-region xml:id="ct39714552" text:id="ct39714552">
          <text:insertion>
            <office:change-info>
              <dc:creator>Anyone</dc:creator>
              <dc:date>2016-01-30T13:24:00</dc:date>
            </office:change-info>
          </text:insertion>
        </text:changed-region>
        <text:changed-region xml:id="ct39714136" text:id="ct39714136">
          <text:deletion>
            <office:change-info>
              <dc:creator>Anyone</dc:creator>
              <dc:date>2016-01-30T13:25:00</dc:date>
            </office:change-info>
            <text:p text:style-name="Text_20_body">Lagoon</text:p>
          </text:deletion>
        </text:changed-region>
        <text:changed-region xml:id="ct39715488" text:id="ct39715488">
          <text:deletion>
            <office:change-info>
              <dc:creator>Unknown Author</dc:creator>
              <dc:date>2016-01-31T13:04:00</dc:date>
            </office:change-info>
            <text:p text:style-name="Text_20_body">L</text:p>
          </text:deletion>
        </text:changed-region>
        <text:changed-region xml:id="ct39715800" text:id="ct39715800">
          <text:insertion>
            <office:change-info>
              <dc:creator>Unknown Author</dc:creator>
              <dc:date>2016-01-31T13:05:00</dc:date>
            </office:change-info>
          </text:insertion>
        </text:changed-region>
        <text:changed-region xml:id="ct39715176" text:id="ct39715176">
          <text:insertion>
            <office:change-info>
              <dc:creator>Anyone</dc:creator>
              <dc:date>2016-01-30T13:25:00</dc:date>
            </office:change-info>
          </text:insertion>
        </text:changed-region>
        <text:changed-region xml:id="ct39716424" text:id="ct39716424">
          <text:deletion>
            <office:change-info>
              <dc:creator>Unknown Author</dc:creator>
              <dc:date>2016-01-31T13:04:00</dc:date>
            </office:change-info>
            <text:p text:style-name="Text_20_body">A</text:p>
          </text:deletion>
        </text:changed-region>
        <text:changed-region xml:id="ct39714448" text:id="ct39714448">
          <text:insertion>
            <office:change-info>
              <dc:creator>Unknown Author</dc:creator>
              <dc:date>2016-01-31T13:04:00</dc:date>
            </office:change-info>
          </text:insertion>
        </text:changed-region>
        <text:changed-region xml:id="ct39713720" text:id="ct39713720">
          <text:deletion>
            <office:change-info>
              <dc:creator>Unknown Author</dc:creator>
              <dc:date>2016-01-31T13:04:00</dc:date>
            </office:change-info>
            <text:p text:style-name="Text_20_body">S</text:p>
          </text:deletion>
        </text:changed-region>
        <text:changed-region xml:id="ct39713408" text:id="ct39713408">
          <text:insertion>
            <office:change-info>
              <dc:creator>Unknown Author</dc:creator>
              <dc:date>2016-01-31T13:04:00</dc:date>
            </office:change-info>
          </text:insertion>
        </text:changed-region>
        <text:changed-region xml:id="ct39715072" text:id="ct39715072">
          <text:insertion>
            <office:change-info>
              <dc:creator>Unknown Author</dc:creator>
              <dc:date>2016-02-08T15:28:00</dc:date>
            </office:change-info>
          </text:insertion>
        </text:changed-region>
        <text:changed-region xml:id="ct39716528" text:id="ct39716528">
          <text:deletion>
            <office:change-info>
              <dc:creator>Unknown Author</dc:creator>
              <dc:date>2016-02-08T15:28:00</dc:date>
            </office:change-info>
            <text:p text:style-name="Text_20_body">.</text:p>
          </text:deletion>
        </text:changed-region>
        <text:changed-region xml:id="ct39713824" text:id="ct39713824">
          <text:deletion>
            <office:change-info>
              <dc:creator>Marshall</dc:creator>
              <dc:date>2016-02-10T13:47:00</dc:date>
            </office:change-info>
            <text:p text:style-name="Text_20_body">several complete evolution </text:p>
          </text:deletion>
        </text:changed-region>
        <text:changed-region xml:id="ct39716632" text:id="ct39716632">
          <text:insertion>
            <office:change-info>
              <dc:creator>Marshall</dc:creator>
              <dc:date>2016-02-10T13:47:00</dc:date>
            </office:change-info>
          </text:insertion>
        </text:changed-region>
        <text:changed-region xml:id="ct39714864" text:id="ct39714864">
          <text:insertion>
            <office:change-info>
              <dc:creator>Marshall</dc:creator>
              <dc:date>2016-02-10T13:48:00</dc:date>
            </office:change-info>
          </text:insertion>
        </text:changed-region>
        <text:changed-region xml:id="ct39714968" text:id="ct39714968">
          <text:deletion>
            <office:change-info>
              <dc:creator>Marshall</dc:creator>
              <dc:date>2016-02-10T13:48:00</dc:date>
            </office:change-info>
            <text:p text:style-name="Text_20_body">s</text:p>
          </text:deletion>
        </text:changed-region>
        <text:changed-region xml:id="ct39715904" text:id="ct39715904">
          <text:insertion>
            <office:change-info>
              <dc:creator>Marshall</dc:creator>
              <dc:date>2016-02-10T13:34:00</dc:date>
            </office:change-info>
          </text:insertion>
        </text:changed-region>
        <text:changed-region xml:id="ct39715280" text:id="ct39715280">
          <text:insertion>
            <office:change-info>
              <dc:creator>Marshall</dc:creator>
              <dc:date>2016-02-10T13:49:00</dc:date>
            </office:change-info>
          </text:insertion>
        </text:changed-region>
        <text:changed-region xml:id="ct39714240" text:id="ct39714240">
          <text:insertion>
            <office:change-info>
              <dc:creator>Marshall</dc:creator>
              <dc:date>2016-02-10T13:34:00</dc:date>
            </office:change-info>
          </text:insertion>
        </text:changed-region>
        <text:changed-region xml:id="ct39716112" text:id="ct39716112">
          <text:insertion>
            <office:change-info>
              <dc:creator>Marshall</dc:creator>
              <dc:date>2016-02-10T13:35:00</dc:date>
            </office:change-info>
          </text:insertion>
        </text:changed-region>
        <text:changed-region xml:id="ct394469808" text:id="ct394469808">
          <text:insertion>
            <office:change-info>
              <dc:creator>Unknown Author</dc:creator>
              <dc:date>2016-02-11T14:24:00</dc:date>
            </office:change-info>
          </text:insertion>
        </text:changed-region>
        <text:changed-region xml:id="ct394468768" text:id="ct394468768">
          <text:deletion>
            <office:change-info>
              <dc:creator>Unknown Author</dc:creator>
              <dc:date>2016-02-11T14:24:00</dc:date>
            </office:change-info>
            <text:h text:style-name="Heading_20_3" text:outline-level="3"><text:span text:style-name="T3">Discuss c</text:span></text:h>
          </text:deletion>
        </text:changed-region>
        <text:changed-region xml:id="ct39714344" text:id="ct39714344">
          <text:insertion>
            <office:change-info>
              <dc:creator>Unknown Author</dc:creator>
              <dc:date>2016-02-03T15:35:00</dc:date>
            </office:change-info>
          </text:insertion>
        </text:changed-region>
        <text:changed-region xml:id="ct39715384" text:id="ct39715384">
          <text:deletion>
            <office:change-info>
              <dc:creator>Lea</dc:creator>
              <dc:date>2016-01-29T21:50:00</dc:date>
            </office:change-info>
            <text:p text:style-name="Text_20_body">.00</text:p>
          </text:deletion>
        </text:changed-region>
        <text:changed-region xml:id="ct39715592" text:id="ct39715592">
          <text:insertion>
            <office:change-info>
              <dc:creator>Lea</dc:creator>
              <dc:date>2016-01-29T21:51:00</dc:date>
            </office:change-info>
          </text:insertion>
        </text:changed-region>
        <text:changed-region xml:id="ct39714656" text:id="ct39714656">
          <text:insertion>
            <office:change-info>
              <dc:creator>Unknown Author</dc:creator>
              <dc:date>2016-01-31T12:43:00</dc:date>
            </office:change-info>
          </text:insertion>
        </text:changed-region>
        <text:changed-region xml:id="ct39713928" text:id="ct39713928">
          <text:insertion>
            <office:change-info>
              <dc:creator>Marshall</dc:creator>
              <dc:date>2016-02-10T13:37:00</dc:date>
            </office:change-info>
          </text:insertion>
        </text:changed-region>
        <text:changed-region xml:id="ct39714032" text:id="ct39714032">
          <text:insertion>
            <office:change-info>
              <dc:creator>Marshall</dc:creator>
              <dc:date>2016-02-10T13:45:00</dc:date>
            </office:change-info>
          </text:insertion>
        </text:changed-region>
        <text:changed-region xml:id="ct39716008" text:id="ct39716008">
          <text:insertion>
            <office:change-info>
              <dc:creator>Marshall</dc:creator>
              <dc:date>2016-02-10T13:37:00</dc:date>
            </office:change-info>
          </text:insertion>
        </text:changed-region>
        <text:changed-region xml:id="ct39714760" text:id="ct39714760">
          <text:insertion>
            <office:change-info>
              <dc:creator>Marshall</dc:creator>
              <dc:date>2016-02-10T13:38:00</dc:date>
            </office:change-info>
          </text:insertion>
        </text:changed-region>
        <text:changed-region xml:id="ct39716216" text:id="ct39716216">
          <text:insertion>
            <office:change-info>
              <dc:creator>Marshall</dc:creator>
              <dc:date>2016-02-10T13:39:00</dc:date>
            </office:change-info>
          </text:insertion>
        </text:changed-region>
        <text:changed-region xml:id="ct39713512" text:id="ct39713512">
          <text:insertion>
            <office:change-info>
              <dc:creator>Marshall</dc:creator>
              <dc:date>2016-02-10T13:40:00</dc:date>
            </office:change-info>
          </text:insertion>
        </text:changed-region>
        <text:changed-region xml:id="ct39716320" text:id="ct39716320">
          <text:insertion>
            <office:change-info>
              <dc:creator>Marshall</dc:creator>
              <dc:date>2016-02-10T13:45:00</dc:date>
            </office:change-info>
          </text:insertion>
        </text:changed-region>
        <text:changed-region xml:id="ct39713616" text:id="ct39713616">
          <text:insertion>
            <office:change-info>
              <dc:creator>Marshall</dc:creator>
              <dc:date>2016-02-10T13:40:00</dc:date>
            </office:change-info>
          </text:insertion>
        </text:changed-region>
        <text:changed-region xml:id="ct39718088" text:id="ct39718088">
          <text:insertion>
            <office:change-info>
              <dc:creator>Marshall</dc:creator>
              <dc:date>2016-02-10T13:41:00</dc:date>
            </office:change-info>
          </text:insertion>
        </text:changed-region>
        <text:changed-region xml:id="ct39717152" text:id="ct39717152">
          <text:insertion>
            <office:change-info>
              <dc:creator>Marshall</dc:creator>
              <dc:date>2016-02-10T13:42:00</dc:date>
            </office:change-info>
          </text:insertion>
        </text:changed-region>
        <text:changed-region xml:id="ct39719856" text:id="ct39719856">
          <text:insertion>
            <office:change-info>
              <dc:creator>Marshall</dc:creator>
              <dc:date>2016-02-10T13:43:00</dc:date>
            </office:change-info>
          </text:insertion>
        </text:changed-region>
        <text:changed-region xml:id="ct39718400" text:id="ct39718400">
          <text:insertion>
            <office:change-info>
              <dc:creator>Marshall</dc:creator>
              <dc:date>2016-02-10T13:42:00</dc:date>
            </office:change-info>
          </text:insertion>
        </text:changed-region>
        <text:changed-region xml:id="ct39719960" text:id="ct39719960">
          <text:insertion>
            <office:change-info>
              <dc:creator>Marshall</dc:creator>
              <dc:date>2016-02-10T13:43:00</dc:date>
            </office:change-info>
          </text:insertion>
        </text:changed-region>
        <text:changed-region xml:id="ct39716944" text:id="ct39716944">
          <text:insertion>
            <office:change-info>
              <dc:creator>Marshall</dc:creator>
              <dc:date>2016-02-10T13:44:00</dc:date>
            </office:change-info>
          </text:insertion>
        </text:changed-region>
        <text:changed-region xml:id="ct39717360" text:id="ct39717360">
          <text:insertion>
            <office:change-info>
              <dc:creator>Marshall</dc:creator>
              <dc:date>2016-02-10T13:43:00</dc:date>
            </office:change-info>
          </text:insertion>
        </text:changed-region>
        <text:changed-region xml:id="ct39718504" text:id="ct39718504">
          <text:insertion>
            <office:change-info>
              <dc:creator>Marshall</dc:creator>
              <dc:date>2016-02-10T13:44:00</dc:date>
            </office:change-info>
          </text:insertion>
        </text:changed-region>
        <text:changed-region xml:id="ct394470744" text:id="ct394470744">
          <text:deletion>
            <office:change-info>
              <dc:creator>Unknown Author</dc:creator>
              <dc:date>2016-02-11T14:25:00</dc:date>
            </office:change-info>
            <text:list xml:id="list4847476526453600568" text:style-name="WWNum1">
              <text:list-item>
                <text:h text:style-name="P1" text:outline-level="2"/>
              </text:list-item>
              <text:list-item>
                <text:h text:style-name="P2" text:outline-level="2"/>
              </text:list-item>
            </text:list>
          </text:deletion>
        </text:changed-region>
        <text:changed-region xml:id="ct39717984" text:id="ct39717984">
          <text:deletion>
            <office:change-info>
              <dc:creator>Unknown Author</dc:creator>
              <dc:date>2016-02-03T15:36:00</dc:date>
            </office:change-info>
            <text:list xml:id="list152551807183135" text:continue-numbering="true" text:style-name="WWNum1">
              <text:list-item>
                <text:h text:style-name="P2" text:outline-level="2">?????????????This is as much of an opportunity as it is a problem as we see this technology having </text:h>
              </text:list-item>
            </text:list>
          </text:deletion>
        </text:changed-region>
        <text:changed-region xml:id="ct394468976" text:id="ct394468976">
          <text:insertion>
            <office:change-info>
              <dc:creator>Unknown Author</dc:creator>
              <dc:date>2016-02-11T14:25:00</dc:date>
            </office:change-info>
          </text:insertion>
        </text:changed-region>
        <text:changed-region xml:id="ct39717048" text:id="ct39717048">
          <text:insertion>
            <office:change-info>
              <dc:creator>Unknown Author</dc:creator>
              <dc:date>2016-01-31T12:35:00</dc:date>
            </office:change-info>
          </text:insertion>
        </text:changed-region>
        <text:changed-region xml:id="ct39717256" text:id="ct39717256">
          <text:insertion>
            <office:change-info>
              <dc:creator>Unknown Author</dc:creator>
              <dc:date>2016-01-31T12:38:00</dc:date>
            </office:change-info>
          </text:insertion>
        </text:changed-region>
        <text:changed-region xml:id="ct39717568" text:id="ct39717568">
          <text:insertion>
            <office:change-info>
              <dc:creator>Unknown Author</dc:creator>
              <dc:date>2016-01-31T12:39:00</dc:date>
            </office:change-info>
          </text:insertion>
        </text:changed-region>
        <text:changed-region xml:id="ct39718608" text:id="ct39718608">
          <text:insertion>
            <office:change-info>
              <dc:creator>Unknown Author</dc:creator>
              <dc:date>2016-01-31T12:36:00</dc:date>
            </office:change-info>
          </text:insertion>
        </text:changed-region>
        <text:changed-region xml:id="ct39717672" text:id="ct39717672">
          <text:deletion>
            <office:change-info>
              <dc:creator>Unknown Author</dc:creator>
              <dc:date>2016-01-31T12:36:00</dc:date>
            </office:change-info>
            <text:p text:style-name="Text_20_body">P</text:p>
          </text:deletion>
        </text:changed-region>
        <text:changed-region xml:id="ct39717776" text:id="ct39717776">
          <text:deletion>
            <office:change-info>
              <dc:creator>Unknown Author</dc:creator>
              <dc:date>2016-01-31T12:38:00</dc:date>
            </office:change-info>
            <text:p text:style-name="Text_20_body">rovide</text:p>
          </text:deletion>
        </text:changed-region>
        <text:changed-region xml:id="ct39719440" text:id="ct39719440">
          <text:insertion>
            <office:change-info>
              <dc:creator>Unknown Author</dc:creator>
              <dc:date>2016-01-31T12:38:00</dc:date>
            </office:change-info>
          </text:insertion>
        </text:changed-region>
        <text:changed-region xml:id="ct39718192" text:id="ct39718192">
          <text:deletion>
            <office:change-info>
              <dc:creator>Unknown Author</dc:creator>
              <dc:date>2016-01-31T12:38:00</dc:date>
            </office:change-info>
            <text:p text:style-name="Text_20_body"><text:s/>consulting </text:p>
          </text:deletion>
        </text:changed-region>
        <text:changed-region xml:id="ct39717880" text:id="ct39717880">
          <text:deletion>
            <office:change-info>
              <dc:creator>Unknown Author</dc:creator>
              <dc:date>2016-01-31T12:36:00</dc:date>
            </office:change-info>
            <text:p text:style-name="Text_20_body">to entities</text:p>
          </text:deletion>
        </text:changed-region>
        <text:changed-region xml:id="ct39718296" text:id="ct39718296">
          <text:insertion>
            <office:change-info>
              <dc:creator>Unknown Author</dc:creator>
              <dc:date>2016-01-31T12:36:00</dc:date>
            </office:change-info>
          </text:insertion>
        </text:changed-region>
        <text:changed-region xml:id="ct39718712" text:id="ct39718712">
          <text:insertion>
            <office:change-info>
              <dc:creator>Unknown Author</dc:creator>
              <dc:date>2016-02-03T15:36:00</dc:date>
            </office:change-info>
          </text:insertion>
        </text:changed-region>
        <text:changed-region xml:id="ct39719544" text:id="ct39719544">
          <text:insertion>
            <office:change-info>
              <dc:creator>Unknown Author</dc:creator>
              <dc:date>2016-02-03T15:37:00</dc:date>
            </office:change-info>
          </text:insertion>
        </text:changed-region>
        <text:changed-region xml:id="ct394470328" text:id="ct394470328">
          <text:deletion>
            <office:change-info>
              <dc:creator>Unknown Author</dc:creator>
              <dc:date>2016-02-11T14:25:00</dc:date>
            </office:change-info>
            <text:list xml:id="list152551807181754" text:continue-numbering="true" text:style-name="WWNum1">
              <text:list-item>
                <text:h text:style-name="P1" text:outline-level="2"/>
              </text:list-item>
              <text:list-item>
                <text:h text:style-name="P1" text:outline-level="2"/>
              </text:list-item>
            </text:list>
          </text:deletion>
        </text:changed-region>
        <text:changed-region xml:id="ct42158728" text:id="ct42158728">
          <text:insertion>
            <office:change-info>
              <dc:creator>Unknown Author</dc:creator>
              <dc:date>2016-01-31T12:43:00</dc:date>
            </office:change-info>
          </text:insertion>
        </text:changed-region>
        <text:changed-region xml:id="ct42147704" text:id="ct42147704">
          <text:insertion>
            <office:change-info>
              <dc:creator>Unknown Author</dc:creator>
              <dc:date>2016-01-31T12:43:00</dc:date>
            </office:change-info>
          </text:insertion>
        </text:changed-region>
        <text:changed-region xml:id="ct39718816" text:id="ct39718816">
          <text:deletion>
            <office:change-info>
              <dc:creator>Unknown Author</dc:creator>
              <dc:date>2016-01-31T12:37:00</dc:date>
            </office:change-info>
            <text:p text:style-name="Text_20_body">P</text:p>
          </text:deletion>
        </text:changed-region>
        <text:changed-region xml:id="ct39719128" text:id="ct39719128">
          <text:insertion>
            <office:change-info>
              <dc:creator>Unknown Author</dc:creator>
              <dc:date>2016-02-03T15:38:00</dc:date>
            </office:change-info>
          </text:insertion>
        </text:changed-region>
        <text:changed-region xml:id="ct39718920" text:id="ct39718920">
          <text:insertion>
            <office:change-info>
              <dc:creator>Unknown Author</dc:creator>
              <dc:date>2016-01-31T12:37:00</dc:date>
            </office:change-info>
          </text:insertion>
        </text:changed-region>
        <text:changed-region xml:id="ct39719232" text:id="ct39719232">
          <text:deletion>
            <office:change-info>
              <dc:creator>Unknown Author</dc:creator>
              <dc:date>2016-02-03T15:39:00</dc:date>
            </office:change-info>
            <text:p text:style-name="Text_20_body">n</text:p>
          </text:deletion>
        </text:changed-region>
        <text:changed-region xml:id="ct39719336" text:id="ct39719336">
          <text:deletion>
            <office:change-info>
              <dc:creator>Lea</dc:creator>
              <dc:date>2016-01-29T21:51:00</dc:date>
            </office:change-info>
            <text:p text:style-name="Text_20_body"><text:s/></text:p>
          </text:deletion>
        </text:changed-region>
        <text:changed-region xml:id="ct39719648" text:id="ct39719648">
          <text:deletion>
            <office:change-info>
              <dc:creator>Unknown Author</dc:creator>
              <dc:date>2016-02-03T15:39:00</dc:date>
            </office:change-info>
            <text:p text:style-name="Text_20_body">Other, </text:p>
          </text:deletion>
        </text:changed-region>
        <text:changed-region xml:id="ct39719752" text:id="ct39719752">
          <text:insertion>
            <office:change-info>
              <dc:creator>Unknown Author</dc:creator>
              <dc:date>2016-02-03T15:39:00</dc:date>
            </office:change-info>
          </text:insertion>
        </text:changed-region>
        <text:changed-region xml:id="ct39721416" text:id="ct39721416">
          <text:deletion>
            <office:change-info>
              <dc:creator>Unknown Author</dc:creator>
              <dc:date>2016-02-03T15:39:00</dc:date>
            </office:change-info>
            <text:p text:style-name="Text_20_body">,</text:p>
          </text:deletion>
        </text:changed-region>
        <text:changed-region xml:id="ct39722456" text:id="ct39722456">
          <text:deletion>
            <office:change-info>
              <dc:creator>Unknown Author</dc:creator>
              <dc:date>2016-02-03T15:39:00</dc:date>
            </office:change-info>
            <text:p text:style-name="Text_20_body">.</text:p>
          </text:deletion>
        </text:changed-region>
        <text:changed-region xml:id="ct39721520" text:id="ct39721520">
          <text:insertion>
            <office:change-info>
              <dc:creator>Unknown Author</dc:creator>
              <dc:date>2016-02-03T15:39:00</dc:date>
            </office:change-info>
          </text:insertion>
        </text:changed-region>
        <text:changed-region xml:id="ct39720272" text:id="ct39720272">
          <text:deletion>
            <office:change-info>
              <dc:creator>Unknown Author</dc:creator>
              <dc:date>2016-02-03T15:39:00</dc:date>
            </office:change-info>
            <text:p text:style-name="Text_20_body">(</text:p>
          </text:deletion>
        </text:changed-region>
        <text:changed-region xml:id="ct39723288" text:id="ct39723288">
          <text:deletion>
            <office:change-info>
              <dc:creator>Unknown Author</dc:creator>
              <dc:date>2016-02-03T15:40:00</dc:date>
            </office:change-info>
            <text:p text:style-name="Text_20_body">)</text:p>
          </text:deletion>
        </text:changed-region>
        <text:changed-region xml:id="ct39720480" text:id="ct39720480">
          <text:insertion>
            <office:change-info>
              <dc:creator>Unknown Author</dc:creator>
              <dc:date>2016-02-03T15:40:00</dc:date>
            </office:change-info>
          </text:insertion>
        </text:changed-region>
        <text:changed-region xml:id="ct39722560" text:id="ct39722560">
          <text:deletion>
            <office:change-info>
              <dc:creator>Unknown Author</dc:creator>
              <dc:date>2016-02-03T15:40:00</dc:date>
            </office:change-info>
            <text:p text:style-name="Text_20_body"><text:s/>and </text:p>
          </text:deletion>
        </text:changed-region>
        <text:changed-region xml:id="ct39720064" text:id="ct39720064">
          <text:insertion>
            <office:change-info>
              <dc:creator>Unknown Author</dc:creator>
              <dc:date>2016-01-31T12:35:00</dc:date>
            </office:change-info>
          </text:insertion>
        </text:changed-region>
        <text:changed-region xml:id="ct394469288" text:id="ct394469288">
          <text:insertion>
            <office:change-info>
              <dc:creator>Unknown Author</dc:creator>
              <dc:date>2016-02-11T14:26:00</dc:date>
            </office:change-info>
          </text:insertion>
        </text:changed-region>
        <text:changed-region xml:id="ct39723184" text:id="ct39723184">
          <text:deletion>
            <office:change-info>
              <dc:creator>Unknown Author</dc:creator>
              <dc:date>2016-01-31T12:35:00</dc:date>
            </office:change-info>
            <text:p text:style-name="Text_20_body"><text:s/></text:p>
          </text:deletion>
        </text:changed-region>
        <text:changed-region xml:id="ct39723080" text:id="ct39723080">
          <text:insertion>
            <office:change-info>
              <dc:creator>Unknown Author</dc:creator>
              <dc:date>2016-01-31T12:35:00</dc:date>
            </office:change-info>
          </text:insertion>
        </text:changed-region>
        <text:changed-region xml:id="ct39721312" text:id="ct39721312">
          <text:deletion>
            <office:change-info>
              <dc:creator>Lea</dc:creator>
              <dc:date>2016-01-29T21:55:00</dc:date>
            </office:change-info>
            <text:p text:style-name="Text_20_body">-</text:p>
          </text:deletion>
        </text:changed-region>
        <text:changed-region xml:id="ct39722664" text:id="ct39722664">
          <text:deletion>
            <office:change-info>
              <dc:creator>Lea</dc:creator>
              <dc:date>2016-01-29T21:55:00</dc:date>
            </office:change-info>
            <text:p text:style-name="Text_20_body">-</text:p>
          </text:deletion>
        </text:changed-region>
        <text:changed-region xml:id="ct39722768" text:id="ct39722768">
          <text:insertion>
            <office:change-info>
              <dc:creator>Lea</dc:creator>
              <dc:date>2016-01-29T21:55:00</dc:date>
            </office:change-info>
          </text:insertion>
        </text:changed-region>
        <text:changed-region xml:id="ct39722248" text:id="ct39722248">
          <text:deletion>
            <office:change-info>
              <dc:creator>Unknown Author</dc:creator>
              <dc:date>2016-02-03T15:41:00</dc:date>
            </office:change-info>
            <text:p text:style-name="Text_20_body"><text:line-break/></text:p>
          </text:deletion>
        </text:changed-region>
        <text:changed-region xml:id="ct39720168" text:id="ct39720168">
          <text:deletion>
            <office:change-info>
              <dc:creator>Unknown Author</dc:creator>
              <dc:date>2016-01-31T12:31:00</dc:date>
            </office:change-info>
            <text:p text:style-name="Text_20_body">Project Plan</text:p>
          </text:deletion>
        </text:changed-region>
        <text:changed-region xml:id="ct39720584" text:id="ct39720584">
          <text:deletion>
            <office:change-info>
              <dc:creator>Unknown Author</dc:creator>
              <dc:date>2016-01-31T12:31:00</dc:date>
            </office:change-info>
            <text:list xml:id="list152551807191143" text:continue-numbering="true" text:style-name="WWNum1">
              <text:list-item>
                <text:p text:style-name="P3">Completed design and construction of major sub-systems:</text:p>
              </text:list-item>
            </text:list>
          </text:deletion>
        </text:changed-region>
        <text:changed-region xml:id="ct39722872" text:id="ct39722872">
          <text:deletion>
            <office:change-info>
              <dc:creator>Unknown Author</dc:creator>
              <dc:date>2016-01-31T12:31:00</dc:date>
            </office:change-info>
            <text:list xml:id="list152551807181972" text:continue-numbering="true" text:style-name="WWNum1">
              <text:list-item>
                <text:p text:style-name="P3">EvoStat Frame</text:p>
              </text:list-item>
            </text:list>
          </text:deletion>
        </text:changed-region>
        <text:changed-region xml:id="ct39720896" text:id="ct39720896">
          <text:deletion>
            <office:change-info>
              <dc:creator>Anyone</dc:creator>
              <dc:date>2016-01-30T13:38:00</dc:date>
            </office:change-info>
            <text:p text:style-name="Text_20_body">Nutrient </text:p>
          </text:deletion>
        </text:changed-region>
        <text:changed-region xml:id="ct39722352" text:id="ct39722352">
          <text:deletion>
            <office:change-info>
              <dc:creator>Unknown Author</dc:creator>
              <dc:date>2016-01-31T12:31:00</dc:date>
            </office:change-info>
            <text:p text:style-name="Text_20_body">Three-level PVC support </text:p>
          </text:deletion>
        </text:changed-region>
        <text:changed-region xml:id="ct39722976" text:id="ct39722976">
          <text:deletion>
            <office:change-info>
              <dc:creator>Anyone</dc:creator>
              <dc:date>2016-01-30T13:38:00</dc:date>
            </office:change-info>
            <text:p text:style-name="Text_20_body">s</text:p>
          </text:deletion>
        </text:changed-region>
        <text:changed-region xml:id="ct39720376" text:id="ct39720376">
          <text:deletion>
            <office:change-info>
              <dc:creator>Lea</dc:creator>
              <dc:date>2016-01-29T21:56:00</dc:date>
            </office:change-info>
            <text:p text:style-name="Text_20_body">S</text:p>
          </text:deletion>
        </text:changed-region>
        <text:changed-region xml:id="ct39722144" text:id="ct39722144">
          <text:deletion>
            <office:change-info>
              <dc:creator>Anyone</dc:creator>
              <dc:date>2016-01-30T13:38:00</dc:date>
            </office:change-info>
            <text:p text:style-name="Text_20_body">upply</text:p>
          </text:deletion>
        </text:changed-region>
        <text:changed-region xml:id="ct39720688" text:id="ct39720688">
          <text:deletion>
            <office:change-info>
              <dc:creator>Unknown Author</dc:creator>
              <dc:date>2016-01-31T12:31:00</dc:date>
            </office:change-info>
            <text:p text:style-name="Text_20_body">platform</text:p>
          </text:deletion>
        </text:changed-region>
        <text:changed-region xml:id="ct39721624" text:id="ct39721624">
          <text:deletion>
            <office:change-info>
              <dc:creator>Anyone</dc:creator>
              <dc:date>2016-01-30T13:34:00</dc:date>
            </office:change-info>
            <text:p text:style-name="Text_20_body">CollectioncWaste </text:p>
          </text:deletion>
        </text:changed-region>
        <text:changed-region xml:id="ct39720792" text:id="ct39720792">
          <text:deletion>
            <office:change-info>
              <dc:creator>Unknown Author</dc:creator>
              <dc:date>2016-01-31T12:31:00</dc:date>
            </office:change-info>
            <text:p text:style-name="Standard">volt-36and , - 5-, <text:s/>12:</text:p>
          </text:deletion>
        </text:changed-region>
        <text:changed-region xml:id="ct39723704" text:id="ct39723704">
          <text:deletion>
            <office:change-info>
              <dc:creator>Unknown Author</dc:creator>
              <dc:date>2016-01-31T12:31:00</dc:date>
            </office:change-info>
            <text:list xml:id="list8271102400971397689" text:style-name="WWNum2">
              <text:list-item>
                <text:list>
                  <text:list-item>
                    <text:p text:style-name="P4">Magnetic mixer/Aeration</text:p>
                  </text:list-item>
                </text:list>
              </text:list-item>
            </text:list>
          </text:deletion>
        </text:changed-region>
        <text:changed-region xml:id="ct39723808" text:id="ct39723808">
          <text:deletion>
            <office:change-info>
              <dc:creator>Unknown Author</dc:creator>
              <dc:date>2016-01-31T12:31:00</dc:date>
            </office:change-info>
            <text:p text:style-name="Standard">Micro-controller + element</text:p>
          </text:deletion>
        </text:changed-region>
        <text:changed-region xml:id="ct39726720" text:id="ct39726720">
          <text:deletion>
            <office:change-info>
              <dc:creator>Unknown Author</dc:creator>
              <dc:date>2016-01-31T12:31:00</dc:date>
            </office:change-info>
            <text:p text:style-name="Text_20_body">Meniscus light</text:p>
          </text:deletion>
        </text:changed-region>
        <text:changed-region xml:id="ct39729424" text:id="ct39729424">
          <text:deletion>
            <office:change-info>
              <dc:creator>Lea</dc:creator>
              <dc:date>2016-01-29T21:56:00</dc:date>
            </office:change-info>
            <text:p text:style-name="Text_20_body">S</text:p>
          </text:deletion>
        </text:changed-region>
        <text:changed-region xml:id="ct39726928" text:id="ct39726928">
          <text:deletion>
            <office:change-info>
              <dc:creator>Unknown Author</dc:creator>
              <dc:date>2016-01-31T12:31:00</dc:date>
            </office:change-info>
            <text:p text:style-name="Text_20_body">Bluetooth communication moduleoftware</text:p>
          </text:deletion>
        </text:changed-region>
        <text:changed-region xml:id="ct39728072" text:id="ct39728072">
          <text:deletion>
            <office:change-info>
              <dc:creator>Anyone</dc:creator>
              <dc:date>2016-01-30T13:25:00</dc:date>
            </office:change-info>
            <text:p text:style-name="Text_20_body">Lagoon</text:p>
          </text:deletion>
        </text:changed-region>
        <text:changed-region xml:id="ct39729528" text:id="ct39729528">
          <text:deletion>
            <office:change-info>
              <dc:creator>Unknown Author</dc:creator>
              <dc:date>2016-01-31T12:31:00</dc:date>
            </office:change-info>
            <text:p text:style-name="Text_20_body">meter</text:p>
          </text:deletion>
        </text:changed-region>
        <text:changed-region xml:id="ct39729632" text:id="ct39729632">
          <text:deletion>
            <office:change-info>
              <dc:creator>Unknown Author</dc:creator>
              <dc:date>2016-01-31T12:31:00</dc:date>
            </office:change-info>
            <text:p text:style-name="Standard">H</text:p>
          </text:deletion>
        </text:changed-region>
        <text:changed-region xml:id="ct39729736" text:id="ct39729736">
          <text:deletion>
            <office:change-info>
              <dc:creator>Unknown Author</dc:creator>
              <dc:date>2016-01-31T12:31:00</dc:date>
            </office:change-info>
            <text:p text:style-name="Text_20_body">ThermoLagoon</text:p>
          </text:deletion>
        </text:changed-region>
        <text:changed-region xml:id="ct39728280" text:id="ct39728280">
          <text:deletion>
            <office:change-info>
              <dc:creator>Anyone</dc:creator>
              <dc:date>2016-01-30T13:31:00</dc:date>
            </office:change-info>
            <text:p text:style-name="Text_20_body">stat (thermometer + h</text:p>
          </text:deletion>
        </text:changed-region>
        <text:changed-region xml:id="ct39728384" text:id="ct39728384">
          <text:deletion>
            <office:change-info>
              <dc:creator>Unknown Author</dc:creator>
              <dc:date>2016-01-31T12:31:00</dc:date>
            </office:change-info>
            <text:p text:style-name="Text_20_body">Meniscus lighteating elements</text:p>
          </text:deletion>
        </text:changed-region>
        <text:changed-region xml:id="ct39729840" text:id="ct39729840">
          <text:deletion>
            <office:change-info>
              <dc:creator>Anyone</dc:creator>
              <dc:date>2016-01-30T13:31:00</dc:date>
            </office:change-info>
            <text:p text:style-name="Text_20_body">)</text:p>
          </text:deletion>
        </text:changed-region>
        <text:changed-region xml:id="ct39728904" text:id="ct39728904">
          <text:deletion>
            <office:change-info>
              <dc:creator>Unknown Author</dc:creator>
              <dc:date>2016-01-31T12:31:00</dc:date>
            </office:change-info>
            <text:p text:style-name="Text_20_body">m</text:p>
          </text:deletion>
        </text:changed-region>
        <text:changed-region xml:id="ct39727032" text:id="ct39727032">
          <text:deletion>
            <office:change-info>
              <dc:creator>Unknown Author</dc:creator>
              <dc:date>2016-01-31T12:31:00</dc:date>
            </office:change-info>
            <text:p text:style-name="Text_20_body">Magnetic </text:p>
          </text:deletion>
        </text:changed-region>
        <text:changed-region xml:id="ct39728592" text:id="ct39728592">
          <text:deletion>
            <office:change-info>
              <dc:creator>Lea</dc:creator>
              <dc:date>2016-01-29T21:57:00</dc:date>
            </office:change-info>
            <text:p text:style-name="Text_20_body">M</text:p>
          </text:deletion>
        </text:changed-region>
        <text:changed-region xml:id="ct39729008" text:id="ct39729008">
          <text:deletion>
            <office:change-info>
              <dc:creator>Unknown Author</dc:creator>
              <dc:date>2016-01-31T12:31:00</dc:date>
            </office:change-info>
            <text:p text:style-name="Text_20_body">vixer</text:p>
          </text:deletion>
        </text:changed-region>
        <text:changed-region xml:id="ct39732232" text:id="ct39732232">
          <text:deletion>
            <office:change-info>
              <dc:creator>Unknown Author</dc:creator>
              <dc:date>2016-01-31T12:31:00</dc:date>
            </office:change-info>
            <text:p text:style-name="Text_20_body">Pinch </text:p>
          </text:deletion>
        </text:changed-region>
        <text:changed-region xml:id="ct39733064" text:id="ct39733064">
          <text:deletion>
            <office:change-info>
              <dc:creator>Lea</dc:creator>
              <dc:date>2016-01-29T21:57:00</dc:date>
            </office:change-info>
            <text:p text:style-name="Text_20_body">V</text:p>
          </text:deletion>
        </text:changed-region>
        <text:changed-region xml:id="ct39731088" text:id="ct39731088">
          <text:deletion>
            <office:change-info>
              <dc:creator>Unknown Author</dc:creator>
              <dc:date>2016-01-31T12:31:00</dc:date>
            </office:change-info>
            <text:p text:style-name="Text_20_body">ing</text:p>
          </text:deletion>
        </text:changed-region>
        <text:changed-region xml:id="ct39732752" text:id="ct39732752">
          <text:deletion>
            <office:change-info>
              <dc:creator>Unknown Author</dc:creator>
              <dc:date>2016-01-31T12:31:00</dc:date>
            </office:change-info>
            <text:p text:style-name="Standard">AutoSampler</text:p>
          </text:deletion>
        </text:changed-region>
        <text:changed-region xml:id="ct39732336" text:id="ct39732336">
          <text:deletion>
            <office:change-info>
              <dc:creator>Unknown Author</dc:creator>
              <dc:date>2016-01-31T12:31:00</dc:date>
            </office:change-info>
            <text:p text:style-name="Standard">Roll</text:p>
          </text:deletion>
        </text:changed-region>
        <text:changed-region xml:id="ct39731192" text:id="ct39731192">
          <text:deletion>
            <office:change-info>
              <dc:creator>Unknown Author</dc:creator>
              <dc:date>2016-01-31T12:31:00</dc:date>
            </office:change-info>
            <text:list xml:id="list152551823162974" text:continue-numbering="true" text:style-name="WWNum2">
              <text:list-item>
                <text:list>
                  <text:list-item>
                    <text:p text:style-name="P4">Microcontroller + software</text:p>
                  </text:list-item>
                </text:list>
              </text:list-item>
            </text:list>
          </text:deletion>
        </text:changed-region>
        <text:changed-region xml:id="ct39732856" text:id="ct39732856">
          <text:deletion>
            <office:change-info>
              <dc:creator>Unknown Author</dc:creator>
              <dc:date>2016-01-31T12:31:00</dc:date>
            </office:change-info>
            <text:p text:style-name="Text_20_body">Bluetooth communication modulealve</text:p>
          </text:deletion>
        </text:changed-region>
        <text:changed-region xml:id="ct39731400" text:id="ct39731400">
          <text:deletion>
            <office:change-info>
              <dc:creator>Anyone</dc:creator>
              <dc:date>2016-01-30T13:32:00</dc:date>
            </office:change-info>
            <text:p text:style-name="Text_20_body">er</text:p>
          </text:deletion>
        </text:changed-region>
        <text:changed-region xml:id="ct39733168" text:id="ct39733168">
          <text:deletion>
            <office:change-info>
              <dc:creator>Unknown Author</dc:creator>
              <dc:date>2016-01-31T12:31:00</dc:date>
            </office:change-info>
            <text:p text:style-name="Standard">Bluetooth Communication module multi-valve</text:p>
          </text:deletion>
        </text:changed-region>
        <text:changed-region xml:id="ct39730464" text:id="ct39730464">
          <text:deletion>
            <office:change-info>
              <dc:creator>Unknown Author</dc:creator>
              <dc:date>2016-01-31T12:31:00</dc:date>
            </office:change-info>
            <text:list xml:id="list152551823180608" text:continue-numbering="true" text:style-name="WWNum2">
              <text:list-item>
                <text:list>
                  <text:list-item>
                    <text:p text:style-name="P4">Sample plate positioning platform</text:p>
                  </text:list-item>
                </text:list>
              </text:list-item>
            </text:list>
          </text:deletion>
        </text:changed-region>
        <text:changed-region xml:id="ct39732960" text:id="ct39732960">
          <text:deletion>
            <office:change-info>
              <dc:creator>Unknown Author</dc:creator>
              <dc:date>2016-01-31T12:31:00</dc:date>
            </office:change-info>
            <text:p text:style-name="Text_20_body">Micro-controller, stepper, motor and sample-timing software</text:p>
          </text:deletion>
        </text:changed-region>
        <text:changed-region xml:id="ct39730672" text:id="ct39730672">
          <text:deletion>
            <office:change-info>
              <dc:creator>Lea</dc:creator>
              <dc:date>2016-01-29T21:58:00</dc:date>
            </office:change-info>
            <text:p text:style-name="Text_20_body">.</text:p>
          </text:deletion>
        </text:changed-region>
        <text:changed-region xml:id="ct39731920" text:id="ct39731920">
          <text:deletion>
            <office:change-info>
              <dc:creator>Unknown Author</dc:creator>
              <dc:date>2016-01-31T12:31:00</dc:date>
            </office:change-info>
            <text:p text:style-name="Text_20_body">m</text:p>
          </text:deletion>
        </text:changed-region>
        <text:changed-region xml:id="ct39731608" text:id="ct39731608">
          <text:deletion>
            <office:change-info>
              <dc:creator>Unknown Author</dc:creator>
              <dc:date>2016-01-31T12:31:00</dc:date>
            </office:change-info>
            <text:list xml:id="list152551823176263" text:continue-numbering="true" text:style-name="WWNum2">
              <text:list-item>
                <text:p text:style-name="P4">Luminometer</text:p>
              </text:list-item>
            </text:list>
          </text:deletion>
        </text:changed-region>
        <text:changed-region xml:id="ct39733272" text:id="ct39733272">
          <text:deletion>
            <office:change-info>
              <dc:creator>Unknown Author</dc:creator>
              <dc:date>2016-01-31T12:31:00</dc:date>
            </office:change-info>
            <text:p text:style-name="Text_20_body">USB </text:p>
          </text:deletion>
        </text:changed-region>
        <text:changed-region xml:id="ct39730048" text:id="ct39730048">
          <text:deletion>
            <office:change-info>
              <dc:creator>Lea</dc:creator>
              <dc:date>2016-01-29T21:58:00</dc:date>
            </office:change-info>
            <text:p text:style-name="Text_20_body">M</text:p>
          </text:deletion>
        </text:changed-region>
        <text:changed-region xml:id="ct39731296" text:id="ct39731296">
          <text:deletion>
            <office:change-info>
              <dc:creator>Unknown Author</dc:creator>
              <dc:date>2016-01-31T12:31:00</dc:date>
            </office:change-info>
            <text:p text:style-name="Text_20_body">n Deliverables:</text:p>
          </text:deletion>
        </text:changed-region>
        <text:changed-region xml:id="ct39731816" text:id="ct39731816">
          <text:deletion>
            <office:change-info>
              <dc:creator>Unknown Author</dc:creator>
              <dc:date>2016-01-31T12:31:00</dc:date>
            </office:change-info>
            <text:p text:style-name="Standard">Manifest of parts costing less tha</text:p>
          </text:deletion>
        </text:changed-region>
        <text:changed-region xml:id="ct39731712" text:id="ct39731712">
          <text:deletion>
            <office:change-info>
              <dc:creator>Unknown Author</dc:creator>
              <dc:date>2016-01-31T12:31:00</dc:date>
            </office:change-info>
            <text:p text:style-name="Standard">icroscopic camera</text:p>
          </text:deletion>
        </text:changed-region>
        <text:changed-region xml:id="ct39730568" text:id="ct39730568">
          <text:deletion>
            <office:change-info>
              <dc:creator>Unknown Author</dc:creator>
              <dc:date>2016-01-31T12:31:00</dc:date>
            </office:change-info>
            <text:list xml:id="list152551823170271" text:continue-numbering="true" text:style-name="WWNum2">
              <text:list-item>
                <text:list>
                  <text:list-item>
                    <text:p text:style-name="P4">Dark enclosure for camera</text:p>
                  </text:list-item>
                </text:list>
              </text:list-item>
            </text:list>
          </text:deletion>
        </text:changed-region>
        <text:changed-region xml:id="ct39730152" text:id="ct39730152">
          <text:deletion>
            <office:change-info>
              <dc:creator>Unknown Author</dc:creator>
              <dc:date>2016-01-31T12:31:00</dc:date>
            </office:change-info>
            <text:list xml:id="list152551823176705" text:continue-numbering="true" text:style-name="WWNum2">
              <text:list-item>
                <text:list>
                  <text:list-item>
                    <text:p text:style-name="P4">Cooling unit for camera</text:p>
                  </text:list-item>
                </text:list>
              </text:list-item>
            </text:list>
          </text:deletion>
        </text:changed-region>
        <text:changed-region xml:id="ct39730776" text:id="ct39730776">
          <text:deletion>
            <office:change-info>
              <dc:creator>Lea</dc:creator>
              <dc:date>2016-01-29T21:58:00</dc:date>
            </office:change-info>
            <text:p text:style-name="Text_20_body">t </text:p>
          </text:deletion>
        </text:changed-region>
        <text:changed-region xml:id="ct39732024" text:id="ct39732024">
          <text:deletion>
            <office:change-info>
              <dc:creator>Unknown Author</dc:creator>
              <dc:date>2016-01-31T12:31:00</dc:date>
            </office:change-info>
            <text:p text:style-name="Text_20_body">$1000</text:p>
          </text:deletion>
        </text:changed-region>
        <text:changed-region xml:id="ct39732440" text:id="ct39732440">
          <text:deletion>
            <office:change-info>
              <dc:creator>Lea</dc:creator>
              <dc:date>2016-01-29T21:59:00</dc:date>
            </office:change-info>
            <text:p text:style-name="Text_20_body">.00</text:p>
          </text:deletion>
        </text:changed-region>
        <text:changed-region xml:id="ct39730880" text:id="ct39730880">
          <text:deletion>
            <office:change-info>
              <dc:creator>Unknown Author</dc:creator>
              <dc:date>2016-01-31T12:31:00</dc:date>
            </office:change-info>
            <text:p text:style-name="Text_20_body">Instructions for construction, maintenance, and modification of the device</text:p>
          </text:deletion>
        </text:changed-region>
        <text:changed-region xml:id="ct394475528" text:id="ct394475528">
          <text:insertion>
            <office:change-info>
              <dc:creator>Unknown Author</dc:creator>
              <dc:date>2016-02-11T14:27:00</dc:date>
            </office:change-info>
          </text:insertion>
        </text:changed-region>
        <text:changed-region xml:id="ct394475632" text:id="ct394475632">
          <text:deletion>
            <office:change-info>
              <dc:creator>Unknown Author</dc:creator>
              <dc:date>2016-02-11T14:27:00</dc:date>
            </office:change-info>
            <text:h text:style-name="Heading_20_2" text:outline-level="2"><text:line-break/><text:line-break/> (</text:h>
          </text:deletion>
        </text:changed-region>
        <text:changed-region xml:id="ct39732128" text:id="ct39732128">
          <text:deletion>
            <office:change-info>
              <dc:creator>Unknown Author</dc:creator>
              <dc:date>2016-01-31T13:01:00</dc:date>
            </office:change-info>
            <text:h text:style-name="Heading_20_2" text:outline-level="2">no more than one page): Provide an</text:h>
          </text:deletion>
        </text:changed-region>
        <text:changed-region xml:id="ct394474696" text:id="ct394474696">
          <text:deletion>
            <office:change-info>
              <dc:creator>Unknown Author</dc:creator>
              <dc:date>2016-02-11T14:27:00</dc:date>
            </office:change-info>
            <text:h text:style-name="Heading_20_2" text:outline-level="2"><text:s/>overview of the project, </text:h>
          </text:deletion>
        </text:changed-region>
        <text:changed-region xml:id="ct39730256" text:id="ct39730256">
          <text:deletion>
            <office:change-info>
              <dc:creator>Unknown Author</dc:creator>
              <dc:date>2016-01-31T13:01:00</dc:date>
            </office:change-info>
            <text:h text:style-name="Heading_20_2" text:outline-level="2">including a brief </text:h>
          </text:deletion>
        </text:changed-region>
        <text:changed-region xml:id="ct394476152" text:id="ct394476152">
          <text:deletion>
            <office:change-info>
              <dc:creator>Unknown Author</dc:creator>
              <dc:date>2016-02-11T14:27:00</dc:date>
            </office:change-info>
            <text:h text:style-name="Heading_20_2" text:outline-level="2">description of</text:h>
          </text:deletion>
        </text:changed-region>
        <text:changed-region xml:id="ct39730984" text:id="ct39730984">
          <text:deletion>
            <office:change-info>
              <dc:creator>Unknown Author</dc:creator>
              <dc:date>2016-01-31T13:02:00</dc:date>
            </office:change-info>
            <text:h text:style-name="Heading_20_2" text:outline-level="2"><text:s/>the</text:h>
          </text:deletion>
        </text:changed-region>
        <text:changed-region xml:id="ct394477192" text:id="ct394477192">
          <text:deletion>
            <office:change-info>
              <dc:creator>Unknown Author</dc:creator>
              <dc:date>2016-02-11T14:27:00</dc:date>
            </office:change-info>
            <text:h text:style-name="Heading_20_2" text:outline-level="2"><text:s/>technology,</text:h>
          </text:deletion>
        </text:changed-region>
        <text:changed-region xml:id="ct39731504" text:id="ct39731504">
          <text:deletion>
            <office:change-info>
              <dc:creator>Unknown Author</dc:creator>
              <dc:date>2016-01-31T13:02:00</dc:date>
            </office:change-info>
            <text:h text:style-name="Heading_20_2" text:outline-level="2"><text:s/>the name of the</text:h>
          </text:deletion>
        </text:changed-region>
        <text:changed-region xml:id="ct394474800" text:id="ct394474800">
          <text:deletion>
            <office:change-info>
              <dc:creator>Unknown Author</dc:creator>
              <dc:date>2016-02-11T14:27:00</dc:date>
            </office:change-info>
            <text:h text:style-name="Heading_20_2" text:outline-level="2"><text:s/>Commercialization Advisor,</text:h>
          </text:deletion>
        </text:changed-region>
        <text:changed-region xml:id="ct39732544" text:id="ct39732544">
          <text:deletion>
            <office:change-info>
              <dc:creator>Unknown Author</dc:creator>
              <dc:date>2016-01-31T13:02:00</dc:date>
            </office:change-info>
            <text:h text:style-name="Heading_20_2" text:outline-level="2"><text:s/>and a</text:h>
          </text:deletion>
        </text:changed-region>
        <text:changed-region xml:id="ct394477608" text:id="ct394477608">
          <text:deletion>
            <office:change-info>
              <dc:creator>Unknown Author</dc:creator>
              <dc:date>2016-02-11T14:27:00</dc:date>
            </office:change-info>
            <text:h text:style-name="Heading_20_2" text:outline-level="2"><text:s/>summary of the technical and commercialization goals</text:h>
          </text:deletion>
        </text:changed-region>
        <text:changed-region xml:id="ct39732648" text:id="ct39732648">
          <text:deletion>
            <office:change-info>
              <dc:creator>Unknown Author</dc:creator>
              <dc:date>2016-01-31T13:02:00</dc:date>
            </office:change-info>
            <text:h text:style-name="Heading_20_2" text:outline-level="2">.</text:h>
          </text:deletion>
        </text:changed-region>
        <text:changed-region xml:id="ct39734624" text:id="ct39734624">
          <text:deletion>
            <office:change-info>
              <dc:creator>Unknown Author</dc:creator>
              <dc:date>2016-01-31T12:41:00</dc:date>
            </office:change-info>
            <text:list xml:id="list152551823184904" text:continue-list="list152551807181972" text:style-name="WWNum1">
              <text:list-item>
                <text:h text:style-name="P5" text:outline-level="1"><text:line-break/></text:h>
              </text:list-item>
            </text:list>
          </text:deletion>
        </text:changed-region>
        <text:changed-region xml:id="ct394519728" text:id="ct394519728">
          <text:deletion>
            <office:change-info>
              <dc:creator>Unknown Author</dc:creator>
              <dc:date>2016-02-11T14:22:00</dc:date>
            </office:change-info>
            <text:list xml:id="list152551823181081" text:continue-numbering="true" text:style-name="WWNum1">
              <text:list-item>
                <text:h text:style-name="P5" text:outline-level="1">Technical Proposal Narrative</text:h>
              </text:list-item>
            </text:list>
          </text:deletion>
        </text:changed-region>
        <text:changed-region xml:id="ct39733792" text:id="ct39733792">
          <text:deletion>
            <office:change-info>
              <dc:creator>Unknown Author</dc:creator>
              <dc:date>2016-02-03T15:41:00</dc:date>
            </office:change-info>
            <text:p text:style-name="Standard"><text:line-break/></text:p>
          </text:deletion>
        </text:changed-region>
        <text:changed-region xml:id="ct39734416" text:id="ct39734416">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39734520" text:id="ct39734520">
          <text:deletion>
            <office:change-info>
              <dc:creator>Unknown Author</dc:creator>
              <dc:date>2016-01-31T13:02:00</dc:date>
            </office:change-info>
            <text:p text:style-name="Standard"><text:line-break/> </text:p>
          </text:deletion>
        </text:changed-region>
        <text:changed-region xml:id="ct394471056" text:id="ct394471056">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39735872" text:id="ct39735872">
          <text:deletion>
            <office:change-info>
              <dc:creator>Unknown Author</dc:creator>
              <dc:date>2016-01-31T12:30:00</dc:date>
            </office:change-info>
            <text:p text:style-name="Standard"><text:span text:style-name="T1"><text:line-break/></text:span></text:p>
          </text:deletion>
        </text:changed-region>
        <text:changed-region xml:id="ct39736184" text:id="ct39736184">
          <text:deletion>
            <office:change-info>
              <dc:creator>Unknown Author</dc:creator>
              <dc:date>2016-01-31T12:29:00</dc:date>
            </office:change-info>
            <text:p text:style-name="Standard"><text:span text:style-name="T1">-Technical Goals<text:line-break/><text:line-break/>Explain the goals for the development of the technology to be achieved in this project.</text:span></text:p>
          </text:deletion>
        </text:changed-region>
        <text:changed-region xml:id="ct39736288" text:id="ct39736288">
          <text:insertion>
            <office:change-info>
              <dc:creator>Unknown Author</dc:creator>
              <dc:date>2016-02-03T15:52:00</dc:date>
            </office:change-info>
          </text:insertion>
        </text:changed-region>
        <text:changed-region xml:id="ct39734832" text:id="ct39734832">
          <text:deletion>
            <office:change-info>
              <dc:creator>Unknown Author</dc:creator>
              <dc:date>2016-01-31T13:02:00</dc:date>
            </office:change-info>
            <text:p text:style-name="Standard"><text:span text:style-name="T4"><text:line-break/></text:span></text:p>
          </text:deletion>
        </text:changed-region>
        <text:changed-region xml:id="ct39733376" text:id="ct39733376">
          <text:deletion>
            <office:change-info>
              <dc:creator>Unknown Author</dc:creator>
              <dc:date>2016-01-31T12:31:00</dc:date>
            </office:change-info>
            <text:p text:style-name="Standard"><text:span text:style-name="T4">-Project Plan<text:line-break/><text:line-break/>Three complete EvoStat systems will be built: One, </text:span></text:p>
          </text:deletion>
        </text:changed-region>
        <text:changed-region xml:id="ct39736496" text:id="ct39736496">
          <text:deletion>
            <office:change-info>
              <dc:creator>Anyone</dc:creator>
              <dc:date>2016-01-30T13:39:00</dc:date>
            </office:change-info>
            <text:p text:style-name="Standard"><text:span text:style-name="T4">almost </text:span></text:p>
          </text:deletion>
        </text:changed-region>
        <text:changed-region xml:id="ct39735456" text:id="ct39735456">
          <text:deletion>
            <office:change-info>
              <dc:creator>Unknown Author</dc:creator>
              <dc:date>2016-01-31T12:31:00</dc:date>
            </office:change-info>
            <text:p text:style-name="Standard"><text:span text:style-name="T4">nearing c</text:span></text:p>
          </text:deletion>
        </text:changed-region>
        <text:changed-region xml:id="ct39733480" text:id="ct39733480">
          <text:deletion>
            <office:change-info>
              <dc:creator>Anyone</dc:creator>
              <dc:date>2016-01-30T13:39:00</dc:date>
            </office:change-info>
            <text:p text:style-name="Standard"><text:span text:style-name="T4">c</text:span></text:p>
          </text:deletion>
        </text:changed-region>
        <text:changed-region xml:id="ct39734936" text:id="ct39734936">
          <text:deletion>
            <office:change-info>
              <dc:creator>Unknown Author</dc:creator>
              <dc:date>2016-01-31T12:31:00</dc:date>
            </office:change-info>
            <text:p text:style-name="Standard"><text:span text:style-name="T4">ion omplet</text:span></text:p>
          </text:deletion>
        </text:changed-region>
        <text:changed-region xml:id="ct39735040" text:id="ct39735040">
          <text:deletion>
            <office:change-info>
              <dc:creator>Anyone</dc:creator>
              <dc:date>2016-01-30T13:39:00</dc:date>
            </office:change-info>
            <text:p text:style-name="Standard"><text:span text:style-name="T4">e </text:span></text:p>
          </text:deletion>
        </text:changed-region>
        <text:changed-region xml:id="ct39733896" text:id="ct39733896">
          <text:deletion>
            <office:change-info>
              <dc:creator>Unknown Author</dc:creator>
              <dc:date>2016-01-31T12:31:00</dc:date>
            </office:change-info>
            <text:p text:style-name="Standard"><text:span text:style-name="T4">.as of this writing, to support the work of Edgell et al</text:span></text:p>
          </text:deletion>
        </text:changed-region>
        <text:changed-region xml:id="ct39736600" text:id="ct39736600">
          <text:deletion>
            <office:change-info>
              <dc:creator>Lea</dc:creator>
              <dc:date>2016-01-29T22:04:00</dc:date>
            </office:change-info>
            <text:p text:style-name="Standard"><text:span text:style-name="T4">ia</text:span></text:p>
          </text:deletion>
        </text:changed-region>
        <text:changed-region xml:id="ct39734208" text:id="ct39734208">
          <text:deletion>
            <office:change-info>
              <dc:creator>Unknown Author</dc:creator>
              <dc:date>2016-01-31T12:31:00</dc:date>
            </office:change-info>
            <text:p text:style-name="Standard"><text:span text:style-name="T4"><text:s/></text:span></text:p>
          </text:deletion>
        </text:changed-region>
        <text:changed-region xml:id="ct39736080" text:id="ct39736080">
          <text:deletion>
            <office:change-info>
              <dc:creator>Anyone</dc:creator>
              <dc:date>2016-01-30T13:39:00</dc:date>
            </office:change-info>
            <text:p text:style-name="Standard"><text:span text:style-name="T4"><text:s/></text:span></text:p>
          </text:deletion>
        </text:changed-region>
        <text:changed-region xml:id="ct39735976" text:id="ct39735976">
          <text:deletion>
            <office:change-info>
              <dc:creator>Unknown Author</dc:creator>
              <dc:date>2016-01-31T12:31:00</dc:date>
            </office:change-info>
            <text:p text:style-name="Standard"><text:span text:style-name="T4">at the Genome Sciences building on the campus of UNC-Chapel Hill. <text:s/>A second will be constructed at the local makerspace </text:span></text:p>
          </text:deletion>
        </text:changed-region>
        <text:changed-region xml:id="ct39733688" text:id="ct39733688">
          <text:deletion>
            <office:change-info>
              <dc:creator>Unknown Author</dc:creator>
              <dc:date>2016-01-31T12:31:00</dc:date>
            </office:change-info>
            <text:p text:style-name="Standard"><text:span text:style-name="T4">and machine shopwoodworking, electronic workbench, an in Durham, NC (Splatspace) where we have access to 3D printers, </text:span></text:p>
          </text:deletion>
        </text:changed-region>
        <text:changed-region xml:id="ct39735768" text:id="ct39735768">
          <text:deletion>
            <office:change-info>
              <dc:creator>Anyone</dc:creator>
              <dc:date>2016-01-30T13:41:00</dc:date>
            </office:change-info>
            <text:p text:style-name="Standard"><text:span text:style-name="T4"><text:s/>resources</text:span></text:p>
          </text:deletion>
        </text:changed-region>
        <text:changed-region xml:id="ct39735144" text:id="ct39735144">
          <text:deletion>
            <office:change-info>
              <dc:creator>Unknown Author</dc:creator>
              <dc:date>2016-01-31T12:31:00</dc:date>
            </office:change-info>
            <text:p text:style-name="Standard"><text:span text:style-name="T4"><text:s/>, and a third at the Museum of Life and Science, where principal construction of components for all three systems will</text:span></text:p>
          </text:deletion>
        </text:changed-region>
        <text:changed-region xml:id="ct39735248" text:id="ct39735248">
          <text:deletion>
            <office:change-info>
              <dc:creator>Anyone</dc:creator>
              <dc:date>2016-01-30T13:41:00</dc:date>
            </office:change-info>
            <text:p text:style-name="Standard"><text:span text:style-name="T4"><text:s/>be </text:span></text:p>
          </text:deletion>
        </text:changed-region>
        <text:changed-region xml:id="ct39734000" text:id="ct39734000">
          <text:deletion>
            <office:change-info>
              <dc:creator>Unknown Author</dc:creator>
              <dc:date>2016-01-31T12:31:00</dc:date>
            </office:change-info>
            <text:p text:style-name="Standard"><text:span text:style-name="T4">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span></text:p>
          </text:deletion>
        </text:changed-region>
        <text:changed-region xml:id="ct39734104" text:id="ct39734104">
          <text:deletion>
            <office:change-info>
              <dc:creator>Unknown Author</dc:creator>
              <dc:date>2016-01-31T12:30:00</dc:date>
            </office:change-info>
            <text:p text:style-name="Standard"><text:span text:style-name="T4"><text:s/>controlled suspension of operation and sending of text messages after leak detection).</text:span></text:p>
          </text:deletion>
        </text:changed-region>
        <text:changed-region xml:id="ct39734312" text:id="ct39734312">
          <text:deletion>
            <office:change-info>
              <dc:creator>Unknown Author</dc:creator>
              <dc:date>2016-01-31T12:30:00</dc:date>
            </office:change-info>
            <text:p text:style-name="Standard"><text:span text:style-name="T4">Develop procedures for replacing any subsystem without interrupting the long-term experiment. <text:s/></text:span></text:p>
          </text:deletion>
        </text:changed-region>
        <text:changed-region xml:id="ct39735560" text:id="ct39735560">
          <text:deletion>
            <office:change-info>
              <dc:creator>Unknown Author</dc:creator>
              <dc:date>2016-01-31T12:30:00</dc:date>
            </office:change-info>
            <text:p text:style-name="Standard"><text:span text:style-name="T4"><text:s/></text:span></text:p>
          </text:deletion>
        </text:changed-region>
        <text:changed-region xml:id="ct39736392" text:id="ct39736392">
          <text:deletion>
            <office:change-info>
              <dc:creator>Unknown Author</dc:creator>
              <dc:date>2016-01-31T12:30:00</dc:date>
            </office:change-info>
            <text:p text:style-name="Standard"><text:span text:style-name="T4">For example, the most difficult of these operations would involve ,Develop software to assist calibration of the EvoStat using external references for luminosity and cell density, thus exploiting shared equipment while keeping the cost of each phagestat low.</text:span></text:p>
          </text:deletion>
        </text:changed-region>
        <text:changed-region xml:id="ct39735352" text:id="ct39735352">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39737120" text:id="ct39737120">
          <text:deletion>
            <office:change-info>
              <dc:creator>Unknown Author</dc:creator>
              <dc:date>2016-01-31T12:30:00</dc:date>
            </office:change-info>
            <text:p text:style-name="Standard"><text:span text:style-name="T4">Test operation over many hours of unattended operation. <text:s/>Goals include reliable operation for at least 100 hours (four days) and rapid detection and communication of problems (e.g.</text:span></text:p>
          </text:deletion>
        </text:changed-region>
        <text:changed-region xml:id="ct39735664" text:id="ct39735664">
          <text:deletion>
            <office:change-info>
              <dc:creator>Anyone</dc:creator>
              <dc:date>2016-01-30T13:24:00</dc:date>
            </office:change-info>
            <text:p text:style-name="Standard"><text:span text:style-name="T4">cellstat</text:span></text:p>
          </text:deletion>
        </text:changed-region>
        <text:changed-region xml:id="ct39739720" text:id="ct39739720">
          <text:deletion>
            <office:change-info>
              <dc:creator>Unknown Author</dc:creator>
              <dc:date>2016-01-31T12:30:00</dc:date>
            </office:change-info>
            <text:p text:style-name="Standard"><text:span text:style-name="T4"><text:s/>replacement. <text:s/>First, a second cellstat</text:span></text:p>
          </text:deletion>
        </text:changed-region>
        <text:changed-region xml:id="ct39737952" text:id="ct39737952">
          <text:deletion>
            <office:change-info>
              <dc:creator>Anyone</dc:creator>
              <dc:date>2016-01-30T13:24:00</dc:date>
            </office:change-info>
            <text:p text:style-name="Standard"><text:span text:style-name="T4">cellstat</text:span></text:p>
          </text:deletion>
        </text:changed-region>
        <text:changed-region xml:id="ct39738056" text:id="ct39738056">
          <text:deletion>
            <office:change-info>
              <dc:creator>Unknown Author</dc:creator>
              <dc:date>2016-01-31T12:30:00</dc:date>
            </office:change-info>
            <text:p text:style-name="Standard"><text:span text:style-name="T4"><text:s/>would be</text:span></text:p>
          </text:deletion>
        </text:changed-region>
        <text:changed-region xml:id="ct39739304" text:id="ct39739304">
          <text:deletion>
            <office:change-info>
              <dc:creator>Unknown Author</dc:creator>
              <dc:date>2016-01-31T12:30:00</dc:date>
            </office:change-info>
            <text:p text:style-name="Standard"><text:span text:style-name="T4"><text:s/>filled with nutrient, brought to temperature, and innoculated from the current cellstat</text:span></text:p>
          </text:deletion>
        </text:changed-region>
        <text:changed-region xml:id="ct39736808" text:id="ct39736808">
          <text:deletion>
            <office:change-info>
              <dc:creator>Anyone</dc:creator>
              <dc:date>2016-01-30T13:24:00</dc:date>
            </office:change-info>
            <text:p text:style-name="Standard"><text:span text:style-name="T4">cellstat</text:span></text:p>
          </text:deletion>
        </text:changed-region>
        <text:changed-region xml:id="ct39737224" text:id="ct39737224">
          <text:deletion>
            <office:change-info>
              <dc:creator>Unknown Author</dc:creator>
              <dc:date>2016-01-31T12:30:00</dc:date>
            </office:change-info>
            <text:p text:style-name="Standard"><text:span text:style-name="T4">. <text:s/>Calibration cellstat</text:span></text:p>
          </text:deletion>
        </text:changed-region>
        <text:changed-region xml:id="ct39738888" text:id="ct39738888">
          <text:deletion>
            <office:change-info>
              <dc:creator>Lea</dc:creator>
              <dc:date>2016-01-29T22:26:00</dc:date>
            </office:change-info>
            <text:p text:style-name="Standard"><text:span text:style-name="T4">data</text:span></text:p>
          </text:deletion>
        </text:changed-region>
        <text:changed-region xml:id="ct39737848" text:id="ct39737848">
          <text:deletion>
            <office:change-info>
              <dc:creator>Lea</dc:creator>
              <dc:date>2016-01-29T22:03:00</dc:date>
            </office:change-info>
            <text:p text:style-name="Standard"><text:span text:style-name="T4"><text:s/>is</text:span></text:p>
          </text:deletion>
        </text:changed-region>
        <text:changed-region xml:id="ct39738784" text:id="ct39738784">
          <text:deletion>
            <office:change-info>
              <dc:creator>Unknown Author</dc:creator>
              <dc:date>2016-01-31T12:30:00</dc:date>
            </office:change-info>
            <text:p text:style-name="Standard"><text:span text:style-name="T4"><text:s/>supplied as the culture is brought to early log phase growth rate. <text:s/>Once achieved, the liquid flow through the system will be paused and the new data are</text:span></text:p>
          </text:deletion>
        </text:changed-region>
        <text:changed-region xml:id="ct39738472" text:id="ct39738472">
          <text:deletion>
            <office:change-info>
              <dc:creator>Anyone</dc:creator>
              <dc:date>2016-01-30T13:24:00</dc:date>
            </office:change-info>
            <text:p text:style-name="Standard"><text:span text:style-name="T4">cellstat</text:span></text:p>
          </text:deletion>
        </text:changed-region>
        <text:changed-region xml:id="ct39739096" text:id="ct39739096">
          <text:deletion>
            <office:change-info>
              <dc:creator>Unknown Author</dc:creator>
              <dc:date>2016-01-31T12:30:00</dc:date>
            </office:change-info>
            <text:p text:style-name="Standard"><text:span text:style-name="T4"><text:s/>swapped into the system. <text:s/>Restarting the system with the new cellstat</text:span></text:p>
          </text:deletion>
        </text:changed-region>
        <text:changed-region xml:id="ct39738160" text:id="ct39738160">
          <text:deletion>
            <office:change-info>
              <dc:creator>Anyone</dc:creator>
              <dc:date>2016-01-30T13:24:00</dc:date>
            </office:change-info>
            <text:p text:style-name="Standard"><text:span text:style-name="T4">cellstat</text:span></text:p>
          </text:deletion>
        </text:changed-region>
        <text:changed-region xml:id="ct39739512" text:id="ct39739512">
          <text:deletion>
            <office:change-info>
              <dc:creator>Unknown Author</dc:creator>
              <dc:date>2016-01-31T12:30:00</dc:date>
            </office:change-info>
            <text:p text:style-name="Standard"><text:span text:style-name="T4"><text:s/>name in the configuration file will complete the cellstat</text:span></text:p>
          </text:deletion>
        </text:changed-region>
        <text:changed-region xml:id="ct39737432" text:id="ct39737432">
          <text:deletion>
            <office:change-info>
              <dc:creator>Anyone</dc:creator>
              <dc:date>2016-01-30T13:24:00</dc:date>
            </office:change-info>
            <text:p text:style-name="Standard"><text:span text:style-name="T4">cellstat</text:span></text:p>
          </text:deletion>
        </text:changed-region>
        <text:changed-region xml:id="ct39738264" text:id="ct39738264">
          <text:deletion>
            <office:change-info>
              <dc:creator>Unknown Author</dc:creator>
              <dc:date>2016-01-31T12:30:00</dc:date>
            </office:change-info>
            <text:p text:style-name="Standard"><text:span text:style-name="T4"><text:s/>change. <text:s/>Each instance of cellstat</text:span></text:p>
          </text:deletion>
        </text:changed-region>
        <text:changed-region xml:id="ct39739408" text:id="ct39739408">
          <text:deletion>
            <office:change-info>
              <dc:creator>Anyone</dc:creator>
              <dc:date>2016-01-30T13:24:00</dc:date>
            </office:change-info>
            <text:p text:style-name="Standard"><text:span text:style-name="T4">cellstat</text:span></text:p>
          </text:deletion>
        </text:changed-region>
        <text:changed-region xml:id="ct39739616" text:id="ct39739616">
          <text:deletion>
            <office:change-info>
              <dc:creator>Unknown Author</dc:creator>
              <dc:date>2016-01-31T12:30:00</dc:date>
            </office:change-info>
            <text:p text:style-name="Standard"><text:span text:style-name="T4">, cellstat</text:span></text:p>
          </text:deletion>
        </text:changed-region>
        <text:changed-region xml:id="ct39738368" text:id="ct39738368">
          <text:deletion>
            <office:change-info>
              <dc:creator>Anyone</dc:creator>
              <dc:date>2016-01-30T13:25:00</dc:date>
            </office:change-info>
            <text:p text:style-name="Standard"><text:span text:style-name="T4">lagoon</text:span></text:p>
          </text:deletion>
        </text:changed-region>
        <text:changed-region xml:id="ct39736912" text:id="ct39736912">
          <text:deletion>
            <office:change-info>
              <dc:creator>Unknown Author</dc:creator>
              <dc:date>2016-01-31T12:30:00</dc:date>
            </office:change-info>
            <text:p text:style-name="Standard"><text:span text:style-name="T4">,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span></text:p>
          </text:deletion>
        </text:changed-region>
        <text:changed-region xml:id="ct39739824" text:id="ct39739824">
          <text:deletion>
            <office:change-info>
              <dc:creator>Anyone</dc:creator>
              <dc:date>2016-01-30T13:25:00</dc:date>
            </office:change-info>
            <text:p text:style-name="Standard"><text:span text:style-name="T4">lagoon</text:span></text:p>
          </text:deletion>
        </text:changed-region>
        <text:changed-region xml:id="ct39739200" text:id="ct39739200">
          <text:deletion>
            <office:change-info>
              <dc:creator>Unknown Author</dc:creator>
              <dc:date>2016-01-31T12:30:00</dc:date>
            </office:change-info>
            <text:p text:style-name="Standard"><text:span text:style-name="T4"><text:s/>replacement will require a greatly reduced flow rate and possibly extra inducers to re-establish the viral population.lagoon</text:span></text:p>
          </text:deletion>
        </text:changed-region>
        <text:changed-region xml:id="ct39739928" text:id="ct39739928">
          <text:deletion>
            <office:change-info>
              <dc:creator>Unknown Author</dc:creator>
              <dc:date>2016-01-31T12:31:00</dc:date>
            </office:change-info>
            <text:p text:style-name="Table_20_Contents"><text:span text:style-name="T5">Aims</text:span></text:p>
          </text:deletion>
        </text:changed-region>
        <text:changed-region xml:id="ct39737536" text:id="ct39737536">
          <text:insertion>
            <office:change-info>
              <dc:creator>Unknown Author</dc:creator>
              <dc:date>2016-02-03T15:41:00</dc:date>
            </office:change-info>
          </text:insertion>
        </text:changed-region>
        <text:changed-region xml:id="ct39736704" text:id="ct39736704">
          <text:deletion>
            <office:change-info>
              <dc:creator>Unknown Author</dc:creator>
              <dc:date>2016-01-31T12:31:00</dc:date>
            </office:change-info>
            <text:p text:style-name="Table_20_Contents"><text:span text:style-name="T5">Months 1-3</text:span></text:p>
          </text:deletion>
        </text:changed-region>
        <text:changed-region xml:id="ct39738680" text:id="ct39738680">
          <text:insertion>
            <office:change-info>
              <dc:creator>Unknown Author</dc:creator>
              <dc:date>2016-02-03T15:42:00</dc:date>
            </office:change-info>
          </text:insertion>
        </text:changed-region>
        <text:changed-region xml:id="ct39737016" text:id="ct39737016">
          <text:deletion>
            <office:change-info>
              <dc:creator>Unknown Author</dc:creator>
              <dc:date>2016-01-31T12:31:00</dc:date>
            </office:change-info>
            <text:p text:style-name="Table_20_Contents">Level detection</text:p>
          </text:deletion>
        </text:changed-region>
        <text:changed-region xml:id="ct39737328" text:id="ct39737328">
          <text:insertion>
            <office:change-info>
              <dc:creator>Unknown Author</dc:creator>
              <dc:date>2016-02-08T15:41:00</dc:date>
            </office:change-info>
          </text:insertion>
        </text:changed-region>
        <text:changed-region xml:id="ct39737640" text:id="ct39737640">
          <text:insertion>
            <office:change-info>
              <dc:creator>Unknown Author</dc:creator>
              <dc:date>2016-02-03T15:47:00</dc:date>
            </office:change-info>
          </text:insertion>
        </text:changed-region>
        <text:changed-region xml:id="ct39738576" text:id="ct39738576">
          <text:insertion>
            <office:change-info>
              <dc:creator>Unknown Author</dc:creator>
              <dc:date>2016-02-03T15:48:00</dc:date>
            </office:change-info>
          </text:insertion>
        </text:changed-region>
        <text:changed-region xml:id="ct39738992" text:id="ct39738992">
          <text:insertion>
            <office:change-info>
              <dc:creator>Unknown Author</dc:creator>
              <dc:date>2016-02-03T15:42:00</dc:date>
            </office:change-info>
          </text:insertion>
        </text:changed-region>
        <text:changed-region xml:id="ct39737744" text:id="ct39737744">
          <text:insertion>
            <office:change-info>
              <dc:creator>Unknown Author</dc:creator>
              <dc:date>2016-02-08T15:41:00</dc:date>
            </office:change-info>
          </text:insertion>
        </text:changed-region>
        <text:changed-region xml:id="ct39742424" text:id="ct39742424">
          <text:deletion>
            <office:change-info>
              <dc:creator>Unknown Author</dc:creator>
              <dc:date>2016-01-31T12:31:00</dc:date>
            </office:change-info>
            <text:p text:style-name="Table_20_Contents">Cell density</text:p>
          </text:deletion>
        </text:changed-region>
        <text:changed-region xml:id="ct39742320" text:id="ct39742320">
          <text:insertion>
            <office:change-info>
              <dc:creator>Unknown Author</dc:creator>
              <dc:date>2016-02-03T15:48:00</dc:date>
            </office:change-info>
          </text:insertion>
        </text:changed-region>
        <text:changed-region xml:id="ct39743048" text:id="ct39743048">
          <text:insertion>
            <office:change-info>
              <dc:creator>Unknown Author</dc:creator>
              <dc:date>2016-02-03T15:42:00</dc:date>
            </office:change-info>
          </text:insertion>
        </text:changed-region>
        <text:changed-region xml:id="ct39741384" text:id="ct39741384">
          <text:insertion>
            <office:change-info>
              <dc:creator>Unknown Author</dc:creator>
              <dc:date>2016-02-03T15:49:00</dc:date>
            </office:change-info>
          </text:insertion>
        </text:changed-region>
        <text:changed-region xml:id="ct39741592" text:id="ct39741592">
          <text:deletion>
            <office:change-info>
              <dc:creator>Unknown Author</dc:creator>
              <dc:date>2016-01-31T12:31:00</dc:date>
            </office:change-info>
            <text:p text:style-name="Table_20_Contents">Luminosity</text:p>
          </text:deletion>
        </text:changed-region>
        <text:changed-region xml:id="ct39740448" text:id="ct39740448">
          <text:insertion>
            <office:change-info>
              <dc:creator>Unknown Author</dc:creator>
              <dc:date>2016-02-03T15:47:00</dc:date>
            </office:change-info>
          </text:insertion>
        </text:changed-region>
        <text:changed-region xml:id="ct39741072" text:id="ct39741072">
          <text:insertion>
            <office:change-info>
              <dc:creator>Unknown Author</dc:creator>
              <dc:date>2016-02-03T15:49:00</dc:date>
            </office:change-info>
          </text:insertion>
        </text:changed-region>
        <text:changed-region xml:id="ct39742632" text:id="ct39742632">
          <text:insertion>
            <office:change-info>
              <dc:creator>Unknown Author</dc:creator>
              <dc:date>2016-02-03T15:42:00</dc:date>
            </office:change-info>
          </text:insertion>
        </text:changed-region>
        <text:changed-region xml:id="ct39740136" text:id="ct39740136">
          <text:insertion>
            <office:change-info>
              <dc:creator>Unknown Author</dc:creator>
              <dc:date>2016-02-03T15:43:00</dc:date>
            </office:change-info>
          </text:insertion>
        </text:changed-region>
        <text:changed-region xml:id="ct39740344" text:id="ct39740344">
          <text:insertion>
            <office:change-info>
              <dc:creator>Unknown Author</dc:creator>
              <dc:date>2016-02-03T15:41:00</dc:date>
            </office:change-info>
          </text:insertion>
        </text:changed-region>
        <text:changed-region xml:id="ct39740032" text:id="ct39740032">
          <text:deletion>
            <office:change-info>
              <dc:creator>Unknown Author</dc:creator>
              <dc:date>2016-02-03T15:42:00</dc:date>
            </office:change-info>
            <text:p text:style-name="Table_20_Contents">Cell density</text:p>
          </text:deletion>
        </text:changed-region>
        <text:changed-region xml:id="ct39742528" text:id="ct39742528">
          <text:insertion>
            <office:change-info>
              <dc:creator>Unknown Author</dc:creator>
              <dc:date>2016-02-03T15:43:00</dc:date>
            </office:change-info>
          </text:insertion>
        </text:changed-region>
        <text:changed-region xml:id="ct39742736" text:id="ct39742736">
          <text:insertion>
            <office:change-info>
              <dc:creator>Unknown Author</dc:creator>
              <dc:date>2016-02-08T15:42:00</dc:date>
            </office:change-info>
          </text:insertion>
        </text:changed-region>
        <text:changed-region xml:id="ct39742840" text:id="ct39742840">
          <text:insertion>
            <office:change-info>
              <dc:creator>Unknown Author</dc:creator>
              <dc:date>2016-02-03T15:51:00</dc:date>
            </office:change-info>
          </text:insertion>
        </text:changed-region>
        <text:changed-region xml:id="ct39742944" text:id="ct39742944">
          <text:deletion>
            <office:change-info>
              <dc:creator>Unknown Author</dc:creator>
              <dc:date>2016-02-03T15:42:00</dc:date>
            </office:change-info>
            <text:p text:style-name="Table_20_Contents">Luminosity</text:p>
          </text:deletion>
        </text:changed-region>
        <text:changed-region xml:id="ct39741800" text:id="ct39741800">
          <text:insertion>
            <office:change-info>
              <dc:creator>Unknown Author</dc:creator>
              <dc:date>2016-02-03T15:47:00</dc:date>
            </office:change-info>
          </text:insertion>
        </text:changed-region>
        <text:changed-region xml:id="ct39741280" text:id="ct39741280">
          <text:insertion>
            <office:change-info>
              <dc:creator>Unknown Author</dc:creator>
              <dc:date>2016-02-03T15:51:00</dc:date>
            </office:change-info>
          </text:insertion>
        </text:changed-region>
        <text:changed-region xml:id="ct39743152" text:id="ct39743152">
          <text:deletion>
            <office:change-info>
              <dc:creator>Unknown Author</dc:creator>
              <dc:date>2016-02-03T15:43:00</dc:date>
            </office:change-info>
            <text:p text:style-name="Table_20_Contents">Auto-calibration</text:p>
          </text:deletion>
        </text:changed-region>
        <text:changed-region xml:id="ct39741904" text:id="ct39741904">
          <text:insertion>
            <office:change-info>
              <dc:creator>Unknown Author</dc:creator>
              <dc:date>2016-02-03T15:47:00</dc:date>
            </office:change-info>
          </text:insertion>
        </text:changed-region>
        <text:changed-region xml:id="ct39741176" text:id="ct39741176">
          <text:insertion>
            <office:change-info>
              <dc:creator>Unknown Author</dc:creator>
              <dc:date>2016-02-08T15:42:00</dc:date>
            </office:change-info>
          </text:insertion>
        </text:changed-region>
        <text:changed-region xml:id="ct39743256" text:id="ct39743256">
          <text:insertion>
            <office:change-info>
              <dc:creator>Unknown Author</dc:creator>
              <dc:date>2016-02-08T15:43:00</dc:date>
            </office:change-info>
          </text:insertion>
        </text:changed-region>
        <text:changed-region xml:id="ct39741696" text:id="ct39741696">
          <text:insertion>
            <office:change-info>
              <dc:creator>Unknown Author</dc:creator>
              <dc:date>2016-02-03T15:50:00</dc:date>
            </office:change-info>
          </text:insertion>
        </text:changed-region>
        <text:changed-region xml:id="ct39740240" text:id="ct39740240">
          <text:insertion>
            <office:change-info>
              <dc:creator>Unknown Author</dc:creator>
              <dc:date>2016-02-08T15:43:00</dc:date>
            </office:change-info>
          </text:insertion>
        </text:changed-region>
        <text:changed-region xml:id="ct39740552" text:id="ct39740552">
          <text:insertion>
            <office:change-info>
              <dc:creator>Unknown Author</dc:creator>
              <dc:date>2016-02-03T15:51:00</dc:date>
            </office:change-info>
          </text:insertion>
        </text:changed-region>
        <text:changed-region xml:id="ct39740656" text:id="ct39740656">
          <text:insertion>
            <office:change-info>
              <dc:creator>Unknown Author</dc:creator>
              <dc:date>2016-02-03T15:52:00</dc:date>
            </office:change-info>
          </text:insertion>
        </text:changed-region>
        <text:changed-region xml:id="ct39740760" text:id="ct39740760">
          <text:insertion>
            <office:change-info>
              <dc:creator>Unknown Author</dc:creator>
              <dc:date>2016-02-03T15:51:00</dc:date>
            </office:change-info>
          </text:insertion>
        </text:changed-region>
        <text:changed-region xml:id="ct39741488" text:id="ct39741488">
          <text:deletion>
            <office:change-info>
              <dc:creator>Unknown Author</dc:creator>
              <dc:date>2016-01-31T12:31:00</dc:date>
            </office:change-info>
            <text:list xml:id="list152551838164453" text:continue-numbering="true" text:style-name="WWNum1">
              <text:list-item>
                <text:h text:style-name="P1"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39742112" text:id="ct39742112">
          <text:deletion>
            <office:change-info>
              <dc:creator>Lea</dc:creator>
              <dc:date>2016-01-29T22:08:00</dc:date>
            </office:change-info>
            <text:h text:style-name="Heading_20_2" text:outline-level="2">ia</text:h>
          </text:deletion>
        </text:changed-region>
        <text:changed-region xml:id="ct39742216" text:id="ct39742216">
          <text:deletion>
            <office:change-info>
              <dc:creator>Unknown Author</dc:creator>
              <dc:date>2016-01-31T12:31:00</dc:date>
            </office:change-info>
            <text:h text:style-name="Heading_20_2" text:outline-level="2">.</text:h>
          </text:deletion>
        </text:changed-region>
        <text:changed-region xml:id="ct39740864" text:id="ct39740864">
          <text:deletion>
            <office:change-info>
              <dc:creator>Unknown Author</dc:creator>
              <dc:date>2016-01-31T12:41:00</dc:date>
            </office:change-info>
            <text:h text:style-name="Heading_20_2" text:outline-level="2"><text:line-break/><text:line-break/>-</text:h>
          </text:deletion>
        </text:changed-region>
        <text:changed-region xml:id="ct39740968" text:id="ct39740968">
          <text:deletion>
            <office:change-info>
              <dc:creator>Unknown Author</dc:creator>
              <dc:date>2016-01-31T13:48:00</dc:date>
            </office:change-info>
            <text:h text:style-name="Heading_20_2" text:outline-level="2"><text:line-break/></text:h>
          </text:deletion>
        </text:changed-region>
        <text:changed-region xml:id="ct39761144" text:id="ct39761144">
          <text:insertion>
            <office:change-info>
              <dc:creator>Unknown Author</dc:creator>
              <dc:date>2016-02-03T16:01:00</dc:date>
            </office:change-info>
          </text:insertion>
        </text:changed-region>
        <text:changed-region xml:id="ct39702176" text:id="ct39702176">
          <text:deletion>
            <office:change-info>
              <dc:creator>Unknown Author</dc:creator>
              <dc:date>2016-02-03T16:00:00</dc:date>
            </office:change-info>
            <text:p text:style-name="Text_20_body"><text:line-break/></text:p>
          </text:deletion>
        </text:changed-region>
        <text:changed-region xml:id="ct39707792" text:id="ct39707792">
          <text:insertion>
            <office:change-info>
              <dc:creator>Unknown Author</dc:creator>
              <dc:date>2016-02-03T16:07:00</dc:date>
            </office:change-info>
          </text:insertion>
        </text:changed-region>
        <text:changed-region xml:id="ct39709144" text:id="ct39709144">
          <text:insertion>
            <office:change-info>
              <dc:creator>Unknown Author</dc:creator>
              <dc:date>2016-02-03T15:58:00</dc:date>
            </office:change-info>
          </text:insertion>
        </text:changed-region>
        <text:changed-region xml:id="ct39709352" text:id="ct39709352">
          <text:deletion>
            <office:change-info>
              <dc:creator>Lea</dc:creator>
              <dc:date>2016-01-29T22:08:00</dc:date>
            </office:change-info>
            <text:p text:style-name="Text_20_body">.00 </text:p>
          </text:deletion>
        </text:changed-region>
        <text:changed-region xml:id="ct39709456" text:id="ct39709456">
          <text:insertion>
            <office:change-info>
              <dc:creator>Lea</dc:creator>
              <dc:date>2016-01-29T22:08:00</dc:date>
            </office:change-info>
          </text:insertion>
        </text:changed-region>
        <text:changed-region xml:id="ct286171992" text:id="ct286171992">
          <text:deletion>
            <office:change-info>
              <dc:creator>Unknown Author</dc:creator>
              <dc:date>2016-02-03T16:11:00</dc:date>
            </office:change-info>
            <text:p text:style-name="Text_20_body">ould</text:p>
          </text:deletion>
        </text:changed-region>
        <text:changed-region xml:id="ct286172720" text:id="ct286172720">
          <text:insertion>
            <office:change-info>
              <dc:creator>Unknown Author</dc:creator>
              <dc:date>2016-02-03T16:11:00</dc:date>
            </office:change-info>
          </text:insertion>
        </text:changed-region>
        <text:changed-region xml:id="ct286171576" text:id="ct286171576">
          <text:deletion>
            <office:change-info>
              <dc:creator>Unknown Author</dc:creator>
              <dc:date>2016-02-03T16:03:00</dc:date>
            </office:change-info>
            <text:p text:style-name="Text_20_body"><text:s/></text:p>
          </text:deletion>
        </text:changed-region>
        <text:changed-region xml:id="ct286171680" text:id="ct286171680">
          <text:insertion>
            <office:change-info>
              <dc:creator>Unknown Author</dc:creator>
              <dc:date>2016-02-03T16:03:00</dc:date>
            </office:change-info>
          </text:insertion>
        </text:changed-region>
        <text:changed-region xml:id="ct286171888" text:id="ct286171888">
          <text:insertion>
            <office:change-info>
              <dc:creator>Unknown Author</dc:creator>
              <dc:date>2016-02-03T16:03:00</dc:date>
            </office:change-info>
          </text:insertion>
        </text:changed-region>
        <text:changed-region xml:id="ct394473552" text:id="ct394473552">
          <text:insertion>
            <office:change-info>
              <dc:creator>Unknown Author</dc:creator>
              <dc:date>2016-02-03T16:03:00</dc:date>
            </office:change-info>
          </text:insertion>
        </text:changed-region>
        <text:changed-region xml:id="ct286172096" text:id="ct286172096">
          <text:deletion>
            <office:change-info>
              <dc:creator>Unknown Author</dc:creator>
              <dc:date>2016-02-08T15:46:00</dc:date>
            </office:change-info>
            <text:p text:style-name="Text_20_body">d</text:p>
          </text:deletion>
        </text:changed-region>
        <text:changed-region xml:id="ct286173344" text:id="ct286173344">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286173032" text:id="ct286173032">
          <text:deletion>
            <office:change-info>
              <dc:creator>Unknown Author</dc:creator>
              <dc:date>2016-02-03T16:01:00</dc:date>
            </office:change-info>
            <text:p text:style-name="Text_20_body"><text:s/></text:p>
          </text:deletion>
        </text:changed-region>
        <text:changed-region xml:id="ct286172200" text:id="ct286172200">
          <text:deletion>
            <office:change-info>
              <dc:creator>Unknown Author</dc:creator>
              <dc:date>2016-02-03T16:04:00</dc:date>
            </office:change-info>
            <text:p text:style-name="Text_20_body">with access to a 3D printer and</text:p>
          </text:deletion>
        </text:changed-region>
        <text:changed-region xml:id="ct286172512" text:id="ct286172512">
          <text:insertion>
            <office:change-info>
              <dc:creator>Unknown Author</dc:creator>
              <dc:date>2016-02-08T15:46:00</dc:date>
            </office:change-info>
          </text:insertion>
        </text:changed-region>
        <text:changed-region xml:id="ct286172824" text:id="ct286172824">
          <text:insertion>
            <office:change-info>
              <dc:creator>Anyone</dc:creator>
              <dc:date>2016-01-30T13:44:00</dc:date>
            </office:change-info>
          </text:insertion>
        </text:changed-region>
        <text:changed-region xml:id="ct286172928" text:id="ct286172928">
          <text:insertion>
            <office:change-info>
              <dc:creator>Anyone</dc:creator>
              <dc:date>2016-01-30T13:46:00</dc:date>
            </office:change-info>
          </text:insertion>
        </text:changed-region>
        <text:changed-region xml:id="ct286173240" text:id="ct286173240">
          <text:insertion>
            <office:change-info>
              <dc:creator>Anyone</dc:creator>
              <dc:date>2016-01-30T13:44:00</dc:date>
            </office:change-info>
          </text:insertion>
        </text:changed-region>
        <text:changed-region xml:id="ct286173448" text:id="ct286173448">
          <text:insertion>
            <office:change-info>
              <dc:creator>Anyone</dc:creator>
              <dc:date>2016-01-30T13:46:00</dc:date>
            </office:change-info>
          </text:insertion>
        </text:changed-region>
        <text:changed-region xml:id="ct286173552" text:id="ct286173552">
          <text:insertion>
            <office:change-info>
              <dc:creator>Anyone</dc:creator>
              <dc:date>2016-01-30T13:45:00</dc:date>
            </office:change-info>
          </text:insertion>
        </text:changed-region>
        <text:changed-region xml:id="ct286158472" text:id="ct286158472">
          <text:insertion>
            <office:change-info>
              <dc:creator>Anyone</dc:creator>
              <dc:date>2016-01-30T13:44:00</dc:date>
            </office:change-info>
          </text:insertion>
        </text:changed-region>
        <text:changed-region xml:id="ct286159304" text:id="ct286159304">
          <text:insertion>
            <office:change-info>
              <dc:creator>Anyone</dc:creator>
              <dc:date>2016-01-30T13:46:00</dc:date>
            </office:change-info>
          </text:insertion>
        </text:changed-region>
        <text:changed-region xml:id="ct286159408" text:id="ct286159408">
          <text:insertion>
            <office:change-info>
              <dc:creator>Anyone</dc:creator>
              <dc:date>2016-01-30T13:44:00</dc:date>
            </office:change-info>
          </text:insertion>
        </text:changed-region>
        <text:changed-region xml:id="ct286159512" text:id="ct286159512">
          <text:insertion>
            <office:change-info>
              <dc:creator>Anyone</dc:creator>
              <dc:date>2016-01-30T13:45:00</dc:date>
            </office:change-info>
          </text:insertion>
        </text:changed-region>
        <text:changed-region xml:id="ct286167624" text:id="ct286167624">
          <text:insertion>
            <office:change-info>
              <dc:creator>Anyone</dc:creator>
              <dc:date>2016-01-30T13:49:00</dc:date>
            </office:change-info>
          </text:insertion>
        </text:changed-region>
        <text:changed-region xml:id="ct286164816" text:id="ct286164816">
          <text:insertion>
            <office:change-info>
              <dc:creator>Anyone</dc:creator>
              <dc:date>2016-01-30T13:47:00</dc:date>
            </office:change-info>
          </text:insertion>
        </text:changed-region>
        <text:changed-region xml:id="ct286165648" text:id="ct286165648">
          <text:insertion>
            <office:change-info>
              <dc:creator>Unknown Author</dc:creator>
              <dc:date>2016-02-08T15:46:00</dc:date>
            </office:change-info>
          </text:insertion>
        </text:changed-region>
        <text:changed-region xml:id="ct286166896" text:id="ct286166896">
          <text:deletion>
            <office:change-info>
              <dc:creator>Unknown Author</dc:creator>
              <dc:date>2016-02-03T16:02:00</dc:date>
            </office:change-info>
            <text:p text:style-name="Text_20_body"><text:line-break/></text:p>
          </text:deletion>
        </text:changed-region>
        <text:changed-region xml:id="ct286165960" text:id="ct286165960">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286166376" text:id="ct286166376">
          <text:deletion>
            <office:change-info>
              <dc:creator>Anyone</dc:creator>
              <dc:date>2016-01-30T13:49:00</dc:date>
            </office:change-info>
            <text:p text:style-name="Text_20_body"><text:line-break/></text:p>
          </text:deletion>
        </text:changed-region>
        <text:changed-region xml:id="ct286165856" text:id="ct286165856">
          <text:deletion>
            <office:change-info>
              <dc:creator>Unknown Author</dc:creator>
              <dc:date>2016-02-03T16:02:00</dc:date>
            </office:change-info>
            <text:p text:style-name="Text_20_body"><text:line-break/></text:p>
          </text:deletion>
        </text:changed-region>
        <text:changed-region xml:id="ct286166688" text:id="ct286166688">
          <text:deletion>
            <office:change-info>
              <dc:creator>Anyone</dc:creator>
              <dc:date>2016-01-30T13:19:00</dc:date>
            </office:change-info>
            <text:p text:style-name="Text_20_body">.</text:p>
          </text:deletion>
        </text:changed-region>
        <text:changed-region xml:id="ct286165232" text:id="ct286165232">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286166064" text:id="ct286166064">
          <text:deletion>
            <office:change-info>
              <dc:creator>Unknown Author</dc:creator>
              <dc:date>2016-02-03T15:59:00</dc:date>
            </office:change-info>
            <text:p text:style-name="Text_20_body">The </text:p>
          </text:deletion>
        </text:changed-region>
        <text:changed-region xml:id="ct286167728" text:id="ct286167728">
          <text:deletion>
            <office:change-info>
              <dc:creator>Unknown Author</dc:creator>
              <dc:date>2016-02-03T16:05:00</dc:date>
            </office:change-info>
            <text:p text:style-name="Text_20_body"><text:s text:c="2"/></text:p>
          </text:deletion>
        </text:changed-region>
        <text:changed-region xml:id="ct286165440" text:id="ct286165440">
          <text:deletion>
            <office:change-info>
              <dc:creator>Unknown Author</dc:creator>
              <dc:date>2016-02-08T15:46:00</dc:date>
            </office:change-info>
            <text:p text:style-name="Text_20_body">.</text:p>
          </text:deletion>
        </text:changed-region>
        <text:changed-region xml:id="ct286165544" text:id="ct286165544">
          <text:insertion>
            <office:change-info>
              <dc:creator>Unknown Author</dc:creator>
              <dc:date>2016-02-08T15:47:00</dc:date>
            </office:change-info>
          </text:insertion>
        </text:changed-region>
        <text:changed-region xml:id="ct286167208" text:id="ct286167208">
          <text:insertion>
            <office:change-info>
              <dc:creator>Unknown Author</dc:creator>
              <dc:date>2016-02-08T15:44:00</dc:date>
            </office:change-info>
          </text:insertion>
        </text:changed-region>
        <text:changed-region xml:id="ct286166584" text:id="ct286166584">
          <text:insertion>
            <office:change-info>
              <dc:creator>Unknown Author</dc:creator>
              <dc:date>2016-02-03T15:59:00</dc:date>
            </office:change-info>
          </text:insertion>
        </text:changed-region>
        <text:changed-region xml:id="ct394473656" text:id="ct394473656">
          <text:insertion>
            <office:change-info>
              <dc:creator>Unknown Author</dc:creator>
              <dc:date>2016-02-03T15:59:00</dc:date>
            </office:change-info>
          </text:insertion>
        </text:changed-region>
        <text:changed-region xml:id="ct286165752" text:id="ct286165752">
          <text:insertion>
            <office:change-info>
              <dc:creator>Unknown Author</dc:creator>
              <dc:date>2016-02-03T16:00:00</dc:date>
            </office:change-info>
          </text:insertion>
        </text:changed-region>
        <text:changed-region xml:id="ct286166168" text:id="ct286166168">
          <text:deletion>
            <office:change-info>
              <dc:creator>Unknown Author</dc:creator>
              <dc:date>2016-02-03T16:00:00</dc:date>
            </office:change-info>
            <text:p text:style-name="Text_20_body"><text:line-break/></text:p>
          </text:deletion>
        </text:changed-region>
        <text:changed-region xml:id="ct286167416" text:id="ct286167416">
          <text:deletion>
            <office:change-info>
              <dc:creator>Unknown Author</dc:creator>
              <dc:date>2016-02-08T15:48:00</dc:date>
            </office:change-info>
            <text:p text:style-name="Text_20_body">-T</text:p>
          </text:deletion>
        </text:changed-region>
        <text:changed-region xml:id="ct286164504" text:id="ct286164504">
          <text:deletion>
            <office:change-info>
              <dc:creator>Unknown Author</dc:creator>
              <dc:date>2016-02-08T15:48:00</dc:date>
            </office:change-info>
            <text:p text:style-name="Text_20_body">, </text:p>
          </text:deletion>
        </text:changed-region>
        <text:changed-region xml:id="ct286170952" text:id="ct286170952">
          <text:insertion>
            <office:change-info>
              <dc:creator>Unknown Author</dc:creator>
              <dc:date>2016-02-08T15:48:00</dc:date>
            </office:change-info>
          </text:insertion>
        </text:changed-region>
        <text:changed-region xml:id="ct286168456" text:id="ct286168456">
          <text:insertion>
            <office:change-info>
              <dc:creator>Lea</dc:creator>
              <dc:date>2016-01-29T22:26:00</dc:date>
            </office:change-info>
          </text:insertion>
        </text:changed-region>
        <text:changed-region xml:id="ct286169912" text:id="ct286169912">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286168872" text:id="ct286168872">
          <text:deletion>
            <office:change-info>
              <dc:creator>Lea</dc:creator>
              <dc:date>2016-01-29T22:26:00</dc:date>
            </office:change-info>
            <text:p text:style-name="Text_20_body">)</text:p>
          </text:deletion>
        </text:changed-region>
        <text:changed-region xml:id="ct286168976" text:id="ct286168976">
          <text:deletion>
            <office:change-info>
              <dc:creator>Unknown Author</dc:creator>
              <dc:date>2016-01-31T12:42:00</dc:date>
            </office:change-info>
            <text:p text:style-name="Text_20_body"><text:line-break/>-Problem<text:line-break/><text:line-break/><text:line-break/>-Commercial Goals</text:p>
          </text:deletion>
        </text:changed-region>
        <text:changed-region xml:id="ct286169392" text:id="ct286169392">
          <text:deletion>
            <office:change-info>
              <dc:creator>Unknown Author</dc:creator>
              <dc:date>2016-01-31T13:49:00</dc:date>
            </office:change-info>
            <text:p text:style-name="Text_20_body"><text:line-break/></text:p>
          </text:deletion>
        </text:changed-region>
        <text:changed-region xml:id="ct286169704" text:id="ct286169704">
          <text:deletion>
            <office:change-info>
              <dc:creator>Unknown Author</dc:creator>
              <dc:date>2016-01-31T12:42:00</dc:date>
            </office:change-info>
            <text:p text:style-name="Text_20_body"><text:line-break/></text:p>
          </text:deletion>
        </text:changed-region>
        <text:changed-region xml:id="ct286170328" text:id="ct286170328">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286170120" text:id="ct286170120">
          <text:deletion>
            <office:change-info>
              <dc:creator>Unknown Author</dc:creator>
              <dc:date>2016-01-31T12:42:00</dc:date>
            </office:change-info>
            <text:p text:style-name="Text_20_body"><text:line-break/><text:line-break/></text:p>
          </text:deletion>
        </text:changed-region>
        <text:changed-region xml:id="ct286169808" text:id="ct286169808">
          <text:deletion>
            <office:change-info>
              <dc:creator>Unknown Author</dc:creator>
              <dc:date>2016-02-03T15:55:00</dc:date>
            </office:change-info>
            <text:p text:style-name="Text_20_body"><text:line-break/></text:p>
          </text:deletion>
        </text:changed-region>
        <text:changed-region xml:id="ct286170536" text:id="ct286170536">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284991760" text:id="ct284991760">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286170432" text:id="ct286170432">
          <text:deletion>
            <office:change-info>
              <dc:creator>Unknown Author</dc:creator>
              <dc:date>2016-02-03T16:05:00</dc:date>
            </office:change-info>
            <text:p text:style-name="Text_20_body"><text:line-break/></text:p>
          </text:deletion>
        </text:changed-region>
        <text:changed-region xml:id="ct29090544" text:id="ct29090544">
          <text:insertion>
            <office:change-info>
              <dc:creator>Unknown Author</dc:creator>
              <dc:date>2016-02-03T16:06:00</dc:date>
            </office:change-info>
          </text:insertion>
        </text:changed-region>
        <text:changed-region xml:id="ct41945128" text:id="ct41945128">
          <text:deletion>
            <office:change-info>
              <dc:creator>Unknown Author</dc:creator>
              <dc:date>2016-02-03T16:13:00</dc:date>
            </office:change-info>
            <text:p text:style-name="Standard"><text:line-break/></text:p>
          </text:deletion>
        </text:changed-region>
        <text:changed-region xml:id="ct41944920" text:id="ct41944920">
          <text:insertion>
            <office:change-info>
              <dc:creator>Unknown Author</dc:creator>
              <dc:date>2016-02-03T15:57:00</dc:date>
            </office:change-info>
          </text:insertion>
        </text:changed-region>
        <text:changed-region xml:id="ct41944712" text:id="ct41944712">
          <text:deletion>
            <office:change-info>
              <dc:creator>Unknown Author</dc:creator>
              <dc:date>2016-01-31T12:34:00</dc:date>
            </office:change-info>
            <text:h text:style-name="Heading_20_2" text:outline-level="2"><text:line-break/></text:h>
          </text:deletion>
        </text:changed-region>
        <text:changed-region xml:id="ct41946688" text:id="ct4194668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41946584" text:id="ct41946584">
          <text:deletion>
            <office:change-info>
              <dc:creator>Unknown Author</dc:creator>
              <dc:date>2016-02-03T15:55:00</dc:date>
            </office:change-info>
            <text:p text:style-name="Standard"><text:line-break/></text:p>
          </text:deletion>
        </text:changed-region>
        <text:changed-region xml:id="ct41944400" text:id="ct41944400">
          <text:deletion>
            <office:change-info>
              <dc:creator>Unknown Author</dc:creator>
              <dc:date>2016-02-03T15:55:00</dc:date>
            </office:change-info>
            <text:p text:style-name="Standard"><text:line-break/></text:p>
          </text:deletion>
        </text:changed-region>
        <text:changed-region xml:id="ct41946896" text:id="ct41946896">
          <text:deletion>
            <office:change-info>
              <dc:creator>Unknown Author</dc:creator>
              <dc:date>2016-02-03T15:55:00</dc:date>
            </office:change-info>
            <text:p text:style-name="Standard"><text:line-break/></text:p>
          </text:deletion>
        </text:changed-region>
        <text:changed-region xml:id="ct41946792" text:id="ct41946792">
          <text:deletion>
            <office:change-info>
              <dc:creator>Unknown Author</dc:creator>
              <dc:date>2016-01-31T13:02:00</dc:date>
            </office:change-info>
            <text:p text:style-name="Standard">:Support will provide funding for two days per week PI for six months</text:p>
          </text:deletion>
        </text:changed-region>
        <text:changed-region xml:id="ct41947000" text:id="ct41947000">
          <text:deletion>
            <office:change-info>
              <dc:creator>Lea</dc:creator>
              <dc:date>2016-01-29T22:18:00</dc:date>
            </office:change-info>
            <text:p text:style-name="Standard">. </text:p>
          </text:deletion>
        </text:changed-region>
        <text:changed-region xml:id="ct41945440" text:id="ct41945440">
          <text:deletion>
            <office:change-info>
              <dc:creator>Unknown Author</dc:creator>
              <dc:date>2016-01-31T13:02:00</dc:date>
            </office:change-info>
            <text:p text:style-name="Standard"><text:s/></text:p>
          </text:deletion>
        </text:changed-region>
        <text:changed-region xml:id="ct41945232" text:id="ct41945232">
          <text:deletion>
            <office:change-info>
              <dc:creator>Lea</dc:creator>
              <dc:date>2016-01-29T22:18:00</dc:date>
            </office:change-info>
            <text:p text:style-name="Standard">One </text:p>
          </text:deletion>
        </text:changed-region>
        <text:changed-region xml:id="ct41945024" text:id="ct41945024">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41944504" text:id="ct41944504">
          <text:deletion>
            <office:change-info>
              <dc:creator>Lea</dc:creator>
              <dc:date>2016-01-29T22:18:00</dc:date>
            </office:change-info>
            <text:p text:style-name="Standard">Biology </text:p>
          </text:deletion>
        </text:changed-region>
        <text:changed-region xml:id="ct41945960" text:id="ct41945960">
          <text:deletion>
            <office:change-info>
              <dc:creator>Unknown Author</dc:creator>
              <dc:date>2016-01-31T13:02:00</dc:date>
            </office:change-info>
            <text:p text:style-name="Standard">tartmendepbiology </text:p>
          </text:deletion>
        </text:changed-region>
        <text:changed-region xml:id="ct41947104" text:id="ct41947104">
          <text:deletion>
            <office:change-info>
              <dc:creator>Lea</dc:creator>
              <dc:date>2016-01-29T22:18:00</dc:date>
            </office:change-info>
            <text:p text:style-name="Standard">.</text:p>
          </text:deletion>
        </text:changed-region>
        <text:changed-region xml:id="ct41945544" text:id="ct41945544">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41946272" text:id="ct41946272">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41947208" text:id="ct41947208">
          <text:deletion>
            <office:change-info>
              <dc:creator>Anyone</dc:creator>
              <dc:date>2016-01-30T13:25:00</dc:date>
            </office:change-info>
            <text:p text:style-name="Standard">lagoon</text:p>
          </text:deletion>
        </text:changed-region>
        <text:changed-region xml:id="ct41947312" text:id="ct41947312">
          <text:deletion>
            <office:change-info>
              <dc:creator>Unknown Author</dc:creator>
              <dc:date>2016-01-31T12:10:00</dc:date>
            </office:change-info>
            <text:p text:style-name="Standard"><text:s/>units, one additional lagoon</text:p>
          </text:deletion>
        </text:changed-region>
        <text:changed-region xml:id="ct41945648" text:id="ct41945648">
          <text:deletion>
            <office:change-info>
              <dc:creator>Anyone</dc:creator>
              <dc:date>2016-01-30T13:24:00</dc:date>
            </office:change-info>
            <text:p text:style-name="Standard">Cellstat</text:p>
          </text:deletion>
        </text:changed-region>
        <text:changed-region xml:id="ct41944088" text:id="ct41944088">
          <text:deletion>
            <office:change-info>
              <dc:creator>Unknown Author</dc:creator>
              <dc:date>2016-01-31T12:10:00</dc:date>
            </office:change-info>
            <text:p text:style-name="Standard">, and one additional auto-sampler). Cellstat</text:p>
          </text:deletion>
        </text:changed-region>
        <text:changed-region xml:id="ct41944192" text:id="ct41944192">
          <text:deletion>
            <office:change-info>
              <dc:creator>Unknown Author</dc:creator>
              <dc:date>2016-01-31T13:02:00</dc:date>
            </office:change-info>
            <text:p text:style-name="Standard"><text:line-break/><text:line-break/>Each EvoStat will consist of a main computer, one </text:p>
          </text:deletion>
        </text:changed-region>
        <text:changed-region xml:id="ct41944296" text:id="ct41944296">
          <text:deletion>
            <office:change-info>
              <dc:creator>Anyone</dc:creator>
              <dc:date>2016-01-30T13:24:00</dc:date>
            </office:change-info>
            <text:p text:style-name="Standard">cellstat</text:p>
          </text:deletion>
        </text:changed-region>
        <text:changed-region xml:id="ct41944608" text:id="ct41944608">
          <text:deletion>
            <office:change-info>
              <dc:creator>Unknown Author</dc:creator>
              <dc:date>2016-01-31T13:02:00</dc:date>
            </office:change-info>
            <text:p text:style-name="Standard">, four cellstat</text:p>
          </text:deletion>
        </text:changed-region>
        <text:changed-region xml:id="ct41945336" text:id="ct41945336">
          <text:deletion>
            <office:change-info>
              <dc:creator>Anyone</dc:creator>
              <dc:date>2016-01-30T13:25:00</dc:date>
            </office:change-info>
            <text:p text:style-name="Standard">lagoons</text:p>
          </text:deletion>
        </text:changed-region>
        <text:changed-region xml:id="ct41945752" text:id="ct41945752">
          <text:deletion>
            <office:change-info>
              <dc:creator>Unknown Author</dc:creator>
              <dc:date>2016-01-31T13:02:00</dc:date>
            </office:change-info>
            <text:p text:style-name="Standard">, and one auto-sampler. <text:s/>An additional lagoons</text:p>
          </text:deletion>
        </text:changed-region>
        <text:changed-region xml:id="ct41945856" text:id="ct41945856">
          <text:deletion>
            <office:change-info>
              <dc:creator>Anyone</dc:creator>
              <dc:date>2016-01-30T13:24:00</dc:date>
            </office:change-info>
            <text:p text:style-name="Standard">cellstat</text:p>
          </text:deletion>
        </text:changed-region>
        <text:changed-region xml:id="ct41946064" text:id="ct41946064">
          <text:deletion>
            <office:change-info>
              <dc:creator>Unknown Author</dc:creator>
              <dc:date>2016-01-31T13:02:00</dc:date>
            </office:change-info>
            <text:p text:style-name="Standard"><text:s/>and an auto-sampler along with a few additional cellstat</text:p>
          </text:deletion>
        </text:changed-region>
        <text:changed-region xml:id="ct41946376" text:id="ct41946376">
          <text:deletion>
            <office:change-info>
              <dc:creator>Anyone</dc:creator>
              <dc:date>2016-01-30T13:25:00</dc:date>
            </office:change-info>
            <text:p text:style-name="Standard">lagoons</text:p>
          </text:deletion>
        </text:changed-region>
        <text:changed-region xml:id="ct41944816" text:id="ct41944816">
          <text:deletion>
            <office:change-info>
              <dc:creator>Unknown Author</dc:creator>
              <dc:date>2016-01-31T13:02:00</dc:date>
            </office:change-info>
            <text:p text:style-name="Standard"><text:s/>may be constructed as backup units. <text:s/>lagoons</text:p>
          </text:deletion>
        </text:changed-region>
        <text:changed-region xml:id="ct41946168" text:id="ct41946168">
          <text:deletion>
            <office:change-info>
              <dc:creator>Unknown Author</dc:creator>
              <dc:date>2016-01-31T12:08:00</dc:date>
            </office:change-info>
            <text:p text:style-name="Standard">Initially</text:p>
          </text:deletion>
        </text:changed-region>
        <text:changed-region xml:id="ct41946480" text:id="ct41946480">
          <text:deletion>
            <office:change-info>
              <dc:creator>Unknown Author</dc:creator>
              <dc:date>2016-01-31T12:07:00</dc:date>
            </office:change-info>
            <text:p text:style-name="Standard">, w</text:p>
          </text:deletion>
        </text:changed-region>
        <text:changed-region xml:id="ct41948872" text:id="ct41948872">
          <text:deletion>
            <office:change-info>
              <dc:creator>Unknown Author</dc:creator>
              <dc:date>2016-01-31T13:02:00</dc:date>
            </office:change-info>
            <text:p text:style-name="Standard">e have no plans to run active cultures</text:p>
          </text:deletion>
        </text:changed-region>
        <text:changed-region xml:id="ct41947520" text:id="ct41947520">
          <text:deletion>
            <office:change-info>
              <dc:creator>Unknown Author</dc:creator>
              <dc:date>2016-01-31T12:08:00</dc:date>
            </office:change-info>
            <text:p text:style-name="Standard"><text:s/>in the EvoStats located</text:p>
          </text:deletion>
        </text:changed-region>
        <text:changed-region xml:id="ct41947728" text:id="ct41947728">
          <text:deletion>
            <office:change-info>
              <dc:creator>Unknown Author</dc:creator>
              <dc:date>2016-01-31T13:02:00</dc:date>
            </office:change-info>
            <text:p text:style-name="Standard"><text:s/>at the Museum of Life and Science or the </text:p>
          </text:deletion>
        </text:changed-region>
        <text:changed-region xml:id="ct41950536" text:id="ct41950536">
          <text:deletion>
            <office:change-info>
              <dc:creator>Unknown Author</dc:creator>
              <dc:date>2016-01-31T12:08:00</dc:date>
            </office:change-info>
            <text:p text:style-name="Standard">m</text:p>
          </text:deletion>
        </text:changed-region>
        <text:changed-region xml:id="ct41948248" text:id="ct41948248">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41949496" text:id="ct41949496">
          <text:deletion>
            <office:change-info>
              <dc:creator>Unknown Author</dc:creator>
              <dc:date>2016-01-31T12:08:00</dc:date>
            </office:change-info>
            <text:p text:style-name="Standard"><text:s/>their</text:p>
          </text:deletion>
        </text:changed-region>
        <text:changed-region xml:id="ct41949808" text:id="ct41949808">
          <text:deletion>
            <office:change-info>
              <dc:creator>Unknown Author</dc:creator>
              <dc:date>2016-01-31T13:02:00</dc:date>
            </office:change-info>
            <text:p text:style-name="Standard"><text:s/>reliability, they will be moved </text:p>
          </text:deletion>
        </text:changed-region>
        <text:changed-region xml:id="ct41948040" text:id="ct41948040">
          <text:deletion>
            <office:change-info>
              <dc:creator>Unknown Author</dc:creator>
              <dc:date>2016-01-31T12:09:00</dc:date>
            </office:change-info>
            <text:p text:style-name="Standard">into space at</text:p>
          </text:deletion>
        </text:changed-region>
        <text:changed-region xml:id="ct41948664" text:id="ct41948664">
          <text:deletion>
            <office:change-info>
              <dc:creator>Unknown Author</dc:creator>
              <dc:date>2016-01-31T13:02:00</dc:date>
            </office:change-info>
            <text:p text:style-name="Standard"><text:s/>UNC or another laboratory to be used for evolution experiments.<text:line-break/></text:p>
          </text:deletion>
        </text:changed-region>
        <text:changed-region xml:id="ct41948768" text:id="ct41948768">
          <text:deletion>
            <office:change-info>
              <dc:creator>Unknown Author</dc:creator>
              <dc:date>2016-02-03T15:55:00</dc:date>
            </office:change-info>
            <text:p text:style-name="Standard"><text:line-break/></text:p>
          </text:deletion>
        </text:changed-region>
        <text:changed-region xml:id="ct41948976" text:id="ct41948976">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41949600" text:id="ct41949600">
          <text:deletion>
            <office:change-info>
              <dc:creator>Unknown Author</dc:creator>
              <dc:date>2016-01-31T13:02:00</dc:date>
            </office:change-info>
            <text:p text:style-name="Standard"><text:line-break/>-Market<text:line-break/><text:line-break/></text:p>
          </text:deletion>
        </text:changed-region>
        <text:changed-region xml:id="ct41949912" text:id="ct41949912">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41948144" text:id="ct41948144">
          <text:deletion>
            <office:change-info>
              <dc:creator>Unknown Author</dc:creator>
              <dc:date>2016-01-31T13:02:00</dc:date>
            </office:change-info>
            <text:p text:style-name="Standard"><text:line-break/><text:line-break/>-Intellectual Property<text:line-break/><text:line-break/></text:p>
          </text:deletion>
        </text:changed-region>
        <text:changed-region xml:id="ct41947936" text:id="ct41947936">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41947416" text:id="ct41947416">
          <text:deletion>
            <office:change-info>
              <dc:creator>Unknown Author</dc:creator>
              <dc:date>2016-01-31T13:49:00</dc:date>
            </office:change-info>
            <text:p text:style-name="Standard"><text:line-break/><text:line-break/>-Project Plan<text:line-break/></text:p>
          </text:deletion>
        </text:changed-region>
        <text:changed-region xml:id="ct41947624" text:id="ct41947624">
          <text:deletion>
            <office:change-info>
              <dc:creator>Unknown Author</dc:creator>
              <dc:date>2016-02-03T15:55:00</dc:date>
            </office:change-info>
            <text:h text:style-name="Heading_20_2" text:outline-level="2">Table </text:h>
          </text:deletion>
        </text:changed-region>
        <text:changed-region xml:id="ct41949080" text:id="ct41949080">
          <text:deletion>
            <office:change-info>
              <dc:creator>Unknown Author</dc:creator>
              <dc:date>2016-02-03T15:55:00</dc:date>
            </office:change-info>
            <text:h text:style-name="Heading_20_2" text:outline-level="2">: Parts for EvoStat Frame</text:h>
          </text:deletion>
        </text:changed-region>
        <text:changed-region xml:id="ct41948560" text:id="ct41948560">
          <text:insertion>
            <office:change-info>
              <dc:creator>Unknown Author</dc:creator>
              <dc:date>2016-02-03T17:18:00</dc:date>
            </office:change-info>
          </text:insertion>
        </text:changed-region>
        <text:changed-region xml:id="ct41947832" text:id="ct41947832">
          <text:insertion>
            <office:change-info>
              <dc:creator>Unknown Author</dc:creator>
              <dc:date>2016-02-03T17:18:00</dc:date>
            </office:change-info>
          </text:insertion>
        </text:changed-region>
        <text:changed-region xml:id="ct41950640" text:id="ct41950640">
          <text:insertion>
            <office:change-info>
              <dc:creator>Unknown Author</dc:creator>
              <dc:date>2016-02-03T17:18:00</dc:date>
            </office:change-info>
          </text:insertion>
        </text:changed-region>
        <text:changed-region xml:id="ct41948352" text:id="ct41948352">
          <text:insertion>
            <office:change-info>
              <dc:creator>Unknown Author</dc:creator>
              <dc:date>2016-02-03T17:19:00</dc:date>
            </office:change-info>
          </text:insertion>
        </text:changed-region>
        <text:changed-region xml:id="ct41948456" text:id="ct41948456">
          <text:insertion>
            <office:change-info>
              <dc:creator>Unknown Author</dc:creator>
              <dc:date>2016-02-03T17:20:00</dc:date>
            </office:change-info>
          </text:insertion>
        </text:changed-region>
        <text:changed-region xml:id="ct41950120" text:id="ct41950120">
          <text:insertion>
            <office:change-info>
              <dc:creator>Unknown Author</dc:creator>
              <dc:date>2016-02-08T15:25:00</dc:date>
            </office:change-info>
          </text:insertion>
        </text:changed-region>
        <text:changed-region xml:id="ct41949184" text:id="ct41949184">
          <text:insertion>
            <office:change-info>
              <dc:creator>Unknown Author</dc:creator>
              <dc:date>2016-02-08T15:26:00</dc:date>
            </office:change-info>
          </text:insertion>
        </text:changed-region>
        <text:changed-region xml:id="ct41949288" text:id="ct41949288">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36"><text:line-break/></text:p>
      <text:p text:style-name="Title">An Inexpensive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643_1860904657" text:style-name="Index_20_Link" text:visited-style-name="Index_20_Link">Abstract<text:tab/>1</text:a></text:p>
          <text:p text:style-name="P21"><text:a xlink:type="simple" xlink:href="#__RefHeading__1400_51542368" text:style-name="Index_20_Link" text:visited-style-name="Index_20_Link">Technical Proposal Narrative<text:tab/>2</text:a></text:p>
          <text:p text:style-name="P26"><text:a xlink:type="simple" xlink:href="#__RefHeading__645_1860904657" text:style-name="Index_20_Link" text:visited-style-name="Index_20_Link">Problem<text:tab/>2</text:a></text:p>
          <text:p text:style-name="P26"><text:a xlink:type="simple" xlink:href="#__RefHeading__647_1860904657" text:style-name="Index_20_Link" text:visited-style-name="Index_20_Link">Current Status of Research<text:tab/>3</text:a></text:p>
          <text:p text:style-name="P26"><text:a xlink:type="simple" xlink:href="#__RefHeading__649_1860904657" text:style-name="Index_20_Link" text:visited-style-name="Index_20_Link">Technical Goals<text:tab/>4</text:a></text:p>
          <text:p text:style-name="P21"><text:a xlink:type="simple" xlink:href="#__RefHeading__651_1860904657" text:style-name="Index_20_Link" text:visited-style-name="Index_20_Link">Project Plan<text:tab/>4</text:a></text:p>
          <text:p text:style-name="P26"><text:a xlink:type="simple" xlink:href="#__RefHeading__653_1860904657" text:style-name="Index_20_Link" text:visited-style-name="Index_20_Link">Evaluation<text:tab/>6</text:a></text:p>
          <text:p text:style-name="P25"><text:a xlink:type="simple" xlink:href="#__RefHeading__655_1860904657" text:style-name="Index_20_Link" text:visited-style-name="Index_20_Link">Criteria for a Go/No-Go Decision, Including Metrics<text:tab/>7</text:a></text:p>
          <text:p text:style-name="P25"><text:a xlink:type="simple" xlink:href="#__RefHeading__657_1860904657" text:style-name="Index_20_Link" text:visited-style-name="Index_20_Link">Challenges<text:tab/>7</text:a></text:p>
          <text:p text:style-name="P21"><text:a xlink:type="simple" xlink:href="#__RefHeading__671_1860904657" text:style-name="Index_20_Link" text:visited-style-name="Index_20_Link">Commercial Proposal Narrative<text:tab/>7</text:a></text:p>
          <text:p text:style-name="P26"><text:a xlink:type="simple" xlink:href="#__RefHeading__1363_51542368" text:style-name="Index_20_Link" text:visited-style-name="Index_20_Link">Problem<text:tab/>8</text:a></text:p>
          <text:p text:style-name="P26"><text:a xlink:type="simple" xlink:href="#__RefHeading__1365_51542368" text:style-name="Index_20_Link" text:visited-style-name="Index_20_Link">Commercial Goals<text:tab/>8</text:a></text:p>
          <text:p text:style-name="P26"><text:a xlink:type="simple" xlink:href="#__RefHeading__665_1860904657" text:style-name="Index_20_Link" text:visited-style-name="Index_20_Link">Market<text:tab/>8</text:a></text:p>
          <text:p text:style-name="P26"><text:a xlink:type="simple" xlink:href="#__RefHeading__675_1860904657" text:style-name="Index_20_Link" text:visited-style-name="Index_20_Link">Intellectual Property<text:tab/>9</text:a></text:p>
          <text:p text:style-name="P26"><text:a xlink:type="simple" xlink:href="#__RefHeading__1402_51542368" text:style-name="Index_20_Link" text:visited-style-name="Index_20_Link">Project Plan<text:tab/>9</text:a></text:p>
          <text:p text:style-name="P26"><text:a xlink:type="simple" xlink:href="#__RefHeading__1404_51542368" text:style-name="Index_20_Link" text:visited-style-name="Index_20_Link">Evaluation<text:tab/>10</text:a></text:p>
          <text:p text:style-name="P26"><text:a xlink:type="simple" xlink:href="#__RefHeading__1373_51542368" text:style-name="Index_20_Link" text:visited-style-name="Index_20_Link">Evaluation<text:tab/>11</text:a></text:p>
          <text:p text:style-name="P26"><text:a xlink:type="simple" xlink:href="#__RefHeading__1375_51542368" text:style-name="Index_20_Link" text:visited-style-name="Index_20_Link">Patent protection<text:tab/>12</text:a></text:p>
          <text:p text:style-name="P26"><text:a xlink:type="simple" xlink:href="#__RefHeading__1377_51542368" text:style-name="Index_20_Link" text:visited-style-name="Index_20_Link">Licensing<text:tab/>12</text:a></text:p>
          <text:p text:style-name="P21"><text:a xlink:type="simple" xlink:href="#__RefHeading__1381_51542368" text:style-name="Index_20_Link" text:visited-style-name="Index_20_Link">References<text:tab/>12</text:a></text:p>
        </text:index-body>
      </text:table-of-content>
      <text:p text:style-name="P26"><text:a xlink:type="simple" xlink:href="#__RefHeading__643_1860904657"><text:span text:style-name="Index_20_Link"/></text:a></text:p>
      <text:p text:style-name="Standard"/>
      <text:p text:style-name="Standard"/>
      <text:p text:style-name="Standard"/>
      <text:list xml:id="list152551854179573" text:continue-numbering="true" text:style-name="WWNum1">
        <text:list-item>
          <text:h text:style-name="P5" text:outline-level="1"><text:bookmark-start text:name="__RefHeading__643_1860904657"/>Abstract<text:bookmark-end text:name="__RefHeading__643_1860904657"/></text:h>
        </text:list-item>
      </text:list>
      <text:p text:style-name="Text_20_body"><text:bookmark-start text:name="__DdeLink__3615_2032638488"/><text:change-start text:change-id="ct39753136"/>Affinity selection is at the core of <text:change-end text:change-id="ct39753136"/><text:change-start text:change-id="ct39752096"/>the <text:change-end text:change-id="ct39752096"/><text:change-start text:change-id="ct39750640"/>biotechnology<text:change-end text:change-id="ct39750640"/><text:change-start text:change-id="ct39752512"/> industry<text:change-end text:change-id="ct39752512"/><text:change-start text:change-id="ct39751472"/>. <text:change-end text:change-id="ct39751472"/>Continuous evolution systems <text:change text:change-id="ct39752824"/><text:change-start text:change-id="ct39750328"/>(<text:change-end text:change-id="ct39750328"/>PACE<text:change text:change-id="ct39751576"/><text:change-start text:change-id="ct39751680"/>, <text:change-end text:change-id="ct39751680"/>PATHE<text:change text:change-id="ct39750536"/><text:change-start text:change-id="ct39752720"/>) <text:change-end text:change-id="ct39752720"/>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39752304"/>ly<text:change-end text:change-id="ct39752304"/><text:change text:change-id="ct39752408"/> $1000 which <text:change-start text:change-id="ct39751784"/>also<text:change-end text:change-id="ct39751784"/> reduces oversight <text:soft-page-break/>requirements through non-contact sensing, image processing, and computer-controlled feedback. <text:s/>This inexpensive and easy-to-use apparatus will <text:change-start text:change-id="ct39754280"/>provide <text:change-end text:change-id="ct39754280"/><text:change text:change-id="ct39754904"/>a scalable platform for using directed evolution for protein engineering.<text:bookmark-end text:name="__DdeLink__3615_2032638488"/><text:line-break/></text:p>
      <text:list xml:id="list152551854186074" text:continue-numbering="true" text:style-name="WWNum1">
        <text:list-item>
          <text:h text:style-name="P28" text:outline-level="1"><text:bookmark-start text:name="__RefHeading__1400_51542368"/><text:change-start text:change-id="ct394519312"/>Technical Proposal Narrative<text:bookmark-end text:name="__RefHeading__1400_51542368"/></text:h>
        </text:list-item>
        <text:list-item>
          <text:h text:style-name="P5" text:outline-level="1"/>
        </text:list-item>
        <text:list-item>
          <text:h text:style-name="P1" text:outline-level="2"><text:bookmark-start text:name="__RefHeading__645_1860904657"/><text:change-end text:change-id="ct394519312"/>Problem<text:bookmark-end text:name="__RefHeading__645_1860904657"/></text:h>
        </text:list-item>
      </text:list>
      <text:p text:style-name="P17"><text:bookmark-start text:name="OLE_LINK4"/><text:bookmark-start text:name="OLE_LINK3"/><text:change-start text:change-id="ct39754800"/><text:span text:style-name="T43">Affinity selection is the central technology used to find new protein-based therapeutics. </text:span><text:change-end text:change-id="ct39754800"/><text:change-start text:change-id="ct39755632"/><text:span text:style-name="T43">There are 100-200</text:span><text:change-end text:change-id="ct39755632"/><text:change-start text:change-id="ct39755424"/><text:span text:style-name="T43"> therapeutic proteins on the 93 billion dollar market. </text:span><text:change-end text:change-id="ct39755424"/><text:change-start text:change-id="ct39754176"/><text:span text:style-name="T43">Phage display, the current state of the art for affinity selection, </text:span><text:change-end text:change-id="ct39754176"/><text:change-start text:change-id="ct39756464"/><text:span text:style-name="T43">has probably been used to find or fine tune at least </text:span><text:change-end text:change-id="ct39756464"/><text:change-start text:change-id="ct39755112"/><text:span text:style-name="T43">half of these proteins. Phage display </text:span><text:change-end text:change-id="ct39755112"/><text:change-start text:change-id="ct39754696"/><text:span text:style-name="T43">while effective is a cumbersome manual technology allowing at best one or two generations of mutagenesis and selection per day. </text:span><text:span text:style-name="T9">Inspired by a system for continuous evolution (Husimi et al 1982, Husimi 1989, Alta et al., 2005) and </text:span><text:span text:style-name="T43">enabled by a recent advance in protein design by evolution called PACE (Esvelt et. al. 2011</text:span>)<text:span text:style-name="T43"> </text:span><text:span text:style-name="T9">Innatrix has designed and is testing a novel </text:span><text:change-end text:change-id="ct39754696"/><text:change-start text:change-id="ct39753552"/><text:span text:style-name="T9">system, which</text:span><text:change-end text:change-id="ct39753552"/><text:change-start text:change-id="ct39756360"/><text:span text:style-name="T9"> addresses the features missing in </text:span><text:change-end text:change-id="ct39756360"/><text:change-start text:change-id="ct39753448"/><text:span text:style-name="T9">phage display</text:span><text:change-end text:change-id="ct39753448"/><text:change-start text:change-id="ct39755944"/><text:span text:style-name="T9">.</text:span><text:change-end text:change-id="ct39755944"/><text:change-start text:change-id="ct39756048"/><text:span text:style-name="T9"> What Innatrix </text:span><text:change-end text:change-id="ct39756048"/><text:change-start text:change-id="ct39756256"/><text:span text:style-name="T9">and the scien</text:span><text:change-end text:change-id="ct39756256"/><text:change-start text:change-id="ct39756152"/><text:span text:style-name="T9">tific community </text:span><text:change-end text:change-id="ct39756152"/><text:change-start text:change-id="ct39753656"/><text:span text:style-name="T9">needs is an </text:span><text:change-end text:change-id="ct39753656"/><text:change-start text:change-id="ct39755320"/><text:span text:style-name="T9">inexpensive </text:span><text:change-end text:change-id="ct39755320"/><text:change-start text:change-id="ct39754384"/><text:span text:style-name="T9">automated apparatus to </text:span><text:change-end text:change-id="ct39754384"/><text:change-start text:change-id="ct39753760"/><text:span text:style-name="T9">implement</text:span><text:change-end text:change-id="ct39753760"/><text:change-start text:change-id="ct39756568"/><text:span text:style-name="T9"> </text:span><text:change-end text:change-id="ct39756568"/><text:change-start text:change-id="ct39755008"/><text:span text:style-name="T9">continuous </text:span><text:change-end text:change-id="ct39755008"/><text:change-start text:change-id="ct39753344"/><text:span text:style-name="T9">evolution</text:span><text:change-end text:change-id="ct39753344"/><text:change-start text:change-id="ct39753864"/><text:span text:style-name="T9">.</text:span><text:change-end text:change-id="ct39753864"/><text:change-start text:change-id="ct39755736"/></text:p>
      <text:p text:style-name="P17"><text:bookmark-end text:name="OLE_LINK4"/><text:bookmark-end text:name="OLE_LINK3"/></text:p>
      <text:p text:style-name="P17"><text:change-end text:change-id="ct39755736"/>Protein Engineering consists principally of finding DNA sequence modifications that result in a desired protein structure<text:change-start text:change-id="ct39753968"/> and function<text:change-end text:change-id="ct39753968"/>. <text:s/>The difficulty of predicting precise three-dimensional shape and charge distribution from a sequence change means that traditional engineering approaches are often impractica<text:change-start text:change-id="ct39754072"/>l<text:change-end text:change-id="ct39754072"/><text:change text:change-id="ct39754488"/><text:change text:change-id="ct39754592"/>And even if a precise correspondence between sequence changes and conformational changes were <text:change text:change-id="ct39755216"/><text:change-start text:change-id="ct39755528"/>known, it would<text:change-end text:change-id="ct39755528"/><text:change text:change-id="ct39755840"/><text:change text:change-id="ct39759792"/><text:change text:change-id="ct39759272"/> still require precise knowledge of the target's shape and charge distribution <text:change-start text:change-id="ct39756880"/><text:span text:style-name="T1">in</text:span><text:change-end text:change-id="ct39756880"/><text:change text:change-id="ct39759064"/><text:change-start text:change-id="ct39759896"/><text:span text:style-name="T1"> </text:span><text:change-end text:change-id="ct39759896"/><text:change-start text:change-id="ct39758440"/><text:span text:style-name="T1">vivo</text:span><text:change-end text:change-id="ct39758440"/>, which might be significantly different from the structural information available through crystallography or NMR. <text:s/>However, <text:change text:change-id="ct39757192"/><text:change-start text:change-id="ct39757296"/>when<text:change-end text:change-id="ct39757296"/> the protein engineering task is to create a protein with stronger and more selective binding to a particular target, we can use evolution to perform a hill-climbing search among randomly generated variations of a protein.</text:p>
      <text:p text:style-name="Text_20_body"/>
      <text:p text:style-name="Text_20_body">Directed evolution is a method whereby <text:change-start text:change-id="ct39756672"/><text:span text:style-name="T1">in</text:span><text:change-end text:change-id="ct39756672"/><text:change text:change-id="ct39756984"/><text:change-start text:change-id="ct39757400"/><text:span text:style-name="T1"> </text:span><text:change-end text:change-id="ct39757400"/><text:change-start text:change-id="ct39757088"/><text:span text:style-name="T1">vivo</text:span><text:change-end text:change-id="ct39757088"/> interaction between a target protein and mutable protein can be used as a selection mechanism to discover novel sequences with<text:change text:change-id="ct39756776"/> desired <text:change-start text:change-id="ct39759480"/>binding <text:change-end text:change-id="ct39759480"/>propert<text:change text:change-id="ct39759688"/><text:change-start text:change-id="ct39758128"/>ies<text:change-end text:change-id="ct39758128"/><text:change-start text:change-id="ct39757504"/> to the target<text:change-end text:change-id="ct39757504"/>. <text:s/>Given a target and a provisional protein which have some binding affinity, directed evolution <text:change-start text:change-id="ct39758648"/>is a method of finding <text:change-end text:change-id="ct39758648"/><text:change text:change-id="ct39759584"/><text:change-start text:change-id="ct39757608"/>s<text:change-end text:change-id="ct39757608"/>equence changes which<text:change text:change-id="ct39759168"/> increase binding and selectivity<text:change-start text:change-id="ct39758024"/> [PACE]<text:change-end text:change-id="ct39758024"/><text:change text:change-id="ct39757712"/><text:change-start text:change-id="ct39757920"/>.<text:change-end text:change-id="ct39757920"/><text:line-break/><text:line-break/>We give the name <text:change-start text:change-id="ct39758960"/>“p<text:change-end text:change-id="ct39758960"/><text:change text:change-id="ct39757816"/><text:change text:change-id="ct39758232"/>hagestat<text:change-start text:change-id="ct39758544"/>”<text:change-end text:change-id="ct39758544"/><text:change text:change-id="ct39758336"/> to an apparatus which maintains a population of bacterial virus<text:change text:change-id="ct39758752"/> <text:change text:change-id="ct39758856"/>undergoing directed evolution through interaction with a bacterial host that has been programmed to <text:soft-page-break/>mutate, select, and propagate that virus<text:change-start text:change-id="ct39759376"/> <text:change-end text:change-id="ct39759376"/><text:change-start text:change-id="ct39761456"/>based on its binding affinity for the target<text:change-end text:change-id="ct39761456"/><text:change-start text:change-id="ct39761768"/>[PHAGESTAT]<text:change-end text:change-id="ct39761768"/><text:change text:change-id="ct39761040"/><text:change-start text:change-id="ct39760520"/>[CELLSTAT].<text:change-end text:change-id="ct39760520"/><text:line-break/><text:line-break/>An inexpensive, <text:change-start text:change-id="ct39761872"/>reliable, and <text:change-end text:change-id="ct39761872"/>highly automated<text:change text:change-id="ct39761560"/><text:change text:change-id="ct39760104"/> phagestat will allow <text:change-start text:change-id="ct39761976"/>many <text:change-end text:change-id="ct39761976"/>more directed evolution experiments to be performed<text:change-start text:change-id="ct39760000"/> than the current state of the art, phage display<text:change-end text:change-id="ct39760000"/>. <text:s/><text:change-start text:change-id="ct39762080"/>Even more importantly the automated system will<text:change-end text:change-id="ct39762080"/><text:change-start text:change-id="ct39760936"/> foster the<text:change-end text:change-id="ct39760936"/><text:change-start text:change-id="ct39760208"/> explor<text:change-end text:change-id="ct39760208"/><text:change-start text:change-id="ct39760624"/>ation of<text:change-end text:change-id="ct39760624"/><text:change-start text:change-id="ct39760728"/> a larger realm of structural space than phag<text:change-end text:change-id="ct39760728"/><text:change-start text:change-id="ct39761248"/>e display<text:span text:style-name="T2">.</text:span><text:change-end text:change-id="ct39761248"/><text:change-start text:change-id="ct39760832"/><text:span text:style-name="T2"> Although the task of designing plasmids for the host cell </text:span><text:change-end text:change-id="ct39760832"/><text:change-start text:change-id="ct39761352"/><text:span text:style-name="T2">often take</text:span><text:change-end text:change-id="ct39761352"/><text:change-start text:change-id="ct39760312"/><text:span text:style-name="T2">s</text:span><text:change-end text:change-id="ct39760312"/><text:change text:change-id="ct39760416"/><text:change-start text:change-id="ct39761664"/><text:span text:style-name="T2"> </text:span><text:change-end text:change-id="ct39761664"/><text:change-start text:change-id="ct39700304"/><text:span text:style-name="T2">longer than running the evolution </text:span><text:change-end text:change-id="ct39700304"/><text:change-start text:change-id="ct39701760"/><text:span text:style-name="T2">process</text:span><text:change-end text:change-id="ct39701760"/><text:change text:change-id="ct39701864"/><text:change-start text:change-id="ct39701968"/><text:span text:style-name="T2">, the inexpensive phagestat opens the possibility of performing many parallel experiments with different starting sequences and sequentially evolving sequences for increased binding, selectivity, or negative selection pressure for unwanted properties</text:span><text:change-end text:change-id="ct39701968"/><text:change-start text:change-id="ct39701344"/><text:span text:style-name="T2"> [NEGATIVE]</text:span><text:change-end text:change-id="ct39701344"/><text:change-start text:change-id="ct39702488"/><text:span text:style-name="T2">.</text:span><text:change-end text:change-id="ct39702488"/></text:p>
      <text:list xml:id="list152551870184663" text:continue-numbering="true" text:style-name="WWNum1">
        <text:list-item>
          <text:h text:style-name="P1" text:outline-level="2"><text:bookmark-start text:name="__RefHeading__647_1860904657"/>Current Status of Research<text:bookmark-end text:name="__RefHeading__647_1860904657"/></text:h>
        </text:list-item>
      </text:list>
      <text:p text:style-name="Text_20_body">Prototypes of all individual components, including the turbidostat, host cell incubator (<text:change text:change-id="ct39701552"/><text:change text:change-id="ct39702384"/><text:change-start text:change-id="ct39702072"/>c<text:change-end text:change-id="ct39702072"/><text:change-start text:change-id="ct39703320"/>ellstat<text:change-end text:change-id="ct39703320"/>), computer vision level monitoring, <text:change-start text:change-id="ct39701032"/>lagoon, <text:change-end text:change-id="ct39701032"/>leakage alarm, and automatic sampling system have been built and tested. Reliability testing over several weeks ha<text:change-start text:change-id="ct39701656"/>s<text:change-end text:change-id="ct39701656"/><text:change text:change-id="ct39701448"/> been performed on various subsystems including the heating/mixing/aeration cell culture system, phage <text:change text:change-id="ct39702696"/><text:change-start text:change-id="ct39702280"/>lagoon<text:change-end text:change-id="ct39702280"/> mixing, heating, and lighting systems as well as<text:change text:change-id="ct39700200"/> communications between these subsystems (<text:change text:change-id="ct39700408"/><text:change text:change-id="ct39702800"/><text:change-start text:change-id="ct39701136"/>c<text:change-end text:change-id="ct39701136"/><text:change-start text:change-id="ct39702904"/>ellstat<text:change-end text:change-id="ct39702904"/> and<text:change text:change-id="ct39703008"/><text:change text:change-id="ct39703112"/><text:change text:change-id="ct39700616"/><text:change-start text:change-id="ct39703216"/> l<text:change-end text:change-id="ct39703216"/><text:change-start text:change-id="ct39700096"/>agoons<text:change-end text:change-id="ct39700096"/>) and the main computer. <text:s/>Platform independent control software, written in Python<text:change-start text:change-id="ct39700512"/> and<text:change-end text:change-id="ct39700512"/><text:change text:change-id="ct39700720"/><text:change-start text:change-id="ct39700824"/> <text:change-end text:change-id="ct39700824"/>Prolog, and using OpenCV for image processing has been tested on Microsoft Windows (XP, 7) and Linux (Debian8, Ubuntu, <text:change-start text:change-id="ct39704880"/>and <text:change-end text:change-id="ct39704880"/>Raspian).<text:line-break/><text:line-break/>We know of no similar work to reduce the cost of constructing and operating phage-based continuous evolution environments. <text:change-start text:change-id="ct39704984"/>Affinity selection, the end goal of this project is currently done using a system called phage display. That system is labor intensive<text:change-end text:change-id="ct39704984"/><text:change-start text:change-id="ct39705088"/> and only <text:change-end text:change-id="ct39705088"/><text:change-start text:change-id="ct39703424"/>two<text:change-end text:change-id="ct39703424"/><text:change-start text:change-id="ct39705608"/> or three cycles of evolution and selection can be carried out per day. <text:change-end text:change-id="ct39705608"/><text:change-start text:change-id="ct39703528"/>This process requires manual operations for each cycle of mutation and selection <text:change-end text:change-id="ct39703528"/><text:change-start text:change-id="ct39706440"/>In contrast<text:change-end text:change-id="ct39706440"/><text:change-start text:change-id="ct39705712"/>,<text:change-end text:change-id="ct39705712"/><text:change-start text:change-id="ct39705920"/> t<text:change-end text:change-id="ct39705920"/><text:change-start text:change-id="ct39703632"/>he apparatus<text:change-end text:change-id="ct39703632"/> <text:change-start text:change-id="ct39705192"/>we are building is fully automated and can accomplish 20-30 cycles of mutation and selection per day for weeks on end.<text:change-end text:change-id="ct39705192"/><text:change-start text:change-id="ct39706024"/> This system also expl.ores a much larger range of evolutionary space than phage display and hence is much more likely to find a suitable<text:change-end text:change-id="ct39706024"/><text:change-start text:change-id="ct39705296"/> molecule than phage display.<text:change-end text:change-id="ct39705296"/><text:change-start text:change-id="ct39704568"/><text:span text:style-name="T2">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several lab technicians as a primary concern. However, the effort that goes into setting up and debugging these systems has not being fully quantified</text:span><text:change-end text:change-id="ct39704568"/><text:change-start text:change-id="ct39703736"/><text:span text:style-name="T2">,</text:span><text:change-end text:change-id="ct39703736"/><text:change-start text:change-id="ct39706544"/><text:span text:style-name="T2"> and we believe that streamlining the mechanics of maintaining an evolving phage population will free these practitioners to concentrate on plasmid design and</text:span><text:change-end text:change-id="ct39706544"/><text:change text:change-id="ct39705816"/><text:change-start text:change-id="ct39703840"/><text:span text:style-name="T2"> conduct many more experiments </text:span><text:change-end text:change-id="ct39703840"/><text:change-start text:change-id="ct39706128"/><text:span text:style-name="T2">within their time and budget</text:span><text:change-end text:change-id="ct39706128"/> constraints.<text:change text:change-id="ct39706232"/><text:line-break/><text:line-break/>This work requires expertise in areas outside of <text:change text:change-id="ct39705504"/><text:change-start text:change-id="ct39703944"/>molecular <text:change-end text:change-id="ct39703944"/><text:change text:change-id="ct39704048"/><text:change-start text:change-id="ct39704152"/>biology<text:change-end text:change-id="ct39704152"/>, and its goal is to lower the cost of entry into this area of research<text:change text:change-id="ct39704256"/> rather than to achieve any particular protein engineering task. <text:s/>That said, the current design is driven almost entirely by the requirements of ongoing work by Drs. Edgell, <text:soft-page-break/>Charles, and Collier to <text:change-start text:change-id="ct39704360"/>develop an <text:s/>attack on drug-resistant bacterial pathogens by<text:change-end text:change-id="ct39704360"/><text:change text:change-id="ct39704464"/><text:change-start text:change-id="ct39704672"/>creat<text:change-end text:change-id="ct39704672"/><text:change-start text:change-id="ct39704776"/>ing<text:change-end text:change-id="ct39704776"/><text:change-start text:change-id="ct39708520"/> protein-based<text:change-end text:change-id="ct39708520"/> inhibitors of bacterial extra-cellular virulence factors.</text:p>
      <text:p text:style-name="Text_20_body"/>
      <text:p text:style-name="Text_20_body"/>
      <text:list xml:id="list152551870187023" text:continue-numbering="true" text:style-name="WWNum1">
        <text:list-item>
          <text:h text:style-name="P1" text:outline-level="2"><text:bookmark-start text:name="__RefHeading__649_1860904657"/>Technical Goals<text:bookmark-end text:name="__RefHeading__649_1860904657"/></text:h>
        </text:list-item>
      </text:list>
      <text:p text:style-name="Text_20_body"/>
      <text:p text:style-name="Text_20_body"><text:change-start text:change-id="ct39707064"/>Develop software to assist calibration of the EvoStat using external references for luminosity and cell density, thus exploiting shared equipment while keeping the cost of each phagestat low. <text:change-end text:change-id="ct39707064"/></text:p>
      <text:p text:style-name="Text_20_body"/>
      <text:p text:style-name="Text_20_body"><text:change-start text:change-id="ct39709768"/>Evaluate the use of several commodity USB and WiFi camera systems to accommodate hardware cost or performance improvements and availability.<text:change-end text:change-id="ct39709768"/></text:p>
      <text:p text:style-name="P6"/>
      <text:p text:style-name="Text_20_body"><text:change-start text:change-id="ct39705400"/>Test operation over many hours of unattended operation. <text:s/>Goals include reliable operation for at least 100 hours (four days) and rapid detection and communication of problems (e.g., controlled suspension of operation and sending of text messages after leak detection).</text:p>
      <text:p text:style-name="Text_20_body">Web-based interface for viewing data logs, changing parameters such as selection pressure modulation (inducer schedule), and live images from the main camera and microscopic/bio-luminescence<text:change-end text:change-id="ct39705400"/><text:change text:change-id="ct39706336"/><text:change-start text:change-id="ct39706648"/>camera.</text:p>
      <text:p text:style-name="Text_20_body">Develop procedures for replacing any subsystem without interrupting the long-term experiment. <text:s/></text:p>
      <text:p text:style-name="Text_20_body"><text:s/></text:p>
      <text:p text:style-name="Text_20_body">For example, the most difficult of these operations would involve cellstat replacement. <text:s/>First, a second cellstat would be filled with nutrient, brought to temperature, and inoculated from the current cellstat. <text:s/>Calibration data are supplied as the culture is brought to early log phase growth rate. <text:s/>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change-end text:change-id="ct39706648"/></text:p>
      <text:list xml:id="list152551870175821" text:continue-numbering="true" text:style-name="WWNum1">
        <text:list-item>
          <text:h text:style-name="P5" text:outline-level="1"><text:bookmark-start text:name="__RefHeading__651_1860904657"/><text:soft-page-break/>Project Plan<text:bookmark-end text:name="__RefHeading__651_1860904657"/></text:h>
        </text:list-item>
        <text:list-item>
          <text:h text:style-name="P5" text:outline-level="1"/>
        </text:list-item>
      </text:list>
      <text:p text:style-name="Text_20_body"><text:change-start text:change-id="ct39708936"/><text:line-break/>Three complete EvoStat systems will be built: One, nearing completion as of this writing, to support the work of Edgell et al. 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Makerspace. <text:s/>When the design stabilizes and the second and third EvoStat have demonstrated reliability, they will be moved to UNC-CH or another laboratory to be used for evolution experiments.<text:change-end text:change-id="ct39708936"/></text:p>
      <text:p text:style-name="Text_20_body"/>
      <text:p text:style-name="Text_20_body"><text:change-start text:change-id="ct39709040"/>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change-end text:change-id="ct3970904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39707168"/>Aims<text:change-end text:change-id="ct39707168"/></text:p>
          </table:table-cell>
          <table:table-cell table:style-name="Table1.A1" office:value-type="string">
            <text:p text:style-name="Table_20_Contents"/>
          </table:table-cell>
          <table:table-cell table:style-name="Table1.A1" office:value-type="string">
            <text:p text:style-name="Table_20_Contents"><text:change-start text:change-id="ct39707896"/>Months 1-3</text:p>
          </table:table-cell>
          <table:table-cell table:style-name="Table1.A1" office:value-type="string">
            <text:p text:style-name="Table_20_Contents">Months 4-6</text:p>
          </table:table-cell>
          <table:table-cell table:style-name="Table1.A1" office:value-type="string">
            <text:p text:style-name="Table_20_Contents"><text:s/>Months 7-12</text:p>
          </table:table-cell>
        </table:table-row>
        <table:table-row table:style-name="Table1.2">
          <table:table-cell table:style-name="Table1.A1" office:value-type="string">
            <text:p text:style-name="Table_20_Contents">Level detection<text:change-end text:change-id="ct3970789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change-start text:change-id="ct39708624"/>Cell density<text:change-end text:change-id="ct397086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39707272"/>Luminosity<text:change-end text:change-id="ct3970727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text:change-start text:change-id="ct39707480"/>Auto-calibration<text:change-end text:change-id="ct39707480"/></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ext:soft-page-break/>
        <table:table-row table:style-name="Table1.2">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3"/>
          </table:table-cell>
        </table:table-row>
      </table:table>
      <text:p text:style-name="caption"><text:change-start text:change-id="ct39708104"/>Table <text:change-end text:change-id="ct39708104"/><text:sequence text:ref-name="ref&quot;Table&quot;0" text:name="&quot;Table&quot;" text:formula="ooow:&quot;Table&quot;+1" style:num-format="1">1</text:sequence><text:change-start text:change-id="ct39707376"/> Project Timeline<text:change-end text:change-id="ct39707376"/></text:p>
      <text:p text:style-name="Standard"/>
      <text:p text:style-name="Text_20_body"><text:change-start text:change-id="ct39711744"/>Support will provide funding for two days per week PI for six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39711744"/><text:change-start text:change-id="ct39711120"/> Innatrix<text:change-end text:change-id="ct39711120"/><text:change-start text:change-id="ct39712784"/> researchers. <text:change-end text:change-id="ct39712784"/></text:p>
      <text:p text:style-name="Standard"/>
      <text:p text:style-name="Standard"><text:change-start text:change-id="ct39711224"/>Completed design and construction of major sub-systems:</text:p>
      <text:list xml:id="list152551888169103" text:continue-list="list152551823176705" text:style-name="WWNum2">
        <text:list-item>
          <text:p text:style-name="P4">EvoStat Frame</text:p>
          <text:list>
            <text:list-item>
              <text:p text:style-name="P4">Three-level PVC support platform</text:p>
            </text:list-item>
            <text:list-item>
              <text:p text:style-name="P4">Insulated dark environmental chamber</text:p>
            </text:list-item>
            <text:list-item>
              <text:p text:style-name="P4">Camera</text:p>
            </text:list-item>
            <text:list-item>
              <text:p text:style-name="P4">Power supplies: 5-, <text:s/>12-, and 36-volt</text:p>
            </text:list-item>
          </text:list>
        </text:list-item>
      </text:list>
      <text:p text:style-name="Standard">Cellstat<text:change-end text:change-id="ct39711224"/><text:change-start text:change-id="ct39710288"/> in which the host cells grow<text:change-end text:change-id="ct39710288"/></text:p>
      <text:list xml:id="list152551890189766" text:continue-numbering="true" text:style-name="WWNum2">
        <text:list-item>
          <text:list>
            <text:list-item>
              <text:p text:style-name="P4"><text:change-start text:change-id="ct39712680"/>Turbidostat</text:p>
            </text:list-item>
            <text:list-item>
              <text:p text:style-name="P4">Digital thermometer</text:p>
            </text:list-item>
            <text:list-item>
              <text:p text:style-name="P4">Heating element</text:p>
            </text:list-item>
            <text:list-item>
              <text:p text:style-name="P4">Meniscus light</text:p>
            </text:list-item>
            <text:list-item>
              <text:p text:style-name="P4">Magnetic mixer/Aeration</text:p>
            </text:list-item>
            <text:list-item>
              <text:p text:style-name="P4">Micro-controller + software</text:p>
            </text:list-item>
            <text:list-item>
              <text:p text:style-name="P4">Bluetooth communication module</text:p>
            </text:list-item>
          </text:list>
        </text:list-item>
        <text:list-item>
          <text:p text:style-name="P4">Lagoon<text:change-end text:change-id="ct39712680"/><text:change-start text:change-id="ct39710080"/> in which the evolution <text:change-end text:change-id="ct39710080"/><text:change-start text:change-id="ct39711848"/>(mutation and selection) <text:change-end text:change-id="ct39711848"/><text:change-start text:change-id="ct39711016"/>takes place<text:change-end text:change-id="ct39711016"/></text:p>
          <text:list>
            <text:list-item>
              <text:p text:style-name="P4"><text:change-start text:change-id="ct39712160"/>Thermometer</text:p>
            </text:list-item>
            <text:list-item>
              <text:p text:style-name="P4">Heating elements</text:p>
            </text:list-item>
            <text:list-item>
              <text:p text:style-name="P4">Meniscus light</text:p>
            </text:list-item>
            <text:list-item>
              <text:p text:style-name="P4">Magnetic mixer</text:p>
            </text:list-item>
            <text:list-item>
              <text:p text:style-name="P4">Pinch valve</text:p>
            </text:list-item>
            <text:list-item>
              <text:p text:style-name="P4">Microcontroller + software</text:p>
            </text:list-item>
            <text:list-item>
              <text:p text:style-name="P4">Bluetooth communication module</text:p>
            </text:list-item>
          </text:list>
        </text:list-item>
        <text:list-item>
          <text:p text:style-name="P4">Autosampler</text:p>
          <text:list>
            <text:list-item>
              <text:p text:style-name="P4">Rolling multi-valve</text:p>
            </text:list-item>
            <text:list-item>
              <text:p text:style-name="P4">Sample plate positioning platform</text:p>
            </text:list-item>
            <text:list-item>
              <text:p text:style-name="P4">Micro-controller, stepper, motor and sample-timing software</text:p>
            </text:list-item>
            <text:list-item>
              <text:p text:style-name="P4">Bluetooth Communication module</text:p>
            </text:list-item>
          </text:list>
        </text:list-item>
        <text:list-item>
          <text:p text:style-name="P4">Luminometer<text:change-end text:change-id="ct39712160"/><text:change-start text:change-id="ct39711952"/> to monitor phage yield which represents the affinty attained<text:change-end text:change-id="ct39711952"/></text:p>
          <text:list>
            <text:list-item>
              <text:p text:style-name="P4"><text:change-start text:change-id="ct39712888"/>USB microscopic camera</text:p>
            </text:list-item>
            <text:list-item>
              <text:p text:style-name="P4">Dark enclosure for camera</text:p>
            </text:list-item>
            <text:list-item>
              <text:p text:style-name="P4">Cooling unit for camera<text:change-end text:change-id="ct39712888"/></text:p>
            </text:list-item>
          </text:list>
        </text:list-item>
      </text:list>
      <text:p text:style-name="Standard"/>
      <text:p text:style-name="Standard"><text:change-start text:change-id="ct39712992"/>Deliverables:<text:change-end text:change-id="ct39712992"/></text:p>
      <text:p text:style-name="Standard"/>
      <text:list xml:id="list827683708051283016" text:style-name="WWNum3">
        <text:list-item>
          <text:p text:style-name="P33"><text:change-start text:change-id="ct39710392"/>Manifest of parts costing less than $1000</text:p>
        </text:list-item>
        <text:list-item>
          <text:p text:style-name="P33">Instructions for construction, maintenance, and modification of the device<text:line-break/><text:soft-page-break/><text:line-break/>We intend to use the devices to recapitulate the experiments done by Esvelt, Carlson, Lui, Dickson, and others at Harvard and to support the ongoing work being done by Dr. Edgell et al.<text:change-end text:change-id="ct39710392"/></text:p>
        </text:list-item>
      </text:list>
      <text:list xml:id="list152551892176346" text:continue-list="list152551870175821" text:style-name="WWNum1">
        <text:list-item>
          <text:h text:style-name="P1" text:outline-level="2"><text:bookmark-start text:name="__RefHeading__653_1860904657"/>Evaluation<text:bookmark-end text:name="__RefHeading__653_1860904657"/></text:h>
        </text:list-item>
      </text:list>
      <text:p text:style-name="Standard"/>
      <text:list xml:id="list152551892166372" text:continue-numbering="true" text:style-name="WWNum1">
        <text:list-item>
          <text:list>
            <text:list-item>
              <text:list>
                <text:list-item>
                  <text:h text:style-name="P20" text:outline-level="3"><text:bookmark-start text:name="__RefHeading__655_1860904657"/>Criteria for a <text:change-start text:change-id="ct39712472"/>G<text:change-end text:change-id="ct39712472"/><text:change text:change-id="ct39710808"/>o/<text:change-start text:change-id="ct39711328"/>N<text:change-end text:change-id="ct39711328"/><text:change text:change-id="ct39713200"/>o-<text:change-start text:change-id="ct39712264"/>G<text:change-end text:change-id="ct39712264"/><text:change text:change-id="ct39712056"/>o <text:change-start text:change-id="ct39711640"/>D<text:change-end text:change-id="ct39711640"/><text:change text:change-id="ct39710184"/>ecision, <text:change-start text:change-id="ct39713304"/>I<text:change-end text:change-id="ct39713304"/><text:change text:change-id="ct39710496"/>nclud<text:change-start text:change-id="ct39710600"/>ing<text:change-end text:change-id="ct39710600"/><text:change text:change-id="ct39711432"/> <text:change-start text:change-id="ct39712368"/>M<text:change-end text:change-id="ct39712368"/><text:change text:change-id="ct39712576"/>etrics<text:bookmark-end text:name="__RefHeading__655_1860904657"/></text:h>
                </text:list-item>
              </text:list>
            </text:list-item>
          </text:list>
        </text:list-item>
      </text:list>
      <text:p text:style-name="Text_20_body"/>
      <text:list xml:id="list8536871200554687929" text:style-name="WWNum4">
        <text:list-item>
          <text:p text:style-name="P7">Completed construction of three fully functional EvoStats with a parts cost of less than $2000.<text:change text:change-id="ct39710704"/></text:p>
        </text:list-item>
        <text:list-item>
          <text:p text:style-name="P7">All instances capable of maintaining environmental conditions <text:change-start text:change-id="ct39711536"/>(cell growth, bacteriophage replication, sampling) <text:change-end text:change-id="ct39711536"/>continuously for four days.</text:p>
        </text:list-item>
        <text:list-item>
          <text:p text:style-name="P7">Demonstrated ability to replace each of the major subsystems: <text:change text:change-id="ct39713096"/><text:change text:change-id="ct39710912"/><text:change-start text:change-id="ct39715696"/>c<text:change-end text:change-id="ct39715696"/><text:change-start text:change-id="ct39714552"/>ellstat<text:change-end text:change-id="ct39714552"/>, <text:change text:change-id="ct39714136"/><text:change text:change-id="ct39715488"/><text:change-start text:change-id="ct39715800"/>l<text:change-end text:change-id="ct39715800"/><text:change-start text:change-id="ct39715176"/>agoon<text:change-end text:change-id="ct39715176"/>, and <text:change text:change-id="ct39716424"/><text:change-start text:change-id="ct39714448"/>a<text:change-end text:change-id="ct39714448"/>uto<text:change text:change-id="ct39713720"/><text:change-start text:change-id="ct39713408"/>s<text:change-end text:change-id="ct39713408"/>ampler while maintaining a live culture<text:change-start text:change-id="ct39715072"/> and evolution tragectory.<text:change-end text:change-id="ct39715072"/><text:change text:change-id="ct39716528"/></text:p>
        </text:list-item>
        <text:list-item>
          <text:p text:style-name="P7">Perform <text:change text:change-id="ct39713824"/><text:change-start text:change-id="ct39716632"/>the proof-of<text:change-end text:change-id="ct39716632"/><text:change-start text:change-id="ct39714864"/>-principle <text:change-end text:change-id="ct39714864"/>experiment<text:change text:change-id="ct39714968"/> on evolving phage<text:change-start text:change-id="ct39715904"/> yielding a protein that binds to the target at the end of a run <text:change-end text:change-id="ct39715904"/><text:change-start text:change-id="ct39715280"/>significantly <text:change-end text:change-id="ct39715280"/><text:change-start text:change-id="ct39714240"/>better than a<text:change-end text:change-id="ct39714240"/><text:change-start text:change-id="ct39716112"/>t the beginning<text:change-end text:change-id="ct39716112"/>.</text:p>
        </text:list-item>
      </text:list>
      <text:p text:style-name="Text_20_body"/>
      <text:list xml:id="list152551892175267" text:continue-list="list152551892166372" text:style-name="WWNum1">
        <text:list-item>
          <text:h text:style-name="P20" text:outline-level="3"><text:bookmark-start text:name="__RefHeading__657_1860904657"/><text:change-start text:change-id="ct394469808"/><text:span text:style-name="T3">C</text:span><text:change-end text:change-id="ct394469808"/><text:change text:change-id="ct394468768"/>hallenges<text:line-break/><text:bookmark-end text:name="__RefHeading__657_1860904657"/></text:h>
        </text:list-item>
      </text:list>
      <text:p text:style-name="Text_20_body">Image processing must be adapted to constantly changing hardware and laboratory conditions.</text:p>
      <text:p text:style-name="Text_20_body"/>
      <text:p text:style-name="Text_20_body">Active cooling must be added to low-cost USB cameras to avoid the expense of a cryogenic camera (<text:change-start text:change-id="ct39714344"/>e.g. <text:change-end text:change-id="ct39714344"/>$25,000<text:change text:change-id="ct39715384"/> from Hammumatsu)<text:change-start text:change-id="ct39715592"/>.<text:change-end text:change-id="ct39715592"/></text:p>
      <text:p text:style-name="Text_20_body"/>
      <text:p text:style-name="Text_20_body">Equipment must be modular and easy to move due to space restrictions.</text:p>
      <text:p text:style-name="Text_20_body"/>
      <text:p text:style-name="Standard"><text:change-start text:change-id="ct39714656"/><text:line-break/><text:change-end text:change-id="ct39714656"/></text:p>
      <text:list xml:id="list152551892186176" text:continue-numbering="true" text:style-name="WWNum1">
        <text:list-item>
          <text:h text:style-name="P5" text:outline-level="1"><text:bookmark-start text:name="__RefHeading__671_1860904657"/>Commercial Proposal Narrative<text:bookmark-end text:name="__RefHeading__671_1860904657"/></text:h>
        </text:list-item>
      </text:list>
      <text:p text:style-name="Text_20_body"><text:change-start text:change-id="ct39713928"/><text:span text:style-name="T40">Affinity selection is the central technology used to find new protein-based therapeutics. There are 100-200 therapeutic proteins on the </text:span><text:change-end text:change-id="ct39713928"/><text:change-start text:change-id="ct39714032"/><text:span text:style-name="T40">$</text:span><text:change-end text:change-id="ct39714032"/><text:change-start text:change-id="ct39716008"/><text:span text:style-name="T40">93 billion market. Phage display, the current state of the art for affinity selection, has probably been used to find or fine tune at least half of these proteins. Phage display while effective is a cumbersome manual technology allowing at best one or two generations of mutagenesis </text:span><text:soft-page-break/><text:span text:style-name="T40">and selection per day. </text:span><text:change-end text:change-id="ct39716008"/><text:change-start text:change-id="ct39714760"/><text:span text:style-name="T10">A Google search on phage display finds 1,330,</text:span><text:change-end text:change-id="ct39714760"/><text:change-start text:change-id="ct39716216"/><text:span text:style-name="T10">000 results; it is a widely used technology. We expect </text:span><text:change-end text:change-id="ct39716216"/><text:change-start text:change-id="ct39713512"/><text:span text:style-name="T10">the </text:span><text:change-end text:change-id="ct39713512"/><text:change-start text:change-id="ct39716320"/><text:span text:style-name="T10">affinity selection </text:span><text:change-end text:change-id="ct39716320"/><text:change-start text:change-id="ct39713616"/><text:span text:style-name="T10">technology to be implemented by the phagestat to replace phage display. We expect to sell the apparatus to </text:span><text:change-end text:change-id="ct39713616"/><text:change-start text:change-id="ct39718088"/><text:span text:style-name="T10">implement this new affinity selection technology. Innatrix intends to use the </text:span><text:change-end text:change-id="ct39718088"/><text:change-start text:change-id="ct39717152"/><text:span text:style-name="T10">new affinity selection technology to make </text:span><text:change-end text:change-id="ct39717152"/><text:change-start text:change-id="ct39719856"/><text:span text:style-name="T10">inhibitors</text:span><text:change-end text:change-id="ct39719856"/><text:change-start text:change-id="ct39718400"/><text:span text:style-name="T10"> against the major drug resistant bacterial pathogens</text:span><text:change-end text:change-id="ct39718400"/><text:change-start text:change-id="ct39719960"/><text:span text:style-name="T10"> that threaten modern medicine. We will sell these to </text:span><text:change-end text:change-id="ct39719960"/><text:change-start text:change-id="ct39716944"/><text:span text:style-name="T10">pharmaceutical </text:span><text:change-end text:change-id="ct39716944"/><text:change-start text:change-id="ct39717360"/><text:span text:style-name="T10">companies; we do not in tend to become a </text:span><text:change-end text:change-id="ct39717360"/><text:change-start text:change-id="ct39718504"/><text:span text:style-name="T10">pharmaceutical company ourselves.</text:span><text:change-end text:change-id="ct39718504"/></text:p>
      <text:p text:style-name="Standard"/>
      <text:list xml:id="list152551892166280" text:continue-numbering="true" text:style-name="WWNum1">
        <text:list-item>
          <text:h text:style-name="P1" text:outline-level="2"><text:bookmark-start text:name="__RefHeading__1363_51542368"/>Problem<text:bookmark-end text:name="__RefHeading__1363_51542368"/></text:h>
        </text:list-item>
      </text:list>
      <text:p text:style-name="Standard"/>
      <text:p text:style-name="Text_20_body">Phage-based continuous evolution is a new technology with few practitioners. <text:s/></text:p>
      <text:p text:style-name="Text_20_body"><text:change text:change-id="ct394470744"/><text:change text:change-id="ct39717984"/><text:change-start text:change-id="ct394468976"/></text:p>
      <text:list xml:id="list152551892187459" text:continue-numbering="true" text:style-name="WWNum1">
        <text:list-item>
          <text:h text:style-name="P2" text:outline-level="2"><text:bookmark-start text:name="__RefHeading__1365_51542368"/><text:bookmark text:name="__RefHeading__663_1860904657"/><text:change-end text:change-id="ct394468976"/>Commercial Goals<text:bookmark-end text:name="__RefHeading__1365_51542368"/></text:h>
        </text:list-item>
      </text:list>
      <text:p text:style-name="Text_20_body"/>
      <text:p text:style-name="Text_20_body"><text:change-start text:change-id="ct39717048"/>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The device itself is a tool for sequence discovery and does not produce therapeutic proteins or chemicals so it should not be subject to any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most directly from lower construction and operating costs of the phagestat.<text:change-end text:change-id="ct39717048"/></text:p>
      <text:p text:style-name="Text_20_body"/>
      <text:p text:style-name="Text_20_body"><text:change-start text:change-id="ct39717256"/>There <text:change-end text:change-id="ct39717256"/><text:change-start text:change-id="ct39717568"/>is a<text:change-end text:change-id="ct39717568"/><text:change-start text:change-id="ct39718608"/> consultation business opportunit<text:change-end text:change-id="ct39718608"/><text:change text:change-id="ct39717672"/><text:change text:change-id="ct39717776"/><text:change-start text:change-id="ct39719440"/>y<text:change-end text:change-id="ct39719440"/><text:change text:change-id="ct39718192"/><text:change text:change-id="ct39717880"/><text:change-start text:change-id="ct39718296"/> for introducing this technology<text:change-end text:change-id="ct39718296"/><text:change-start text:change-id="ct39718712"/> to <text:change-end text:change-id="ct39718712"/><text:change-start text:change-id="ct39719544"/>companies in the pharmaceutical sector.<text:change-end text:change-id="ct39719544"/></text:p>
      <text:p text:style-name="Text_20_body"/>
      <text:list xml:id="list152551892190347" text:continue-numbering="true" text:style-name="WWNum1">
        <text:list-item>
          <text:h text:style-name="P1" text:outline-level="2"><text:bookmark-start text:name="__RefHeading__665_1860904657"/><text:change text:change-id="ct394470328"/><text:soft-page-break/>Market<text:bookmark-end text:name="__RefHeading__665_1860904657"/></text:h>
        </text:list-item>
      </text:list>
      <text:p text:style-name="P13"/>
      <text:p text:style-name="P13"><text:span text:style-name="T29">The phagestat is a type of bioreactor and fits into that broad and rapidly growing market. <text:s/></text:span>Phage-based continuous evolution is a fairly recent development, but given the advantages of protein-based therapeutics, it seems likely that this method of protein modification will come into widespread use in pharmaceutical development. <text:s/><text:span text:style-name="T29">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features of single-use bioreactors, itself a rapidly growing segment of the larger bioreactor market.</text:span></text:p>
      <text:p text:style-name="P19"><text:s/><text:change-start text:change-id="ct42158728"/><text:line-break/>Manufacturers of liquid handling laboratory equipment such as Tecan, Aventics, Humphrey, and Nordson EFD are potential manufacturers of the EvoStat. <text:s/>Others include Becton Dickinson, Topac, Intellitech, and Pope Scientific.<text:change-end text:change-id="ct42158728"/></text:p>
      <text:p text:style-name="P19"/>
      <text:p text:style-name="P19"><text:span text:style-name="T39">Key players in the single-use bioreactor market include </text:span><text:span text:style-name="T38">Thermo Fischer Scientific, Inc., GE Healthcare and Pall Corporation </text:span><text:span text:style-name="T39">in the US </text:span><text:span text:style-name="T38">and Germany's Sartorius AG and Merck KGaA.</text:span><text:change-start text:change-id="ct42147704"/><text:line-break/><text:change-end text:change-id="ct42147704"/></text:p>
      <text:p text:style-name="P18">[Processing Magazine] February 2, 2015</text:p>
      <text:p text:style-name="P18">Single use bioreactors (SUBs) are used in research and development (R&amp;D) carried out by biopharmaceutical manufacturers, research institutes and contract research organizations (CROs), as well as in biopharmaceutical manufacturing.</text:p>
      <text:p text:style-name="P18">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P19"/>
      <text:p text:style-name="Text_20_body"><text:change text:change-id="ct39718816"/><text:change-start text:change-id="ct39719128"/>Potential customers include:<text:change-end text:change-id="ct39719128"/></text:p>
      <text:list xml:id="list5264562089664912848" text:style-name="WWNum5">
        <text:list-item>
          <text:p text:style-name="P8"><text:change-start text:change-id="ct39718920"/>P<text:change-end text:change-id="ct39718920"/>harmaceutical research organizations engaged in protein engineering.</text:p>
        </text:list-item>
        <text:list-item>
          <text:p text:style-name="P8"><text:change text:change-id="ct39719232"/><text:change text:change-id="ct39719336"/><text:change text:change-id="ct39719648"/><text:change-start text:change-id="ct39719752"/>N<text:change-end text:change-id="ct39719752"/>on-pharmaceutical<text:change text:change-id="ct39721416"/> protein engineering<text:change text:change-id="ct39722456"/><text:change-start text:change-id="ct39721520"/> such as materials science.<text:change-end text:change-id="ct39721520"/></text:p>
        </text:list-item>
        <text:list-item>
          <text:p text:style-name="P8">Protein optimization services <text:change text:change-id="ct39720272"/>for organizations that do not want to develop in-house phage/evolution capabilities<text:change text:change-id="ct39723288"/>. <text:s/>A protein optimization service would accept sequences for binding target and initial candidate proteins<text:change-start text:change-id="ct39720480"/>, <text:change-end text:change-id="ct39720480"/><text:change text:change-id="ct39722560"/>design selection-plasmids and hybrid proteins, and perform the evolution process.</text:p>
        </text:list-item>
      </text:list>
      <text:p text:style-name="Text_20_body"><text:soft-page-break/></text:p>
      <text:list xml:id="list152551907178871" text:continue-list="list152551892190347" text:style-name="WWNum1">
        <text:list-item>
          <text:h text:style-name="P1" text:outline-level="2"><text:bookmark-start text:name="__RefHeading__675_1860904657"/>Intellectual Property<text:bookmark-end text:name="__RefHeading__675_1860904657"/></text:h>
        </text:list-item>
      </text:list>
      <text:p text:style-name="Text_20_body"/>
      <text:p text:style-name="Text_20_body"><text:change-start text:change-id="ct39720064"/>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PHAGESTAT] and <text:span text:style-name="T13">Subramanian</text:span> [CELLSTAT].<text:line-break/><text:line-break/>As far as we know, none of the details of operation of this design are subject to any IP constraints.<text:change-end text:change-id="ct39720064"/><text:change-start text:change-id="ct394469288"/></text:p>
      <text:p text:style-name="Text_20_body"/>
      <text:h text:style-name="Heading_20_2" text:outline-level="2"><text:bookmark-start text:name="__RefHeading__1402_51542368"/>Project Plan<text:bookmark-end text:name="__RefHeading__1402_51542368"/><text:change-end text:change-id="ct394469288"/></text:h>
      <text:p text:style-name="Text_20_body">Hardware designs and image processing software for flow-control, turbidity sensing, and detection of<text:change text:change-id="ct39723184"/><text:change-start text:change-id="ct39723080"/> <text:change-end text:change-id="ct39723080"/>bio<text:change text:change-id="ct39721312"/>luminescence. <text:s/>A novel low-cost non-contact turbidometer design. <text:s/>Integrated communications architecture to reduce wiring and simplify set-up of equipment. <text:s/>Techniques for repair and replacement of sub<text:change text:change-id="ct39722664"/>systems during operation. Self-calibrating and continuous monitoring of all system parameters<text:change-start text:change-id="ct39722768"/>.<text:change-end text:change-id="ct39722768"/></text:p>
      <text:p text:style-name="Text_20_body">Data logging and alerts utilizing Internet capabilities.</text:p>
      <text:p text:style-name="Standard"><text:bookmark-start text:name="__Fieldmark__4170_1246372363"/><text:bookmark-end text:name="__Fieldmark__4170_1246372363"/><text:change text:change-id="ct39722248"/><text:change text:change-id="ct39720168"/><text:change text:change-id="ct39720584"/><text:change text:change-id="ct39722872"/><text:change text:change-id="ct39720896"/><text:change text:change-id="ct39722352"/><text:change text:change-id="ct39722976"/><text:change text:change-id="ct39720376"/><text:change text:change-id="ct39722144"/><text:change text:change-id="ct39720688"/><text:change text:change-id="ct39721624"/><text:change text:change-id="ct39720792"/><text:change text:change-id="ct39723704"/><text:change text:change-id="ct39723808"/><text:change text:change-id="ct39726720"/><text:change text:change-id="ct39729424"/><text:change text:change-id="ct39726928"/><text:change text:change-id="ct39728072"/><text:change text:change-id="ct39729528"/><text:change text:change-id="ct39729632"/><text:change text:change-id="ct39729736"/><text:change text:change-id="ct39728280"/><text:change text:change-id="ct39728384"/><text:change text:change-id="ct39729840"/><text:change text:change-id="ct39728904"/><text:change text:change-id="ct39727032"/><text:change text:change-id="ct39728592"/><text:change text:change-id="ct39729008"/><text:change text:change-id="ct39732232"/><text:change text:change-id="ct39733064"/><text:change text:change-id="ct39731088"/><text:change text:change-id="ct39732752"/><text:change text:change-id="ct39732336"/><text:change text:change-id="ct39731192"/><text:change text:change-id="ct39732856"/><text:change text:change-id="ct39731400"/><text:change text:change-id="ct39733168"/><text:change text:change-id="ct39730464"/><text:change text:change-id="ct39732960"/><text:change text:change-id="ct39730672"/><text:change text:change-id="ct39731920"/><text:change text:change-id="ct39731608"/><text:change text:change-id="ct39733272"/><text:change text:change-id="ct39730048"/><text:change text:change-id="ct39731296"/><text:change text:change-id="ct39731816"/><text:change text:change-id="ct39731712"/><text:change text:change-id="ct39730568"/><text:change text:change-id="ct39730152"/><text:change text:change-id="ct39730776"/><text:change text:change-id="ct39732024"/><text:change text:change-id="ct39732440"/><text:change text:change-id="ct39730880"/></text:p>
      <text:h text:style-name="Heading_20_2" text:outline-level="2"><text:bookmark-start text:name="__RefHeading__1404_51542368"/><text:change-start text:change-id="ct394475528"/><text:span text:style-name="T3">Evaluation</text:span><text:bookmark-end text:name="__RefHeading__1404_51542368"/><text:change-end text:change-id="ct394475528"/><text:change text:change-id="ct394475632"/><text:change text:change-id="ct39732128"/><text:change text:change-id="ct394474696"/><text:change text:change-id="ct39730256"/><text:change text:change-id="ct394476152"/><text:change text:change-id="ct39730984"/><text:change text:change-id="ct394477192"/><text:change text:change-id="ct39731504"/><text:change text:change-id="ct394474800"/><text:change text:change-id="ct39732544"/><text:change text:change-id="ct394477608"/><text:change text:change-id="ct39732648"/></text:h>
      <text:p text:style-name="Standard"><text:change text:change-id="ct39734624"/><text:change text:change-id="ct394519728"/><text:change text:change-id="ct39733792"/><text:change text:change-id="ct39734416"/><text:change text:change-id="ct39734520"/><text:change text:change-id="ct394471056"/><text:line-break/><text:change text:change-id="ct39735872"/><text:change text:change-id="ct39736184"/><text:change-start text:change-id="ct39736288"/><text:span text:style-name="T1">The following is a temporary table listing different aspects and subsystems of the current design</text:span><text:change-end text:change-id="ct39736288"/><text:line-break/></text:p>
      <text:p text:style-name="Standard"><text:bookmark-start text:name="__Fieldmark__4171_1246372363"/><text:bookmark-end text:name="__Fieldmark__4171_1246372363"/><text:change text:change-id="ct39734832"/><text:change text:change-id="ct39733376"/><text:change text:change-id="ct39736496"/><text:change text:change-id="ct39735456"/><text:change text:change-id="ct39733480"/><text:change text:change-id="ct39734936"/><text:change text:change-id="ct39735040"/><text:change text:change-id="ct39733896"/><text:change text:change-id="ct39736600"/><text:change text:change-id="ct39734208"/><text:change text:change-id="ct39736080"/><text:change text:change-id="ct39735976"/><text:change text:change-id="ct39733688"/><text:change text:change-id="ct39735768"/><text:change text:change-id="ct39735144"/><text:change text:change-id="ct39735248"/><text:change text:change-id="ct39734000"/><text:span text:style-name="T4"/></text:p>
      <text:p text:style-name="P35"/>
      <text:p text:style-name="Standard"><text:change text:change-id="ct39734104"/><text:span text:style-name="T4"/></text:p>
      <text:p text:style-name="P35"/>
      <text:p text:style-name="Standard"><text:change text:change-id="ct39734312"/><text:span text:style-name="T4"/></text:p>
      <text:p text:style-name="Standard"><text:change text:change-id="ct39735560"/><text:span text:style-name="T4"/></text:p>
      <text:p text:style-name="Standard"><text:change text:change-id="ct39736392"/><text:span text:style-name="T4"/></text:p>
      <text:p text:style-name="Standard"/>
      <text:p text:style-name="Standard"><text:change text:change-id="ct39735352"/></text:p>
      <text:p text:style-name="P35"/>
      <text:p text:style-name="Standard"><text:bookmark-start text:name="__Fieldmark__4172_1246372363"/><text:bookmark-end text:name="__Fieldmark__4172_1246372363"/><text:change text:change-id="ct39737120"/><text:change text:change-id="ct39735664"/><text:change text:change-id="ct39739720"/><text:change text:change-id="ct39737952"/><text:change text:change-id="ct39738056"/><text:change text:change-id="ct39739304"/><text:change text:change-id="ct39736808"/><text:change text:change-id="ct39737224"/><text:change text:change-id="ct39738888"/><text:change text:change-id="ct39737848"/><text:change text:change-id="ct39738784"/><text:change text:change-id="ct39738472"/><text:change text:change-id="ct39739096"/><text:change text:change-id="ct39738160"/><text:change text:change-id="ct39739512"/><text:change text:change-id="ct39737432"/><text:change text:change-id="ct39738264"/><text:change text:change-id="ct39739408"/><text:change text:change-id="ct39739616"/><text:change text:change-id="ct39738368"/><text:change text:change-id="ct39736912"/><text:change text:change-id="ct39739824"/><text:change text:change-id="ct39739200"/><text:span text:style-name="T4"/></text:p>
      <text:p text:style-name="P3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Table_20_Contents"><text:change text:change-id="ct39739928"/><text:change-start text:change-id="ct39737536"/><text:span text:style-name="T5">Devices</text:span></text:p>
          </table:table-cell>
          <table:table-cell table:style-name="Table2.A1" office:value-type="string">
            <text:p text:style-name="Table_20_Contents"><text:span text:style-name="T5">Measurements</text:span><text:change-end text:change-id="ct39737536"/></text:p>
          </table:table-cell>
          <table:table-cell table:style-name="Table2.A1" office:value-type="string">
            <text:p text:style-name="Table_20_Contents"><text:change text:change-id="ct39736704"/><text:change-start text:change-id="ct39738680"/><text:span text:style-name="T5"><text:s/>Software</text:span><text:change-end text:change-id="ct39738680"/></text:p>
          </table:table-cell>
        </table:table-row>
        <table:table-row table:style-name="Table2.2">
          <table:table-cell table:style-name="Table2.A1" office:value-type="string">
            <text:p text:style-name="Table_20_Contents"><text:change text:change-id="ct39737016"/><text:change-start text:change-id="ct39737328"/>Low-voltage h<text:bookmark-start text:name="__DdeLink__3815_2032638488"/><text:change-end text:change-id="ct39737328"/><text:change-start text:change-id="ct39737640"/>eat<text:bookmark-end text:name="__DdeLink__3815_2032638488"/><text:change-end text:change-id="ct39737640"/><text:change-start text:change-id="ct39738576"/>er<text:change-end text:change-id="ct39738576"/></text:p>
          </table:table-cell>
          <table:table-cell table:style-name="Table2.A1" office:value-type="string">
            <text:p text:style-name="Table_20_Contents"><text:change-start text:change-id="ct39738992"/>Temperature</text:p>
          </table:table-cell>
          <table:table-cell table:style-name="Table2.A1" office:value-type="string">
            <text:p text:style-name="Table_20_Contents">User Interface<text:change-end text:change-id="ct39738992"/><text:change-start text:change-id="ct39737744"/>, PID micro-controller<text:change-end text:change-id="ct39737744"/></text:p>
          </table:table-cell>
        </table:table-row>
        <table:table-row table:style-name="Table2.1">
          <table:table-cell table:style-name="Table2.A1" office:value-type="string">
            <text:p text:style-name="Table_20_Contents"><text:bookmark-start text:name="__DdeLink__3817_2032638488"/><text:change text:change-id="ct39742424"/><text:change-start text:change-id="ct39742320"/>P<text:bookmark-end text:name="__DdeLink__3817_2032638488"/>hoto-transistor<text:change-end text:change-id="ct39742320"/></text:p>
          </table:table-cell>
          <table:table-cell table:style-name="Table2.A1" office:value-type="string">
            <text:p text:style-name="Table_20_Contents"><text:change-start text:change-id="ct39743048"/>Turbidity</text:p>
          </table:table-cell>
          <table:table-cell table:style-name="Table2.A1" office:value-type="string">
            <text:p text:style-name="Table_20_Contents">Micro-controllers<text:change-end text:change-id="ct39743048"/></text:p>
          </table:table-cell>
        </table:table-row>
        <table:table-row table:style-name="Table2.2">
          <table:table-cell table:style-name="Table2.A1" office:value-type="string">
            <text:p text:style-name="Table_20_Contents"><text:change-start text:change-id="ct39741384"/>Camera 1</text:p>
          </table:table-cell>
          <table:table-cell table:style-name="Table2.A1" office:value-type="string">
            <text:p text:style-name="Table_20_Contents">Level detection</text:p>
          </table:table-cell>
          <table:table-cell table:style-name="Table2.A1" office:value-type="string">
            <text:p text:style-name="Table_20_Contents">Image Processing<text:change-end text:change-id="ct39741384"/></text:p>
          </table:table-cell>
        </table:table-row>
        <table:table-row table:style-name="Table2.2">
          <table:table-cell table:style-name="Table2.A5" office:value-type="string">
            <text:p text:style-name="Table_20_Contents"><text:change text:change-id="ct39741592"/><text:change-start text:change-id="ct39740448"/>Camera<text:change-end text:change-id="ct39740448"/><text:change-start text:change-id="ct39741072"/> 2<text:change-end text:change-id="ct39741072"/></text:p>
          </table:table-cell>
          <table:table-cell table:style-name="Table2.A5" office:value-type="string">
            <text:p text:style-name="Table_20_Contents"><text:change-start text:change-id="ct39742632"/>Luminosity<text:change-end text:change-id="ct39742632"/></text:p>
          </table:table-cell>
          <table:table-cell table:style-name="Table2.A5" office:value-type="string">
            <text:p text:style-name="Table_20_Contents"><text:bookmark text:name="__DdeLink__3919_2032638488"/><text:change-start text:change-id="ct39740136"/>Image Processing<text:change-end text:change-id="ct39740136"/></text:p>
          </table:table-cell>
        </table:table-row>
        <table:table-row table:style-name="Table2.2">
          <table:table-cell table:style-name="Table2.A1" office:value-type="string">
            <text:p text:style-name="Table_20_Contents"><text:change-start text:change-id="ct39740344"/>Valves<text:change-end text:change-id="ct39740344"/></text:p>
          </table:table-cell>
          <table:table-cell table:style-name="Table2.A1" office:value-type="string">
            <text:p text:style-name="Table_20_Contents"><text:change text:change-id="ct39740032"/><text:change-start text:change-id="ct39742528"/>Leak Detection<text:change-end text:change-id="ct39742528"/></text:p>
          </table:table-cell>
          <table:table-cell table:style-name="Table2.A1" office:value-type="string">
            <text:p text:style-name="Table_20_Contents"><text:change-start text:change-id="ct39742736"/>Automatic n<text:change-end text:change-id="ct39742736"/><text:change-start text:change-id="ct39742840"/>otification (email/text)<text:change-end text:change-id="ct39742840"/></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39742944"/><text:change-start text:change-id="ct39741800"/>Flow control<text:change-end text:change-id="ct39741800"/></text:p>
          </table:table-cell>
          <table:table-cell table:style-name="Table2.A1" office:value-type="string">
            <text:p text:style-name="Table_20_Contents"><text:change-start text:change-id="ct39741280"/>Auto-calibration<text:change-end text:change-id="ct39741280"/></text:p>
          </table:table-cell>
        </table:table-row>
        <table:table-row table:style-name="Table2.2">
          <table:table-cell table:style-name="Table2.A1" office:value-type="string">
            <text:p text:style-name="P23"/>
          </table:table-cell>
          <table:table-cell table:style-name="Table2.A1" office:value-type="string">
            <text:p text:style-name="Table_20_Contents"><text:change text:change-id="ct39743152"/></text:p>
          </table:table-cell>
          <table:table-cell table:style-name="Table2.A1" office:value-type="string">
            <text:p text:style-name="Table_20_Contents"/>
          </table:table-cell>
        </table:table-row>
        <table:table-row table:style-name="Table2.2">
          <table:table-cell table:style-name="Table2.A1" office:value-type="string">
            <text:p text:style-name="P23"><text:change-start text:change-id="ct39741904"/>Mixing<text:change-end text:change-id="ct39741904"/></text:p>
          </table:table-cell>
          <table:table-cell table:style-name="Table2.A1" office:value-type="string">
            <text:p text:style-name="Table_20_Contents"/>
          </table:table-cell>
          <table:table-cell table:style-name="Table2.A1" office:value-type="string">
            <text:p text:style-name="Table_20_Contents"><text:change-start text:change-id="ct39741176"/>Computer controlled for reliab<text:change-end text:change-id="ct39741176"/><text:change-start text:change-id="ct39743256"/>ility and image processing<text:change-end text:change-id="ct39743256"/></text:p>
          </table:table-cell>
        </table:table-row>
        <table:table-row table:style-name="Table2.2">
          <table:table-cell table:style-name="Table2.A5" office:value-type="string">
            <text:p text:style-name="P23"><text:change-start text:change-id="ct39741696"/>Aeration<text:change-end text:change-id="ct39741696"/></text:p>
          </table:table-cell>
          <table:table-cell table:style-name="Table2.A5" office:value-type="string">
            <text:p text:style-name="Table_20_Contents"/>
          </table:table-cell>
          <table:table-cell table:style-name="Table2.A5" office:value-type="string">
            <text:p text:style-name="Table_20_Contents"><text:change-start text:change-id="ct39740240"/>Computer controlled<text:change-end text:change-id="ct39740240"/></text:p>
          </table:table-cell>
        </table:table-row>
        <table:table-row table:style-name="Table2.2">
          <table:table-cell table:style-name="Table2.A5" office:value-type="string">
            <text:p text:style-name="P23"><text:change-start text:change-id="ct39740552"/>Commuications<text:change-end text:change-id="ct39740552"/></text:p>
          </table:table-cell>
          <table:table-cell table:style-name="Table2.A5" office:value-type="string">
            <text:p text:style-name="Table_20_Contents"><text:change-start text:change-id="ct39740656"/>Data Logging<text:change-end text:change-id="ct39740656"/></text:p>
          </table:table-cell>
          <table:table-cell table:style-name="Table2.A5" office:value-type="string">
            <text:p text:style-name="Table_20_Contents"><text:change-start text:change-id="ct39740760"/>Bluetooth, Web server, database<text:change-end text:change-id="ct39740760"/></text:p>
          </table:table-cell>
        </table:table-row>
      </table:table>
      <text:list xml:id="list152551907173014" text:continue-numbering="true" text:style-name="WWNum1">
        <text:list-item>
          <text:h text:style-name="P1" text:outline-level="2"><text:change text:change-id="ct39741488"/></text:h>
        </text:list-item>
        <text:list-item>
          <text:p text:style-name="P22"/>
        </text:list-item>
        <text:list-item>
          <text:p text:style-name="P22"/>
        </text:list-item>
        <text:list-item>
          <text:p text:style-name="P24"/>
        </text:list-item>
        <text:list-item>
          <text:p text:style-name="P22"/>
        </text:list-item>
        <text:list-item>
          <text:h text:style-name="P1" text:outline-level="2"><text:bookmark-start text:name="__RefHeading__1373_51542368"/><text:change text:change-id="ct39742112"/><text:change text:change-id="ct39742216"/><text:change text:change-id="ct39740864"/>Evaluation<text:bookmark-end text:name="__RefHeading__1373_51542368"/><text:change text:change-id="ct39740968"/></text:h>
          <text:list>
            <text:list-item>
              <text:list>
                <text:list-item>
                  <text:list>
                    <text:list-item>
                      <text:list>
                        <text:list-item>
                          <text:list>
                            <text:list-item>
                              <text:list>
                                <text:list-item>
                                  <text:list>
                                    <text:list-item>
                                      <text:p text:style-name="P9"><text:change-start text:change-id="ct39761144"/><text:s text:c="2"/><text:change-end text:change-id="ct39761144"/></text:p>
                                    </text:list-item>
                                  </text:list>
                                </text:list-item>
                              </text:list>
                            </text:list-item>
                          </text:list>
                        </text:list-item>
                        <text:list-item>
                          <text:p text:style-name="P9"><text:change text:change-id="ct39702176"/><text:change-start text:change-id="ct39707792"/><text:s/><text:change-end text:change-id="ct39707792"/>The <text:change-start text:change-id="ct39709144"/>completed <text:change-end text:change-id="ct39709144"/>design should have a parts cost on the order of $1000<text:change text:change-id="ct39709352"/><text:change-start text:change-id="ct39709456"/> <text:change-end text:change-id="ct39709456"/>and c<text:change text:change-id="ct286171992"/><text:change-start text:change-id="ct286172720"/>an<text:change-end text:change-id="ct286172720"/> be constructed in a few weeks by an electronic technician<text:change text:change-id="ct286171576"/><text:change-start text:change-id="ct286171680"/>.<text:change-end text:change-id="ct286171680"/></text:p>
                        </text:list-item>
                      </text:list>
                    </text:list-item>
                  </text:list>
                </text:list-item>
              </text:list>
            </text:list-item>
          </text:list>
        </text:list-item>
      </text:list>
      <text:p text:style-name="Text_20_body"/>
      <text:list xml:id="list152551923179077" text:continue-numbering="true" text:style-name="WWNum1">
        <text:list-item>
          <text:list>
            <text:list-item>
              <text:list>
                <text:list-item>
                  <text:list>
                    <text:list-item>
                      <text:list>
                        <text:list-item>
                          <text:p text:style-name="P9"><text:change-start text:change-id="ct286171888"/><text:s/>Construction from basic materials <text:change-end text:change-id="ct286171888"/><text:span text:style-name="T30">and a handful of pre-manufactured parts will </text:span><text:change-start text:change-id="ct394473552"/>requires a minimal tool set (<text:change-end text:change-id="ct394473552"/><text:change text:change-id="ct286172096"/><text:change text:change-id="ct286173344"/><text:change text:change-id="ct286173032"/><text:change text:change-id="ct286172200"/><text:change-start text:change-id="ct286172512"/>d<text:change-end text:change-id="ct286172512"/><text:change-start text:change-id="ct286172824"/>rill<text:change-end text:change-id="ct286172824"/><text:change-start text:change-id="ct286172928"/> <text:change-end text:change-id="ct286172928"/><text:change-start text:change-id="ct286173240"/>press, <text:change-end text:change-id="ct286173240"/><text:change-start text:change-id="ct286173448"/>hand drill, <text:change-end text:change-id="ct286173448"/><text:change-start text:change-id="ct286173552"/>table saw, <text:change-end text:change-id="ct286173552"/><text:change-start text:change-id="ct286158472"/>chop<text:change-end text:change-id="ct286158472"/><text:change-start text:change-id="ct286159304"/>/miter<text:change-end text:change-id="ct286159304"/><text:change-start text:change-id="ct286159408"/> saw, deburring tool,<text:change-end text:change-id="ct286159408"/><text:change-start text:change-id="ct286159512"/> <text:change-end text:change-id="ct286159512"/><text:change-start text:change-id="ct286167624"/>and <text:change-end text:change-id="ct286167624"/><text:change-start text:change-id="ct286164816"/>thread tap<text:change-end text:change-id="ct286164816"/><text:change-start text:change-id="ct286165648"/>) or<text:change-end text:change-id="ct286165648"/><text:change text:change-id="ct286166896"/><text:change text:change-id="ct286165960"/><text:change text:change-id="ct286166376"/><text:change text:change-id="ct286165856"/><text:change text:change-id="ct286166688"/><text:change text:change-id="ct286165232"/><text:change text:change-id="ct286166064"/><text:change text:change-id="ct286167728"/><text:change text:change-id="ct286165440"/><text:change-start text:change-id="ct286165544"/> <text:change-end text:change-id="ct286165544"/><text:change-start text:change-id="ct286167208"/>in kit form requiring only a screwdriver.<text:change-end text:change-id="ct286167208"/></text:p>
                        </text:list-item>
                      </text:list>
                    </text:list-item>
                  </text:list>
                </text:list-item>
              </text:list>
            </text:list-item>
          </text:list>
        </text:list-item>
      </text:list>
      <text:p text:style-name="Text_20_body"/>
      <text:list xml:id="list152551923182921" text:continue-numbering="true" text:style-name="WWNum1">
        <text:list-item>
          <text:list>
            <text:list-item>
              <text:list>
                <text:list-item>
                  <text:list>
                    <text:list-item>
                      <text:list>
                        <text:list-item>
                          <text:p text:style-name="P11"><text:s/><text:change-start text:change-id="ct286166584"/>Demonstration that the device can <text:change-end text:change-id="ct286166584"/><text:span text:style-name="T30">maintain all of the following operational conditions for greater than 100 hours: Temperature of host cell culture at 37</text:span><text:span text:style-name="T32">ºC</text:span><text:span text:style-name="T30"> </text:span><text:span text:style-name="T32">±</text:span><text:span text:style-name="T34"> 1</text:span><text:span text:style-name="T32">º</text:span><text:span text:style-name="T34">C</text:span><text:span text:style-name="T30">, maintain host cell growth in early log phase with a cell density of 0.4 </text:span><text:span text:style-name="T32">± </text:span><text:span text:style-name="T34">0.03</text:span><text:span text:style-name="T30"> <text:s/>OD</text:span><text:span text:style-name="T31">600</text:span><text:span text:style-name="T30"> , maintain temperature of viral population at a selected range of temperatures between 31</text:span><text:span text:style-name="T32">ºC </text:span><text:span text:style-name="T34"><text:s/>and 37</text:span><text:span text:style-name="T32">º</text:span><text:span text:style-name="T34">C </text:span><text:bookmark-start text:name="__DdeLink__1417_51542368"/><text:span text:style-name="T32">±</text:span><text:span text:style-name="T34">2</text:span><text:span text:style-name="T32">º</text:span><text:span text:style-name="T34">C</text:span><text:bookmark-end text:name="__DdeLink__1417_51542368"/><text:span text:style-name="T34">, and maintain flow rates of 1.5, 2.5, and 3.5 volumes per hour </text:span><text:span text:style-name="T32">± </text:span><text:span text:style-name="T34">10% in viral lagoons. <text:s/>Logging of all these parameters is automatic in this device but will be verified with random external measurements </text:span><text:span text:style-name="T35">including </text:span><text:span text:style-name="T34">external temperature </text:span><text:span text:style-name="T35">monitoring</text:span><text:span text:style-name="T34">, </text:span><text:span text:style-name="T35">precise </text:span><text:span text:style-name="T34">cell density measurements </text:span><text:soft-page-break/><text:span text:style-name="T34">via Nanodrop</text:span><text:span text:style-name="T32">®</text:span><text:span text:style-name="T33"> s</text:span><text:span text:style-name="T36">pectrophotometer, </text:span><text:span text:style-name="T37">and flow rates by measuring volumes of waste fluid.</text:span></text:p>
                        </text:list-item>
                      </text:list>
                    </text:list-item>
                  </text:list>
                </text:list-item>
              </text:list>
            </text:list-item>
          </text:list>
        </text:list-item>
      </text:list>
      <text:p text:style-name="P14"><text:span text:style-name="T34"/></text:p>
      <text:list xml:id="list152551923191927" text:continue-numbering="true" text:style-name="WWNum1">
        <text:list-item>
          <text:list>
            <text:list-item>
              <text:list>
                <text:list-item>
                  <text:list>
                    <text:list-item>
                      <text:list>
                        <text:list-item>
                          <text:p text:style-name="P10"><text:span text:style-name="T30"><text:s/></text:span><text:change-start text:change-id="ct394473656"/>perform long term evolutio<text:change-end text:change-id="ct394473656"/><text:change-start text:change-id="ct286165752"/>n experiments with the claimed reduction in maintenance and oversight.<text:change-end text:change-id="ct286165752"/></text:p>
                        </text:list-item>
                      </text:list>
                    </text:list-item>
                  </text:list>
                </text:list-item>
              </text:list>
            </text:list-item>
          </text:list>
        </text:list-item>
      </text:list>
      <text:p text:style-name="Text_20_body"><text:change text:change-id="ct286166168"/></text:p>
      <text:list xml:id="list152551923187437" text:continue-numbering="true" text:style-name="WWNum1">
        <text:list-item>
          <text:list>
            <text:list-item>
              <text:p text:style-name="P9">Achieving sufficient image sensitivity for <text:span text:style-name="T41">a range of </text:span>bio-luminescence <text:span text:style-name="T41">(to be determined)</text:span> through the active cooling of commodity USB <text:span text:style-name="T41">microscopic </text:span>camera (<text:change text:change-id="ct286167416"/><text:change text:change-id="ct286164504"/>Dino-Lite<text:change-start text:change-id="ct286170952"/><text:span text:style-name="T16">®</text:span><text:change-end text:change-id="ct286170952"/> <text:span text:style-name="T41">or equivalent)</text:span><text:change-start text:change-id="ct286168456"/>.<text:change-end text:change-id="ct286168456"/><text:change text:change-id="ct286169912"/><text:change text:change-id="ct286168872"/><text:line-break/><text:change text:change-id="ct286168976"/><text:change text:change-id="ct286169392"/><text:change text:change-id="ct286169704"/><text:change text:change-id="ct286170328"/><text:change text:change-id="ct286170120"/><text:change text:change-id="ct286169808"/><text:change text:change-id="ct286170536"/></text:p>
            </text:list-item>
            <text:list-item>
              <text:p text:style-name="P9"><text:change text:change-id="ct284991760"/><text:change text:change-id="ct286170432"/><text:span text:style-name="T41">Evaluate</text:span><text:change-start text:change-id="ct29090544"/> potential markets for a Go/No-go decision about patent filing.<text:change-end text:change-id="ct29090544"/></text:p>
            </text:list-item>
          </text:list>
        </text:list-item>
        <text:list-item>
          <text:h text:style-name="P1" text:outline-level="2"><text:bookmark-start text:name="__RefHeading__1375_51542368"/>Patent protection<text:line-break/><text:bookmark-end text:name="__RefHeading__1375_51542368"/></text:h>
        </text:list-item>
      </text:list>
      <text:p text:style-name="Standard"><text:change text:change-id="ct41945128"/>Ultimately, many practitioners may want to perform the continuous evolution process with requirements different from academic research. We see an opportunity to create a commercial version of the EvoStat with an emphasis on using <text:change-start text:change-id="ct41944920"/>directed <text:change-end text:change-id="ct41944920"/>evolution as an industrial process.<text:line-break/><text:line-break/></text:p>
      <text:list xml:id="list152551923192185" text:continue-numbering="true" text:style-name="WWNum1">
        <text:list-item>
          <text:h text:style-name="P1" text:outline-level="2"><text:bookmark-start text:name="__RefHeading__1377_51542368"/><text:change text:change-id="ct41944712"/>Licensing<text:bookmark-end text:name="__RefHeading__1377_51542368"/></text:h>
        </text:list-item>
      </text:list>
      <text:p text:style-name="Standard"><text:span text:style-name="T41">It is the intention of the Museum to grant for research and educational purposes, but reserve</text:span><text:line-break/><text:change text:change-id="ct41946688"/></text:p>
      <text:p text:style-name="Standard"><text:bookmark-start text:name="__RefHeading__1379_51542368"/><text:bookmark-end text:name="__RefHeading__1379_51542368"/><text:change text:change-id="ct41946584"/><text:change text:change-id="ct41944400"/><text:change text:change-id="ct41946896"/><text:change text:change-id="ct41946792"/><text:change text:change-id="ct41947000"/><text:change text:change-id="ct41945440"/><text:change text:change-id="ct41945232"/><text:change text:change-id="ct41945024"/><text:change text:change-id="ct41944504"/><text:change text:change-id="ct41945960"/><text:change text:change-id="ct41947104"/><text:change text:change-id="ct41945544"/><text:change text:change-id="ct41946272"/><text:change text:change-id="ct41947208"/><text:change text:change-id="ct41947312"/><text:change text:change-id="ct41945648"/><text:change text:change-id="ct41944088"/><text:change text:change-id="ct41944192"/><text:change text:change-id="ct41944296"/><text:change text:change-id="ct41944608"/><text:change text:change-id="ct41945336"/><text:change text:change-id="ct41945752"/><text:change text:change-id="ct41945856"/><text:change text:change-id="ct41946064"/><text:change text:change-id="ct41946376"/><text:change text:change-id="ct41944816"/><text:change text:change-id="ct41946168"/><text:change text:change-id="ct41946480"/><text:change text:change-id="ct41948872"/><text:change text:change-id="ct41947520"/><text:change text:change-id="ct41947728"/><text:change text:change-id="ct41950536"/><text:change text:change-id="ct41948248"/><text:change text:change-id="ct41949496"/><text:change text:change-id="ct41949808"/><text:change text:change-id="ct41948040"/><text:change text:change-id="ct41948664"/><text:change text:change-id="ct41948768"/><text:change text:change-id="ct41948976"/><text:change text:change-id="ct41949600"/><text:change text:change-id="ct41949912"/><text:change text:change-id="ct41948144"/><text:change text:change-id="ct41947936"/><text:change text:change-id="ct41947416"/><text:change text:change-id="ct41947624"/><text:change text:change-id="ct41949080"/></text:p>
      <text:list xml:id="list152551923174973" text:continue-numbering="true" text:style-name="WWNum1">
        <text:list-item>
          <text:h text:style-name="P5" text:outline-level="1"><text:bookmark-start text:name="__RefHeading__1381_51542368"/><text:change-start text:change-id="ct41948560"/>References<text:bookmark-end text:name="__RefHeading__1381_51542368"/><text:change-end text:change-id="ct41948560"/></text:h>
        </text:list-item>
      </text:list>
      <text:p text:style-name="Standard"/>
      <text:p text:style-name="P6"><text:change-start text:change-id="ct41947832"/><text:span text:style-name="T1">[PHAGESTAT] Selection and Evolution of Bacteriophages in Cellstat</text:span>, Yuruzu Husimi, Advances in Biophysics, Vol. 25, pp.1-43 (1989).<text:change-end text:change-id="ct41947832"/></text:p>
      <text:p text:style-name="P6"/>
      <text:list xml:id="list152551923175467" text:continue-numbering="true" text:style-name="WWNum1">
        <text:list-item>
          <text:p text:style-name="P16"><text:bookmark-start text:name="__RefHeading__1383_51542368"/><text:change-start text:change-id="ct41950640"/><text:span text:style-name="T21">[CELLSTAT] </text:span><text:span text:style-name="T22">Continuous Processing in Pharmaceutical Manufacturing, </text:span><text:span text:style-name="T20">Ganapathy </text:span><text:bookmark-start text:name="__DdeLink__4021_249072058"/><text:span text:style-name="T20">Subramanian</text:span><text:bookmark-end text:name="__DdeLink__4021_249072058"/><text:span text:style-name="T20">, Wiley, February 2015.</text:span><text:bookmark-end text:name="__RefHeading__1383_51542368"/></text:p>
        </text:list-item>
        <text:list-item>
          <text:p text:style-name="P9"><text:bookmark-start text:name="__RefHeading__1385_51542368"/><text:span text:style-name="T24">[PACE] A system for the continuous directed evolution of biomolecules,</text:span><text:a xlink:type="simple" xlink:href="file:///h"><text:span text:style-name="Internet_20_link"><text:span text:style-name="T27">Esvelt KM</text:span></text:span></text:a><text:span text:style-name="T19">, </text:span><text:a xlink:type="simple" xlink:href="file:///h"><text:span text:style-name="Internet_20_link"><text:span text:style-name="T27">Carlson JC</text:span></text:span></text:a><text:span text:style-name="T19">, </text:span><text:a xlink:type="simple" xlink:href="file:///h"><text:span text:style-name="Internet_20_link"><text:span text:style-name="T27">Liu DR</text:span></text:span></text:a><text:span text:style-name="T26">, </text:span><text:a xlink:type="simple" xlink:href="file:///h"><text:span text:style-name="Internet_20_link"><text:span text:style-name="T27">Nature.</text:span></text:span></text:a><text:span text:style-name="T19"> 2011 Apr 28;472(7344):499-503. doi: 10.1038/nature09929. Epub 2011 Apr 10.</text:span><text:bookmark-end text:name="__RefHeading__1385_51542368"/><text:change-end text:change-id="ct41950640"/></text:p>
        </text:list-item>
      </text:list>
      <text:p text:style-name="P6"/>
      <text:p text:style-name="P6"><text:change-start text:change-id="ct41948352"/><text:span text:style-name="T17">[PATHE] Dr. Marshall Hall Edgell, unpublished private communication</text:span><text:change-end text:change-id="ct41948352"/><text:change-start text:change-id="ct41948456"/><text:span text:style-name="T17">.</text:span><text:change-end text:change-id="ct41948456"/></text:p>
      <text:p text:style-name="P6"/>
      <text:p text:style-name="P6"><text:change-start text:change-id="ct41950120"/><text:span text:style-name="T17">[NEGATIVE] </text:span><text:span text:style-name="T23">Negative </text:span><text:change-end text:change-id="ct41950120"/><text:change-start text:change-id="ct41949184"/><text:span text:style-name="T23">selection and stringency modulation in phage-assisted continuous evolution, </text:span><text:soft-page-break/><text:span text:style-name="T17">Carlson, Badran, Guggiana-Nilo, and Liu.</text:span><text:change-end text:change-id="ct41949184"/><text:change-start text:change-id="ct41949288"/><text:span text:style-name="T17"> (2014)</text:span><text:change-end text:change-id="ct41949288"/></text:p>
      <text:p text:style-name="P12"/>
      <text:p text:style-name="P18"><text:s/><text:span text:style-name="T44">[MarketsAndMarkets] URL: </text:span>http://www.marketsandmarkets.com/Market-Reports/single-use-bioreactor-market-49113750.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Segoe UI1" svg:font-family="'Segoe UI'"/>
    <style:font-face style:name="Arial3" svg:font-family="Arial" style:font-family-generic="swiss"/>
    <style:font-face style:name="Lucida Sans1" svg:font-family="'Lucida Sans'" style:font-family-generic="swiss"/>
    <style:font-face style:name="Segoe UI2" svg:font-family="'Segoe UI'"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nexpensive Phagestat for Continuous Evolution Research</dc:title>
    <meta:initial-creator>Lea</meta:initial-creator>
    <meta:keyword>Evolution</meta:keyword>
    <meta:keyword>phage</meta:keyword>
    <meta:editing-cycles>5</meta:editing-cycles>
    <meta:print-date>2016-02-01T17:24:00</meta:print-date>
    <meta:creation-date>2016-02-10T20:58:00</meta:creation-date>
    <dc:date>2016-02-11T15:25:51.671000000</dc:date>
    <dc:language>en-US</dc:language>
    <meta:editing-duration>PT16M13S</meta:editing-duration>
    <meta:generator>LibreOffice/4.2.5.2$Windows_x86 LibreOffice_project/6ff819b65674ae6c83f3cbab9e4a4c2b292a7a94</meta:generator>
    <meta:document-statistic meta:table-count="2" meta:image-count="0" meta:object-count="0" meta:page-count="13" meta:paragraph-count="170" meta:word-count="3303" meta:character-count="22526" meta:non-whitespace-character-count="19347"/>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